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Proxima Nova Soft" svg:font-family="'Proxima Nova Soft', 'Helvetica Neue', sans-serif"/>
    <style:font-face style:name="Ubuntu" svg:font-family="Ubuntu, sans-serif"/>
    <style:font-face style:name="dejavu serif" svg:font-family="'dejavu serif', Georgia, 'times new roman', Times, serif"/>
    <style:font-face style:name="inherit" svg:font-family="inherit"/>
    <style:font-face style:name="source code pro" svg:font-family="'source code pro', consolas, 'bitstream vera sans mono', 'courier new', Courier, monospace"/>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2270" officeooo:paragraph-rsid="000c2270"/>
    </style:style>
    <style:style style:name="P2" style:family="paragraph" style:parent-style-name="Standard">
      <style:text-properties officeooo:paragraph-rsid="000e763f"/>
    </style:style>
    <style:style style:name="P3" style:family="paragraph" style:parent-style-name="Standard">
      <style:text-properties fo:language="pl" fo:country="PL" officeooo:paragraph-rsid="000c2270"/>
    </style:style>
    <style:style style:name="P4" style:family="paragraph" style:parent-style-name="Standard">
      <style:text-properties fo:language="pl" fo:country="PL" officeooo:rsid="000c2270" officeooo:paragraph-rsid="000c2270"/>
    </style:style>
    <style:style style:name="P5" style:family="paragraph" style:parent-style-name="Standard">
      <style:text-properties fo:language="pl" fo:country="PL" officeooo:paragraph-rsid="000e763f"/>
    </style:style>
    <style:style style:name="P6" style:family="paragraph" style:parent-style-name="Standard">
      <style:text-properties fo:language="pl" fo:country="PL" officeooo:rsid="0011e267" officeooo:paragraph-rsid="0011e267"/>
    </style:style>
    <style:style style:name="P7" style:family="paragraph" style:parent-style-name="Standard">
      <style:text-properties fo:language="pl" fo:country="PL" officeooo:rsid="0019b75f" officeooo:paragraph-rsid="0019b75f"/>
    </style:style>
    <style:style style:name="P8" style:family="paragraph" style:parent-style-name="Standard">
      <style:text-properties fo:language="pl" fo:country="PL" officeooo:rsid="00e75744" officeooo:paragraph-rsid="00e75744"/>
    </style:style>
    <style:style style:name="P9" style:family="paragraph" style:parent-style-name="Text_20_body">
      <style:text-properties officeooo:rsid="001087a1" officeooo:paragraph-rsid="0011e267"/>
    </style:style>
    <style:style style:name="P10" style:family="paragraph" style:parent-style-name="Text_20_body">
      <style:text-properties fo:language="pl" fo:country="PL"/>
    </style:style>
    <style:style style:name="P11" style:family="paragraph" style:parent-style-name="Text_20_body">
      <style:text-properties fo:language="pl" fo:country="PL" officeooo:paragraph-rsid="001087a1"/>
    </style:style>
    <style:style style:name="P12" style:family="paragraph" style:parent-style-name="Text_20_body">
      <style:text-properties fo:language="pl" fo:country="PL" officeooo:rsid="001087a1" officeooo:paragraph-rsid="001087a1"/>
    </style:style>
    <style:style style:name="P13" style:family="paragraph" style:parent-style-name="Text_20_body">
      <style:text-properties fo:language="pl" fo:country="PL" officeooo:rsid="0012663a" officeooo:paragraph-rsid="0012663a"/>
    </style:style>
    <style:style style:name="P14" style:family="paragraph" style:parent-style-name="Text_20_body">
      <style:text-properties fo:language="pl" fo:country="PL" officeooo:rsid="0013d9a2" officeooo:paragraph-rsid="0013d9a2"/>
    </style:style>
    <style:style style:name="P15" style:family="paragraph" style:parent-style-name="Text_20_body">
      <style:text-properties fo:language="pl" fo:country="PL" officeooo:rsid="00148bf3" officeooo:paragraph-rsid="00148bf3"/>
    </style:style>
    <style:style style:name="P16" style:family="paragraph" style:parent-style-name="Text_20_body">
      <style:text-properties fo:language="pl" fo:country="PL" officeooo:rsid="00148bf3" officeooo:paragraph-rsid="00151e38"/>
    </style:style>
    <style:style style:name="P17" style:family="paragraph" style:parent-style-name="Text_20_body">
      <style:text-properties fo:language="pl" fo:country="PL" officeooo:rsid="00151e38" officeooo:paragraph-rsid="00151e38"/>
    </style:style>
    <style:style style:name="P18" style:family="paragraph" style:parent-style-name="Text_20_body">
      <style:text-properties fo:language="pl" fo:country="PL" officeooo:rsid="001657da" officeooo:paragraph-rsid="001657da"/>
    </style:style>
    <style:style style:name="P19" style:family="paragraph" style:parent-style-name="Text_20_body">
      <style:text-properties fo:language="pl" fo:country="PL" officeooo:rsid="001657da" officeooo:paragraph-rsid="00151e38"/>
    </style:style>
    <style:style style:name="P20" style:family="paragraph" style:parent-style-name="Text_20_body">
      <style:text-properties fo:language="pl" fo:country="PL" fo:background-color="#fff200"/>
    </style:style>
    <style:style style:name="P21" style:family="paragraph" style:parent-style-name="Text_20_body">
      <style:text-properties fo:language="pl" fo:country="PL" officeooo:paragraph-rsid="001087a1" fo:background-color="#fff200"/>
    </style:style>
    <style:style style:name="P22" style:family="paragraph" style:parent-style-name="Text_20_body">
      <style:text-properties fo:language="pl" fo:country="PL" officeooo:rsid="00274046" officeooo:paragraph-rsid="00274046"/>
    </style:style>
    <style:style style:name="P23" style:family="paragraph" style:parent-style-name="Text_20_body">
      <style:text-properties fo:language="pl" fo:country="PL" officeooo:rsid="00274046" officeooo:paragraph-rsid="00470186"/>
    </style:style>
    <style:style style:name="P24" style:family="paragraph" style:parent-style-name="Text_20_body">
      <style:text-properties fo:language="pl" fo:country="PL" officeooo:rsid="003396ab" officeooo:paragraph-rsid="003396ab"/>
    </style:style>
    <style:style style:name="P25" style:family="paragraph" style:parent-style-name="Text_20_body">
      <style:text-properties fo:language="pl" fo:country="PL" officeooo:rsid="00391f6e" officeooo:paragraph-rsid="0031d3dd"/>
    </style:style>
    <style:style style:name="P26" style:family="paragraph" style:parent-style-name="Text_20_body">
      <style:text-properties fo:language="pl" fo:country="PL" officeooo:rsid="0034c4c0" officeooo:paragraph-rsid="003396ab"/>
    </style:style>
    <style:style style:name="P27" style:family="paragraph" style:parent-style-name="Text_20_body">
      <style:text-properties fo:language="pl" fo:country="PL" officeooo:paragraph-rsid="0020e904"/>
    </style:style>
    <style:style style:name="P28" style:family="paragraph" style:parent-style-name="Text_20_body">
      <style:text-properties fo:language="pl" fo:country="PL" officeooo:paragraph-rsid="0032db9a"/>
    </style:style>
    <style:style style:name="P29" style:family="paragraph" style:parent-style-name="Text_20_body">
      <style:text-properties fo:language="pl" fo:country="PL" officeooo:rsid="002a0182" officeooo:paragraph-rsid="0031d3dd"/>
    </style:style>
    <style:style style:name="P30" style:family="paragraph" style:parent-style-name="Text_20_body">
      <style:text-properties fo:language="pl" fo:country="PL" officeooo:rsid="00470186" officeooo:paragraph-rsid="00470186"/>
    </style:style>
    <style:style style:name="P31" style:family="paragraph" style:parent-style-name="Text_20_body">
      <style:text-properties fo:language="pl" fo:country="PL" officeooo:rsid="007057ba" officeooo:paragraph-rsid="007057ba" fo:background-color="transparent"/>
    </style:style>
    <style:style style:name="P32" style:family="paragraph" style:parent-style-name="Text_20_body">
      <style:text-properties fo:language="pl" fo:country="PL" officeooo:rsid="0075dd66" officeooo:paragraph-rsid="0075dd66" fo:background-color="transparent"/>
    </style:style>
    <style:style style:name="P33" style:family="paragraph" style:parent-style-name="Text_20_body">
      <style:text-properties fo:language="pl" fo:country="PL" fo:font-weight="bold" officeooo:rsid="007057ba" officeooo:paragraph-rsid="007057ba" fo:background-color="transparent" style:font-weight-asian="bold" style:font-weight-complex="bold"/>
    </style:style>
    <style:style style:name="P34" style:family="paragraph" style:parent-style-name="Text_20_body">
      <style:text-properties fo:language="pl" fo:country="PL" fo:font-weight="bold" officeooo:rsid="0070cb2b" officeooo:paragraph-rsid="0070cb2b" fo:background-color="transparent" style:font-weight-asian="bold" style:font-weight-complex="bold"/>
    </style:style>
    <style:style style:name="P35" style:family="paragraph" style:parent-style-name="Text_20_body">
      <style:text-properties fo:language="pl" fo:country="PL" fo:font-weight="bold" officeooo:rsid="0013d9a2" officeooo:paragraph-rsid="0013d9a2" style:font-weight-asian="bold" style:font-weight-complex="bold"/>
    </style:style>
    <style:style style:name="P36" style:family="paragraph" style:parent-style-name="Text_20_body">
      <style:text-properties fo:language="pl" fo:country="PL" fo:font-weight="bold" officeooo:rsid="00c69300" officeooo:paragraph-rsid="00d05457" style:font-weight-asian="bold" style:font-weight-complex="bold"/>
    </style:style>
    <style:style style:name="P37" style:family="paragraph" style:parent-style-name="Text_20_body">
      <style:text-properties fo:language="pl" fo:country="PL" fo:font-weight="bold" officeooo:rsid="001f69bb" officeooo:paragraph-rsid="0020e904" style:font-weight-asian="bold" style:font-weight-complex="bold"/>
    </style:style>
    <style:style style:name="P38" style:family="paragraph" style:parent-style-name="Text_20_body">
      <style:text-properties fo:language="pl" fo:country="PL" fo:font-weight="normal" officeooo:rsid="007057ba" officeooo:paragraph-rsid="007057ba" fo:background-color="transparent" style:font-weight-asian="normal" style:font-weight-complex="normal"/>
    </style:style>
    <style:style style:name="P39" style:family="paragraph" style:parent-style-name="Text_20_body">
      <style:text-properties fo:language="pl" fo:country="PL" fo:font-weight="normal" officeooo:rsid="00cc4e53" officeooo:paragraph-rsid="00cc4e53" style:font-weight-asian="normal" style:font-weight-complex="normal"/>
    </style:style>
    <style:style style:name="P40" style:family="paragraph" style:parent-style-name="Text_20_body">
      <style:text-properties fo:language="pl" fo:country="PL" officeooo:rsid="0036b1d7" officeooo:paragraph-rsid="0036b1d7"/>
    </style:style>
    <style:style style:name="P41" style:family="paragraph" style:parent-style-name="Text_20_body">
      <style:text-properties fo:language="pl" fo:country="PL" officeooo:rsid="0088b30e" officeooo:paragraph-rsid="0088b30e"/>
    </style:style>
    <style:style style:name="P42" style:family="paragraph" style:parent-style-name="Text_20_body">
      <style:text-properties fo:language="pl" fo:country="PL" officeooo:rsid="0091bbe5" officeooo:paragraph-rsid="0091c395"/>
    </style:style>
    <style:style style:name="P43" style:family="paragraph" style:parent-style-name="Text_20_body">
      <style:text-properties fo:language="pl" fo:country="PL" officeooo:rsid="0091bbe5" officeooo:paragraph-rsid="0098be0f"/>
    </style:style>
    <style:style style:name="P44" style:family="paragraph" style:parent-style-name="Text_20_body">
      <style:text-properties fo:language="pl" fo:country="PL" officeooo:paragraph-rsid="007ce75d"/>
    </style:style>
    <style:style style:name="P45" style:family="paragraph" style:parent-style-name="Text_20_body">
      <style:text-properties fo:language="pl" fo:country="PL" officeooo:paragraph-rsid="007fa4dd"/>
    </style:style>
    <style:style style:name="P46" style:family="paragraph" style:parent-style-name="Text_20_body">
      <style:text-properties fo:language="pl" fo:country="PL" officeooo:rsid="0091c395" officeooo:paragraph-rsid="0091c395"/>
    </style:style>
    <style:style style:name="P47" style:family="paragraph" style:parent-style-name="Text_20_body">
      <style:text-properties fo:language="pl" fo:country="PL" officeooo:rsid="00bbbabe" officeooo:paragraph-rsid="00bbbabe"/>
    </style:style>
    <style:style style:name="P48" style:family="paragraph" style:parent-style-name="Text_20_body">
      <style:text-properties fo:language="pl" fo:country="PL" officeooo:paragraph-rsid="00c69300"/>
    </style:style>
    <style:style style:name="P49" style:family="paragraph" style:parent-style-name="Text_20_body">
      <style:text-properties fo:language="pl" fo:country="PL" officeooo:paragraph-rsid="00903957"/>
    </style:style>
    <style:style style:name="P50" style:family="paragraph" style:parent-style-name="Text_20_body">
      <style:text-properties fo:language="pl" fo:country="PL" officeooo:rsid="00e2b70e" officeooo:paragraph-rsid="00e2b70e"/>
    </style:style>
    <style:style style:name="P51" style:family="paragraph" style:parent-style-name="Text_20_body">
      <style:text-properties fo:language="pl" fo:country="PL" officeooo:rsid="001f69bb" officeooo:paragraph-rsid="0020e904"/>
    </style:style>
    <style:style style:name="P52" style:family="paragraph" style:parent-style-name="Text_20_body">
      <style:text-properties fo:language="pl" fo:country="PL" officeooo:paragraph-rsid="00e4541f"/>
    </style:style>
    <style:style style:name="P53" style:family="paragraph" style:parent-style-name="Text_20_body">
      <style:text-properties officeooo:paragraph-rsid="00187b21"/>
    </style:style>
    <style:style style:name="P54" style:family="paragraph" style:parent-style-name="Text_20_body">
      <style:text-properties fo:font-variant="normal" fo:text-transform="none" fo:color="#000000" style:font-name="dejavu serif" fo:font-size="10.5pt" fo:letter-spacing="normal" fo:language="pl" fo:country="PL" fo:font-style="normal" fo:font-weight="normal" officeooo:rsid="00544e42" officeooo:paragraph-rsid="00544e42"/>
    </style:style>
    <style:style style:name="P55" style:family="paragraph" style:parent-style-name="Text_20_body">
      <style:text-properties fo:font-variant="normal" fo:text-transform="none" fo:color="#000000" style:font-name="dejavu serif" fo:font-size="10.5pt" fo:letter-spacing="normal" fo:language="pl" fo:country="PL" fo:font-style="normal" fo:font-weight="normal" officeooo:rsid="00470186" officeooo:paragraph-rsid="00470186"/>
    </style:style>
    <style:style style:name="P56"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1c104e" officeooo:paragraph-rsid="004439d6" style:font-name-asian="Noto Sans CJK SC" style:font-size-asian="14.1000003814697pt" style:font-weight-asian="bold" style:font-name-complex="Lohit Devanagari" style:font-size-complex="14.1000003814697pt" style:font-weight-complex="bold"/>
    </style:style>
    <style:style style:name="P57"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58"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6c1f34" officeooo:paragraph-rsid="006a256b" style:font-name-asian="Noto Sans CJK SC" style:font-size-asian="14.1000003814697pt" style:font-weight-asian="bold" style:font-name-complex="Lohit Devanagari" style:font-size-complex="14.1000003814697pt" style:font-weight-complex="bold"/>
    </style:style>
    <style:style style:name="P59"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436907" officeooo:paragraph-rsid="00bbbabe" style:font-name-asian="Noto Sans CJK SC" style:font-size-asian="14.1000003814697pt" style:font-weight-asian="bold" style:font-name-complex="Lohit Devanagari" style:font-size-complex="14.1000003814697pt" style:font-weight-complex="bold"/>
    </style:style>
    <style:style style:name="P60"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bc924f" style:font-name-asian="Noto Sans CJK SC" style:font-size-asian="14.1000003814697pt" style:font-weight-asian="bold" style:font-name-complex="Lohit Devanagari" style:font-size-complex="14.1000003814697pt" style:font-weight-complex="bold"/>
    </style:style>
    <style:style style:name="P61"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c527e1" officeooo:paragraph-rsid="00c527e1" style:font-name-asian="Noto Sans CJK SC" style:font-size-asian="14.1000003814697pt" style:font-weight-asian="bold" style:font-name-complex="Lohit Devanagari" style:font-size-complex="14.1000003814697pt" style:font-weight-complex="bold"/>
    </style:style>
    <style:style style:name="P62"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c527e1" officeooo:paragraph-rsid="00d05457" style:font-name-asian="Noto Sans CJK SC" style:font-size-asian="14.1000003814697pt" style:font-weight-asian="bold" style:font-name-complex="Lohit Devanagari" style:font-size-complex="14.1000003814697pt" style:font-weight-complex="bold"/>
    </style:style>
    <style:style style:name="P63" style:family="paragraph" style:parent-style-name="Text_20_body">
      <style:text-properties fo:font-variant="normal" fo:text-transform="none" fo:color="#000000" style:font-name="Liberation Serif" fo:font-size="12pt" fo:letter-spacing="normal" fo:language="pl" fo:country="PL" fo:font-style="normal" fo:font-weight="bold" officeooo:rsid="00685941" officeooo:paragraph-rsid="007057ba" style:font-name-asian="Noto Sans CJK SC" style:font-size-asian="12pt" style:font-weight-asian="bold" style:font-name-complex="Lohit Devanagari" style:font-size-complex="12pt" style:font-weight-complex="bold"/>
    </style:style>
    <style:style style:name="P64" style:family="paragraph" style:parent-style-name="Text_20_body">
      <style:text-properties fo:font-variant="normal" fo:text-transform="none" fo:color="#000000" style:font-name="Liberation Serif" fo:font-size="12pt" fo:letter-spacing="normal" fo:language="pl" fo:country="PL" fo:font-style="normal" fo:font-weight="bold" officeooo:rsid="00685941" officeooo:paragraph-rsid="006deffa" style:font-name-asian="Noto Sans CJK SC" style:font-size-asian="12pt" style:font-weight-asian="bold" style:font-name-complex="Lohit Devanagari" style:font-size-complex="12pt" style:font-weight-complex="bold"/>
    </style:style>
    <style:style style:name="P65" style:family="paragraph" style:parent-style-name="Text_20_body">
      <style:text-properties fo:font-variant="normal" fo:text-transform="none" fo:color="#000000" style:font-name="Liberation Serif" fo:font-size="12pt" fo:letter-spacing="normal" fo:language="pl" fo:country="PL" fo:font-style="normal" fo:font-weight="bold" officeooo:rsid="006c783f" officeooo:paragraph-rsid="00cccc1c" style:font-name-asian="Noto Sans CJK SC" style:font-size-asian="12pt" style:font-weight-asian="bold" style:font-name-complex="Lohit Devanagari" style:font-size-complex="12pt" style:font-weight-complex="bold"/>
    </style:style>
    <style:style style:name="P66" style:family="paragraph" style:parent-style-name="Text_20_body">
      <style:text-properties fo:font-variant="normal" fo:text-transform="none" fo:color="#000000" style:font-name="Liberation Serif" fo:font-size="12pt" fo:letter-spacing="normal" fo:language="pl" fo:country="PL" fo:font-style="normal" fo:font-weight="bold" officeooo:rsid="006deffa" officeooo:paragraph-rsid="00d2a978" style:font-name-asian="Noto Sans CJK SC" style:font-size-asian="12pt" style:font-weight-asian="bold" style:font-name-complex="Lohit Devanagari" style:font-size-complex="12pt" style:font-weight-complex="bold"/>
    </style:style>
    <style:style style:name="P67" style:family="paragraph" style:parent-style-name="Text_20_body">
      <style:text-properties fo:font-variant="normal" fo:text-transform="none" fo:color="#000000" style:font-name="Liberation Serif" fo:font-size="12pt" fo:letter-spacing="normal" fo:language="pl" fo:country="PL" fo:font-style="normal" fo:font-weight="normal" officeooo:rsid="006deffa" officeooo:paragraph-rsid="00c079fd" style:font-name-asian="Noto Sans CJK SC" style:font-size-asian="12pt" style:font-weight-asian="normal" style:font-name-complex="Lohit Devanagari" style:font-size-complex="12pt" style:font-weight-complex="normal"/>
    </style:style>
    <style:style style:name="P68" style:family="paragraph" style:parent-style-name="Text_20_body">
      <style:text-properties fo:font-variant="normal" fo:text-transform="none" fo:color="#000000" style:font-name="Liberation Serif" fo:font-size="12pt" fo:letter-spacing="normal" fo:language="pl" fo:country="PL" fo:font-style="normal" fo:font-weight="normal" officeooo:rsid="0070cb2b" officeooo:paragraph-rsid="00beda13" style:font-name-asian="Noto Sans CJK SC" style:font-size-asian="12pt" style:font-weight-asian="normal" style:font-name-complex="Lohit Devanagari" style:font-size-complex="12pt" style:font-weight-complex="normal"/>
    </style:style>
    <style:style style:name="P69" style:family="paragraph" style:parent-style-name="Text_20_body">
      <style:text-properties fo:font-variant="normal" fo:text-transform="none" fo:color="#000000" style:font-name="Liberation Serif" fo:font-size="12pt" fo:letter-spacing="normal" fo:language="pl" fo:country="PL" fo:font-style="normal" fo:font-weight="normal" officeooo:rsid="00d18851" officeooo:paragraph-rsid="00d18851" style:font-name-asian="Noto Sans CJK SC" style:font-size-asian="12pt" style:font-weight-asian="normal" style:font-name-complex="Lohit Devanagari" style:font-size-complex="12pt" style:font-weight-complex="normal"/>
    </style:style>
    <style:style style:name="P70" style:family="paragraph" style:parent-style-name="Text_20_body">
      <style:text-properties fo:font-variant="normal" fo:text-transform="none" fo:color="#000000" style:font-name="Liberation Serif" fo:font-size="12pt" fo:letter-spacing="normal" fo:language="pl" fo:country="PL" fo:font-style="normal" fo:font-weight="normal" officeooo:rsid="006c783f" officeooo:paragraph-rsid="00d18851" style:font-name-asian="Noto Sans CJK SC" style:font-size-asian="12pt" style:font-weight-asian="normal" style:font-name-complex="Lohit Devanagari" style:font-size-complex="12pt" style:font-weight-complex="normal"/>
    </style:style>
    <style:style style:name="P71" style:family="paragraph" style:parent-style-name="Text_20_body">
      <style:text-properties fo:font-variant="normal" fo:text-transform="none" fo:color="#000000" style:font-name="Liberation Serif" fo:font-size="12pt" fo:letter-spacing="normal" fo:language="pl" fo:country="PL" fo:font-style="normal" fo:font-weight="normal" officeooo:rsid="00d4c581" officeooo:paragraph-rsid="00d4c581" style:font-name-asian="Noto Sans CJK SC" style:font-size-asian="12pt" style:font-weight-asian="normal" style:font-name-complex="Lohit Devanagari" style:font-size-complex="12pt" style:font-weight-complex="normal"/>
    </style:style>
    <style:style style:name="P72" style:family="paragraph" style:parent-style-name="Text_20_body">
      <style:text-properties fo:font-variant="normal" fo:text-transform="none" fo:color="#000000" style:font-name="Liberation Serif" fo:font-size="12pt" fo:letter-spacing="normal" fo:language="pl" fo:country="PL" fo:font-style="normal" fo:font-weight="normal" officeooo:rsid="0052b0da" officeooo:paragraph-rsid="00685941" style:font-size-asian="12pt" style:font-size-complex="12pt"/>
    </style:style>
    <style:style style:name="P73" style:family="paragraph" style:parent-style-name="Text_20_body">
      <style:text-properties fo:font-variant="normal" fo:text-transform="none" fo:color="#222222" style:font-name="Liberation Serif" fo:font-size="12pt" fo:letter-spacing="normal" fo:language="pl" fo:country="PL" fo:font-style="normal" fo:font-weight="normal" officeooo:rsid="00771efa" officeooo:paragraph-rsid="0097ae66" style:font-name-asian="Noto Sans CJK SC" style:font-size-asian="12pt" style:font-weight-asian="normal" style:font-name-complex="Lohit Devanagari" style:font-size-complex="12pt" style:font-weight-complex="normal"/>
    </style:style>
    <style:style style:name="P74" style:family="paragraph" style:parent-style-name="Text_20_body">
      <style:text-properties fo:font-variant="normal" fo:text-transform="none" fo:color="#222222" style:font-name="Liberation Serif" fo:font-size="12pt" fo:letter-spacing="normal" fo:language="pl" fo:country="PL" fo:font-style="normal" fo:font-weight="normal" officeooo:rsid="0097ae66" officeooo:paragraph-rsid="009a9a32" style:font-name-asian="Noto Sans CJK SC" style:font-size-asian="12pt" style:font-weight-asian="normal" style:font-name-complex="Lohit Devanagari" style:font-size-complex="12pt" style:font-weight-complex="normal"/>
    </style:style>
    <style:style style:name="P75" style:family="paragraph" style:parent-style-name="Text_20_body">
      <style:text-properties fo:font-variant="normal" fo:text-transform="none" fo:color="#222222" style:font-name="Liberation Serif" fo:font-size="12pt" fo:letter-spacing="normal" fo:language="pl" fo:country="PL" fo:font-style="normal" fo:font-weight="normal" officeooo:rsid="0097ae66" officeooo:paragraph-rsid="00d05457" style:font-name-asian="Noto Sans CJK SC" style:font-size-asian="12pt" style:font-weight-asian="normal" style:font-name-complex="Lohit Devanagari" style:font-size-complex="12pt" style:font-weight-complex="normal"/>
    </style:style>
    <style:style style:name="P76" style:family="paragraph" style:parent-style-name="Text_20_body">
      <style:text-properties fo:font-variant="normal" fo:text-transform="none" fo:color="#222222" style:font-name="Liberation Serif" fo:font-size="12pt" fo:letter-spacing="normal" fo:language="pl" fo:country="PL" fo:font-style="normal" fo:font-weight="normal" officeooo:rsid="009c5dbb" officeooo:paragraph-rsid="009c5dbb" style:font-name-asian="Noto Sans CJK SC" style:font-size-asian="12pt" style:font-weight-asian="normal" style:font-name-complex="Lohit Devanagari" style:font-size-complex="12pt" style:font-weight-complex="normal"/>
    </style:style>
    <style:style style:name="P77" style:family="paragraph" style:parent-style-name="Text_20_body">
      <style:text-properties fo:font-variant="normal" fo:text-transform="none" fo:color="#222222" style:font-name="Liberation Serif" fo:font-size="12pt" fo:letter-spacing="normal" fo:language="pl" fo:country="PL" fo:font-style="normal" fo:font-weight="normal" officeooo:rsid="009fe99c" officeooo:paragraph-rsid="009fe99c" style:font-name-asian="Noto Sans CJK SC" style:font-size-asian="12pt" style:font-weight-asian="normal" style:font-name-complex="Lohit Devanagari" style:font-size-complex="12pt" style:font-weight-complex="normal"/>
    </style:style>
    <style:style style:name="P78" style:family="paragraph" style:parent-style-name="Text_20_body">
      <style:text-properties fo:font-variant="normal" fo:text-transform="none" fo:color="#222222" style:font-name="Liberation Serif" fo:font-size="12pt" fo:letter-spacing="normal" fo:language="pl" fo:country="PL" fo:font-style="normal" fo:font-weight="normal" officeooo:rsid="00a2538b" officeooo:paragraph-rsid="00a34d27" style:font-name-asian="Noto Sans CJK SC" style:font-size-asian="12pt" style:font-weight-asian="normal" style:font-name-complex="Lohit Devanagari" style:font-size-complex="12pt" style:font-weight-complex="normal"/>
    </style:style>
    <style:style style:name="P79" style:family="paragraph" style:parent-style-name="Text_20_body">
      <style:text-properties fo:font-variant="normal" fo:text-transform="none" fo:color="#222222" style:font-name="Liberation Serif" fo:font-size="12pt" fo:letter-spacing="normal" fo:language="pl" fo:country="PL" fo:font-style="normal" fo:font-weight="normal" officeooo:rsid="00b631ff" officeooo:paragraph-rsid="00b631ff" style:font-name-asian="Noto Sans CJK SC" style:font-size-asian="12pt" style:font-weight-asian="normal" style:font-name-complex="Lohit Devanagari" style:font-size-complex="12pt" style:font-weight-complex="normal"/>
    </style:style>
    <style:style style:name="P80" style:family="paragraph" style:parent-style-name="Text_20_body">
      <style:text-properties fo:font-variant="normal" fo:text-transform="none" fo:color="#222222" style:font-name="Liberation Serif" fo:font-size="12pt" fo:letter-spacing="normal" fo:language="pl" fo:country="PL" fo:font-style="normal" fo:font-weight="normal" officeooo:rsid="009cbcd0" officeooo:paragraph-rsid="00d05457" style:font-name-asian="Noto Sans CJK SC" style:font-size-asian="12pt" style:font-weight-asian="normal" style:font-name-complex="Lohit Devanagari" style:font-size-complex="12pt" style:font-weight-complex="normal"/>
    </style:style>
    <style:style style:name="P81" style:family="paragraph" style:parent-style-name="Text_20_body">
      <style:text-properties fo:font-variant="normal" fo:text-transform="none" fo:color="#222222" style:font-name="Liberation Serif" fo:font-size="12pt" fo:letter-spacing="normal" fo:language="pl" fo:country="PL" fo:font-style="normal" fo:font-weight="normal" officeooo:rsid="00dabf57" officeooo:paragraph-rsid="00dabf57" style:font-name-asian="Noto Sans CJK SC" style:font-size-asian="12pt" style:font-weight-asian="normal" style:font-name-complex="Lohit Devanagari" style:font-size-complex="12pt" style:font-weight-complex="normal"/>
    </style:style>
    <style:style style:name="P82" style:family="paragraph" style:parent-style-name="Text_20_body">
      <style:text-properties fo:font-variant="normal" fo:text-transform="none" fo:color="#222222" style:font-name="Liberation Serif" fo:font-size="12pt" fo:letter-spacing="normal" fo:language="pl" fo:country="PL" fo:font-style="normal" fo:font-weight="normal" officeooo:rsid="00b631ff" officeooo:paragraph-rsid="00b631ff" style:font-size-asian="12pt" style:font-weight-asian="normal" style:font-size-complex="12pt" style:font-weight-complex="normal"/>
    </style:style>
    <style:style style:name="P83" style:family="paragraph" style:parent-style-name="Text_20_body">
      <style:text-properties fo:font-variant="normal" fo:text-transform="none" fo:color="#222222" style:font-name="Liberation Serif" fo:font-size="12pt" fo:letter-spacing="normal" fo:language="pl" fo:country="PL" fo:font-style="normal" fo:font-weight="normal" officeooo:rsid="0071b874" officeooo:paragraph-rsid="00d05457" style:font-size-asian="12pt" style:font-weight-asian="normal" style:font-size-complex="12pt" style:font-weight-complex="normal"/>
    </style:style>
    <style:style style:name="P84" style:family="paragraph" style:parent-style-name="Text_20_body">
      <style:text-properties fo:font-variant="normal" fo:text-transform="none" fo:color="#606569" style:font-name="inherit" fo:font-size="10.5pt" fo:letter-spacing="normal" fo:language="pl" fo:country="PL" fo:font-style="normal" fo:font-weight="normal" officeooo:rsid="00470186" officeooo:paragraph-rsid="00470186"/>
    </style:style>
    <style:style style:name="P85" style:family="paragraph" style:parent-style-name="Text_20_body">
      <style:text-properties officeooo:rsid="00220bf5" officeooo:paragraph-rsid="00220bf5"/>
    </style:style>
    <style:style style:name="P86" style:family="paragraph" style:parent-style-name="Text_20_body">
      <style:text-properties officeooo:paragraph-rsid="002a0182"/>
    </style:style>
    <style:style style:name="P87" style:family="paragraph" style:parent-style-name="Text_20_body">
      <style:text-properties officeooo:paragraph-rsid="0031d3dd"/>
    </style:style>
    <style:style style:name="P88" style:family="paragraph" style:parent-style-name="Text_20_body">
      <style:text-properties officeooo:paragraph-rsid="00391f6e"/>
    </style:style>
    <style:style style:name="P89" style:family="paragraph" style:parent-style-name="Text_20_body">
      <style:text-properties officeooo:paragraph-rsid="00485ca9"/>
    </style:style>
    <style:style style:name="P90" style:family="paragraph" style:parent-style-name="Text_20_body">
      <style:text-properties officeooo:paragraph-rsid="005c00e3"/>
    </style:style>
    <style:style style:name="P91" style:family="paragraph" style:parent-style-name="Text_20_body">
      <style:text-properties officeooo:paragraph-rsid="006a256b"/>
    </style:style>
    <style:style style:name="P92" style:family="paragraph" style:parent-style-name="Text_20_body">
      <style:text-properties style:font-name="Liberation Serif" fo:font-size="12pt" fo:font-weight="bold" officeooo:rsid="006c783f" officeooo:paragraph-rsid="006c783f" style:font-size-asian="12pt" style:font-weight-asian="bold" style:font-size-complex="12pt" style:font-weight-complex="bold"/>
    </style:style>
    <style:style style:name="P93" style:family="paragraph" style:parent-style-name="Text_20_body">
      <style:text-properties style:font-name="Liberation Serif" fo:font-size="12pt" officeooo:rsid="006c783f" officeooo:paragraph-rsid="006c783f" style:font-size-asian="12pt" style:font-size-complex="12pt"/>
    </style:style>
    <style:style style:name="P94" style:family="paragraph" style:parent-style-name="Text_20_body">
      <style:text-properties style:font-name="Liberation Serif" fo:font-size="12pt" officeooo:paragraph-rsid="00685941" style:font-size-asian="12pt" style:font-size-complex="12pt"/>
    </style:style>
    <style:style style:name="P95" style:family="paragraph" style:parent-style-name="Text_20_body">
      <style:text-properties style:font-name="Liberation Serif" fo:font-size="12pt" fo:language="pl" fo:country="PL" fo:font-weight="bold" officeooo:rsid="006c783f" officeooo:paragraph-rsid="006c783f" style:font-size-asian="12pt" style:font-weight-asian="bold" style:font-size-complex="12pt" style:font-weight-complex="bold"/>
    </style:style>
    <style:style style:name="P96" style:family="paragraph" style:parent-style-name="Text_20_body">
      <style:text-properties style:font-name="Liberation Serif" fo:font-size="12pt" fo:language="pl" fo:country="PL" fo:font-weight="bold" officeooo:rsid="006c783f" officeooo:paragraph-rsid="00beda13" style:font-size-asian="12pt" style:font-weight-asian="bold" style:font-size-complex="12pt" style:font-weight-complex="bold"/>
    </style:style>
    <style:style style:name="P97" style:family="paragraph" style:parent-style-name="Text_20_body">
      <style:text-properties style:font-name="Liberation Serif" fo:font-size="12pt" fo:language="pl" fo:country="PL" fo:font-weight="bold" officeooo:rsid="006deffa" officeooo:paragraph-rsid="006deffa" style:font-size-asian="12pt" style:font-weight-asian="bold" style:font-size-complex="12pt" style:font-weight-complex="bold"/>
    </style:style>
    <style:style style:name="P98" style:family="paragraph" style:parent-style-name="Text_20_body">
      <style:text-properties style:font-name="Liberation Serif" fo:font-size="12pt" fo:language="pl" fo:country="PL" fo:font-weight="normal" officeooo:rsid="006deffa" officeooo:paragraph-rsid="007057ba" style:font-size-asian="12pt" style:font-weight-asian="normal" style:font-size-complex="12pt" style:font-weight-complex="normal"/>
    </style:style>
    <style:style style:name="P99" style:family="paragraph" style:parent-style-name="Text_20_body">
      <style:text-properties style:font-name="Liberation Serif" fo:font-size="12pt" fo:language="pl" fo:country="PL" fo:font-weight="normal" officeooo:rsid="006deffa" officeooo:paragraph-rsid="00d2a978" style:font-size-asian="12pt" style:font-weight-asian="normal" style:font-size-complex="12pt" style:font-weight-complex="normal"/>
    </style:style>
    <style:style style:name="P100" style:family="paragraph" style:parent-style-name="Text_20_body">
      <style:text-properties style:font-name="Liberation Serif" fo:font-size="12pt" fo:language="pl" fo:country="PL" officeooo:rsid="0052b0da" officeooo:paragraph-rsid="006c783f" style:font-size-asian="12pt" style:font-size-complex="12pt"/>
    </style:style>
    <style:style style:name="P101" style:family="paragraph" style:parent-style-name="Text_20_body">
      <style:text-properties style:font-name="Liberation Serif" fo:font-size="12pt" fo:language="pl" fo:country="PL" officeooo:rsid="0012663a" officeooo:paragraph-rsid="0012663a" style:font-size-asian="12pt" style:font-size-complex="12pt"/>
    </style:style>
    <style:style style:name="P102" style:family="paragraph" style:parent-style-name="Text_20_body">
      <style:text-properties officeooo:paragraph-rsid="006deffa"/>
    </style:style>
    <style:style style:name="P103" style:family="paragraph" style:parent-style-name="Text_20_body">
      <style:text-properties officeooo:paragraph-rsid="007057ba"/>
    </style:style>
    <style:style style:name="P104" style:family="paragraph" style:parent-style-name="Text_20_body">
      <style:text-properties officeooo:paragraph-rsid="00771efa"/>
    </style:style>
    <style:style style:name="P105" style:family="paragraph" style:parent-style-name="Text_20_body">
      <style:text-properties officeooo:paragraph-rsid="006e71b3"/>
    </style:style>
    <style:style style:name="P106" style:family="paragraph" style:parent-style-name="Text_20_body">
      <style:text-properties officeooo:paragraph-rsid="00852323"/>
    </style:style>
    <style:style style:name="P107" style:family="paragraph" style:parent-style-name="Text_20_body">
      <style:text-properties officeooo:paragraph-rsid="0088b30e"/>
    </style:style>
    <style:style style:name="P108" style:family="paragraph" style:parent-style-name="Text_20_body">
      <style:text-properties officeooo:paragraph-rsid="008a9baf"/>
    </style:style>
    <style:style style:name="P109" style:family="paragraph" style:parent-style-name="Text_20_body">
      <style:text-properties officeooo:paragraph-rsid="0091bbe5"/>
    </style:style>
    <style:style style:name="P110" style:family="paragraph" style:parent-style-name="Text_20_body">
      <style:text-properties officeooo:paragraph-rsid="00a34d27"/>
    </style:style>
    <style:style style:name="P111" style:family="paragraph" style:parent-style-name="Text_20_body">
      <style:text-properties officeooo:rsid="00a34d27" officeooo:paragraph-rsid="00a34d27"/>
    </style:style>
    <style:style style:name="P112" style:family="paragraph" style:parent-style-name="Text_20_body">
      <style:text-properties officeooo:rsid="00a34d27" officeooo:paragraph-rsid="00a46fb7"/>
    </style:style>
    <style:style style:name="P113" style:family="paragraph" style:parent-style-name="Text_20_body">
      <style:text-properties officeooo:paragraph-rsid="00bc924f"/>
    </style:style>
    <style:style style:name="P114" style:family="paragraph" style:parent-style-name="Text_20_body">
      <style:text-properties officeooo:paragraph-rsid="009c5dbb"/>
    </style:style>
    <style:style style:name="P115" style:family="paragraph" style:parent-style-name="Text_20_body">
      <style:text-properties officeooo:paragraph-rsid="00c47d73"/>
    </style:style>
    <style:style style:name="P116" style:family="paragraph" style:parent-style-name="Text_20_body">
      <style:text-properties officeooo:paragraph-rsid="00d7d45a"/>
    </style:style>
    <style:style style:name="P117" style:family="paragraph" style:parent-style-name="Text_20_body">
      <style:text-properties officeooo:paragraph-rsid="00d8f0e1"/>
    </style:style>
    <style:style style:name="P118" style:family="paragraph" style:parent-style-name="Text_20_body">
      <style:text-properties officeooo:paragraph-rsid="00903957"/>
    </style:style>
    <style:style style:name="P119" style:family="paragraph" style:parent-style-name="Text_20_body">
      <style:text-properties officeooo:rsid="00df3aaf" officeooo:paragraph-rsid="00df3aaf"/>
    </style:style>
    <style:style style:name="P120" style:family="paragraph" style:parent-style-name="Text_20_body">
      <style:paragraph-properties fo:margin-top="0in" fo:margin-bottom="0.0181in" loext:contextual-spacing="false" fo:line-height="100%"/>
      <style:text-properties fo:language="pl" fo:country="PL" officeooo:rsid="00151e38" officeooo:paragraph-rsid="00151e38"/>
    </style:style>
    <style:style style:name="P121" style:family="paragraph" style:parent-style-name="Heading_20_1">
      <style:text-properties fo:language="pl" fo:country="PL"/>
    </style:style>
    <style:style style:name="P122" style:family="paragraph" style:parent-style-name="Text_20_body">
      <style:paragraph-properties fo:margin-left="0in" fo:margin-right="0in" fo:orphans="2" fo:widows="2" fo:text-indent="0in" style:auto-text-indent="false"/>
    </style:style>
    <style:style style:name="P123" style:family="paragraph" style:parent-style-name="Text_20_body">
      <style:paragraph-properties fo:margin-left="0in" fo:margin-right="0in" fo:orphans="2" fo:widows="2" fo:text-indent="0in" style:auto-text-indent="false"/>
      <style:text-properties fo:font-variant="normal" fo:text-transform="none" fo:color="#333333" style:font-name="Ubuntu" fo:font-size="12pt" fo:letter-spacing="normal" fo:font-style="normal" fo:font-weight="normal" fo:background-color="#fff200"/>
    </style:style>
    <style:style style:name="P124" style:family="paragraph" style:parent-style-name="Text_20_body">
      <style:paragraph-properties fo:margin-left="0in" fo:margin-right="0in" fo:text-indent="0in" style:auto-text-indent="false"/>
      <style:text-properties officeooo:paragraph-rsid="00ca0570"/>
    </style:style>
    <style:style style:name="P125" style:family="paragraph" style:parent-style-name="Text_20_body">
      <style:paragraph-properties fo:margin-left="0in" fo:margin-right="0in" fo:text-indent="0in" style:auto-text-indent="false"/>
      <style:text-properties fo:language="pl" fo:country="PL" fo:font-weight="bold" officeooo:rsid="00c69300" officeooo:paragraph-rsid="00ca0570" style:font-weight-asian="bold" style:font-weight-complex="bold"/>
    </style:style>
    <style:style style:name="P126" style:family="paragraph" style:parent-style-name="Text_20_body">
      <style:paragraph-properties fo:margin-left="0in" fo:margin-right="0in" fo:text-indent="0in" style:auto-text-indent="false"/>
      <style:text-properties fo:language="pl" fo:country="PL" fo:font-weight="bold" officeooo:rsid="00c69300" officeooo:paragraph-rsid="00d05457" style:font-weight-asian="bold" style:font-weight-complex="bold"/>
    </style:style>
    <style:style style:name="P127" style:family="paragraph" style:parent-style-name="Text_20_body">
      <style:paragraph-properties fo:margin-left="0in" fo:margin-right="0in" fo:text-indent="0in" style:auto-text-indent="false"/>
      <style:text-properties officeooo:paragraph-rsid="00d05457"/>
    </style:style>
    <style:style style:name="P128" style:family="paragraph" style:parent-style-name="Text_20_body">
      <style:paragraph-properties fo:margin-left="0in" fo:margin-right="0in" fo:text-indent="0in" style:auto-text-indent="false"/>
      <style:text-properties officeooo:paragraph-rsid="00ca64e3"/>
    </style:style>
    <style:style style:name="P129" style:family="paragraph" style:parent-style-name="Preformatted_20_Text">
      <style:paragraph-properties fo:margin-left="0in" fo:margin-right="0in" fo:text-indent="0in" style:auto-text-indent="false"/>
    </style:style>
    <style:style style:name="P130" style:family="paragraph" style:parent-style-name="Preformatted_20_Text">
      <style:paragraph-properties fo:margin-left="0in" fo:margin-right="0in" fo:text-indent="0in" style:auto-text-indent="false"/>
      <style:text-properties officeooo:paragraph-rsid="00a14688"/>
    </style:style>
    <style:style style:name="P131" style:family="paragraph" style:parent-style-name="Preformatted_20_Text">
      <style:paragraph-properties fo:margin-left="0in" fo:margin-right="0in" fo:text-indent="0in" style:auto-text-indent="false"/>
      <style:text-properties officeooo:rsid="00a14688" officeooo:paragraph-rsid="00a14688"/>
    </style:style>
    <style:style style:name="P132" style:family="paragraph" style:parent-style-name="Preformatted_20_Text">
      <style:paragraph-properties fo:margin-left="0in" fo:margin-right="0in" fo:text-indent="0in" style:auto-text-indent="false"/>
      <style:text-properties fo:color="#000000" officeooo:paragraph-rsid="00a14688"/>
    </style:style>
    <style:style style:name="P133" style:family="paragraph" style:parent-style-name="Preformatted_20_Text">
      <style:paragraph-properties fo:margin-left="0in" fo:margin-right="0in" fo:text-indent="0in" style:auto-text-indent="false"/>
      <style:text-properties officeooo:paragraph-rsid="00b631ff"/>
    </style:style>
    <style:style style:name="P13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35" style:family="paragraph" style:parent-style-name="Preformatted_20_Text">
      <style:text-properties officeooo:paragraph-rsid="009c5dbb"/>
    </style:style>
    <style:style style:name="P136" style:family="paragraph" style:parent-style-name="Preformatted_20_Text">
      <style:text-properties officeooo:paragraph-rsid="00e0bd51"/>
    </style:style>
    <style:style style:name="P137" style:family="paragraph" style:parent-style-name="Preformatted_20_Text">
      <style:text-properties fo:font-variant="normal" fo:text-transform="none" fo:color="#222222" style:font-name="Liberation Serif" fo:font-size="12pt" fo:letter-spacing="normal" fo:language="pl" fo:country="P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138" style:family="paragraph" style:parent-style-name="Text_20_body">
      <style:paragraph-properties fo:margin-left="0.4925in" fo:margin-right="0in" fo:text-indent="0in" style:auto-text-indent="false"/>
      <style:text-properties style:font-name="Liberation Serif" fo:font-size="12pt" fo:language="pl" fo:country="PL" officeooo:rsid="0012663a" officeooo:paragraph-rsid="0012663a" style:font-size-asian="12pt" style:font-size-complex="12pt"/>
    </style:style>
    <style:style style:name="P139" style:family="paragraph" style:parent-style-name="Text_20_body">
      <style:paragraph-properties fo:margin-left="0.4925in" fo:margin-right="0in" fo:text-indent="0in" style:auto-text-indent="false"/>
      <style:text-properties officeooo:paragraph-rsid="0012663a"/>
    </style:style>
    <style:style style:name="P140" style:family="paragraph" style:parent-style-name="Text_20_body" style:list-style-name="L2">
      <style:text-properties style:font-name="Liberation Serif" fo:font-size="12pt" officeooo:paragraph-rsid="006a256b" style:font-size-asian="12pt" style:font-size-complex="12pt"/>
    </style:style>
    <style:style style:name="P141" style:family="paragraph" style:parent-style-name="Text_20_body" style:list-style-name="L2">
      <style:text-properties style:font-name="Liberation Serif" fo:font-size="12pt" fo:language="pl" fo:country="PL" officeooo:rsid="0052b0da" officeooo:paragraph-rsid="006a256b" style:font-size-asian="12pt" style:font-size-complex="12pt"/>
    </style:style>
    <style:style style:name="P142" style:family="paragraph" style:parent-style-name="Text_20_body">
      <style:text-properties fo:language="pl" fo:country="PL" fo:font-weight="bold" officeooo:rsid="00eaa6a8" officeooo:paragraph-rsid="00eaa6a8" fo:background-color="transparent" style:font-weight-asian="bold" style:font-weight-complex="bold"/>
    </style:style>
    <style:style style:name="P143" style:family="paragraph" style:parent-style-name="Text_20_body">
      <style:text-properties fo:language="pl" fo:country="PL" fo:font-weight="bold" officeooo:rsid="00eaa6a8" officeooo:paragraph-rsid="00eaa6a8" style:font-weight-asian="bold" style:font-weight-complex="bold"/>
    </style:style>
    <style:style style:name="P144" style:family="paragraph" style:parent-style-name="Text_20_body">
      <style:text-properties fo:language="pl" fo:country="PL" officeooo:rsid="00bbbabe" officeooo:paragraph-rsid="00eaa6a8"/>
    </style:style>
    <style:style style:name="P145" style:family="paragraph" style:parent-style-name="Text_20_body">
      <style:text-properties fo:language="pl" fo:country="PL" officeooo:rsid="00ef1670" officeooo:paragraph-rsid="00ef1670"/>
    </style:style>
    <style:style style:name="P146"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bc924f" style:font-name-asian="Noto Sans CJK SC" style:font-size-asian="14.1000003814697pt" style:font-weight-asian="bold" style:font-name-complex="Lohit Devanagari" style:font-size-complex="14.1000003814697pt" style:font-weight-complex="bold"/>
    </style:style>
    <style:style style:name="P147"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eaa6a8" style:font-name-asian="Noto Sans CJK SC" style:font-size-asian="14.1000003814697pt" style:font-weight-asian="bold" style:font-name-complex="Lohit Devanagari" style:font-size-complex="14.1000003814697pt" style:font-weight-complex="bold"/>
    </style:style>
    <style:style style:name="P148"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436907" officeooo:paragraph-rsid="00eaa6a8" style:font-name-asian="Noto Sans CJK SC" style:font-size-asian="14.1000003814697pt" style:font-weight-asian="bold" style:font-name-complex="Lohit Devanagari" style:font-size-complex="14.1000003814697pt" style:font-weight-complex="bold"/>
    </style:style>
    <style:style style:name="P149" style:family="paragraph" style:parent-style-name="Text_20_body">
      <style:text-properties fo:font-variant="normal" fo:text-transform="none" fo:color="#222222" style:font-name="Liberation Serif" fo:font-size="12pt" fo:letter-spacing="normal" fo:language="pl" fo:country="P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150" style:family="paragraph" style:parent-style-name="Text_20_body">
      <style:text-properties fo:font-variant="normal" fo:text-transform="none" fo:color="#222222" style:font-name="Liberation Serif" fo:font-size="12pt" fo:letter-spacing="normal" fo:language="pl" fo:country="PL" fo:font-style="normal" fo:font-weight="normal" officeooo:rsid="00a9e4c3" officeooo:paragraph-rsid="00ef1670" style:font-name-asian="Noto Sans CJK SC" style:font-size-asian="12pt" style:font-weight-asian="normal" style:font-name-complex="Lohit Devanagari" style:font-size-complex="12pt" style:font-weight-complex="normal"/>
    </style:style>
    <style:style style:name="P151" style:family="paragraph" style:parent-style-name="Text_20_body">
      <style:text-properties fo:font-variant="normal" fo:text-transform="none" fo:color="#222222" style:font-name="Liberation Serif" fo:font-size="12pt" fo:letter-spacing="normal" fo:language="pl" fo:country="PL" fo:font-style="normal" fo:font-weight="normal" officeooo:rsid="00ef1670" officeooo:paragraph-rsid="00ef1670" style:font-name-asian="Noto Sans CJK SC" style:font-size-asian="12pt" style:font-weight-asian="normal" style:font-name-complex="Lohit Devanagari" style:font-size-complex="12pt" style:font-weight-complex="normal"/>
    </style:style>
    <style:style style:name="P152" style:family="paragraph" style:parent-style-name="Text_20_body">
      <style:text-properties fo:font-variant="normal" fo:text-transform="none" fo:color="#222222" style:font-name="Liberation Serif" fo:font-size="12pt" fo:letter-spacing="normal" fo:language="pl" fo:country="PL" fo:font-style="normal" fo:font-weight="bold" officeooo:rsid="00ed2075" officeooo:paragraph-rsid="00ed2075" style:font-name-asian="Noto Sans CJK SC" style:font-size-asian="12pt" style:font-weight-asian="bold" style:font-name-complex="Lohit Devanagari" style:font-size-complex="12pt" style:font-weight-complex="bold"/>
    </style:style>
    <style:style style:name="P153" style:family="paragraph" style:parent-style-name="Text_20_body">
      <style:text-properties fo:font-variant="normal" fo:text-transform="none" fo:color="#222222" style:font-name="Liberation Mono" fo:font-size="10pt" fo:letter-spacing="normal" fo:language="pl" fo:country="PL" fo:font-style="normal" fo:font-weight="normal" officeooo:rsid="00ef1670" officeooo:paragraph-rsid="00ef1670" style:font-name-asian="DejaVu Sans Mono1" style:font-size-asian="10pt" style:font-weight-asian="normal" style:font-name-complex="Liberation Mono" style:font-size-complex="10pt" style:font-weight-complex="normal"/>
    </style:style>
    <style:style style:name="P154" style:family="paragraph" style:parent-style-name="Text_20_body">
      <style:text-properties officeooo:paragraph-rsid="00e4541f"/>
    </style:style>
    <style:style style:name="P155" style:family="paragraph" style:parent-style-name="Text_20_body">
      <style:text-properties officeooo:paragraph-rsid="00ef1670"/>
    </style:style>
    <style:style style:name="P156" style:family="paragraph" style:parent-style-name="Text_20_body">
      <style:text-properties style:font-name="Liberation Mono" fo:font-size="10pt" fo:language="pl" fo:country="PL" fo:font-weight="normal" officeooo:rsid="00ef1670" officeooo:paragraph-rsid="00ef1670" style:font-name-asian="DejaVu Sans Mono1" style:font-size-asian="10pt" style:font-weight-asian="normal" style:font-name-complex="Liberation Mono" style:font-size-complex="10pt" style:font-weight-complex="normal"/>
    </style:style>
    <style:style style:name="P157"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06569" style:font-name="inherit" fo:font-size="10.5pt" fo:letter-spacing="normal" fo:font-style="normal" fo:font-weight="normal"/>
    </style:style>
    <style:style style:name="P158"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59" style:family="paragraph" style:parent-style-name="Heading_20_1">
      <style:text-properties fo:language="pl" fo:country="PL" officeooo:paragraph-rsid="00eaa6a8"/>
    </style:style>
    <style:style style:name="P160" style:family="paragraph" style:parent-style-name="Heading_20_2">
      <style:text-properties fo:language="pl" fo:country="PL"/>
    </style:style>
    <style:style style:name="P161" style:family="paragraph" style:parent-style-name="Heading_20_2">
      <style:text-properties fo:language="pl" fo:country="PL" officeooo:rsid="00274046" officeooo:paragraph-rsid="002a0182"/>
    </style:style>
    <style:style style:name="P162" style:family="paragraph" style:parent-style-name="Heading_20_2">
      <style:text-properties fo:language="pl" fo:country="PL" officeooo:rsid="00274046" officeooo:paragraph-rsid="007ce75d"/>
    </style:style>
    <style:style style:name="P163" style:family="paragraph" style:parent-style-name="Heading_20_2">
      <style:text-properties fo:language="pl" fo:country="PL" officeooo:rsid="00274046" officeooo:paragraph-rsid="0031d3dd"/>
    </style:style>
    <style:style style:name="P164" style:family="paragraph" style:parent-style-name="Heading_20_2">
      <style:text-properties fo:language="pl" fo:country="PL" officeooo:rsid="00274046" officeooo:paragraph-rsid="00391f6e"/>
    </style:style>
    <style:style style:name="P165" style:family="paragraph" style:parent-style-name="Heading_20_2">
      <style:text-properties fo:language="pl" fo:country="PL" officeooo:paragraph-rsid="008e1d1e"/>
    </style:style>
    <style:style style:name="P166" style:family="paragraph" style:parent-style-name="Heading_20_2">
      <style:text-properties fo:language="pl" fo:country="PL" officeooo:paragraph-rsid="00bbbabe"/>
    </style:style>
    <style:style style:name="P167" style:family="paragraph" style:parent-style-name="Heading_20_2">
      <style:text-properties fo:language="pl" fo:country="PL" officeooo:paragraph-rsid="00eaa6a8"/>
    </style:style>
    <style:style style:name="P168" style:family="paragraph" style:parent-style-name="Heading_20_2">
      <style:text-properties style:font-name="Liberation Sans" fo:font-size="16.1000003814697pt" fo:language="pl" fo:country="PL" fo:font-weight="bold" officeooo:rsid="00274046" officeooo:paragraph-rsid="00336b8e" style:font-name-asian="Noto Sans CJK SC" style:font-size-asian="16.1000003814697pt" style:font-weight-asian="bold" style:font-name-complex="Lohit Devanagari" style:font-size-complex="16.1000003814697pt" style:font-weight-complex="bold"/>
    </style:style>
    <style:style style:name="P169" style:family="paragraph" style:parent-style-name="Heading_20_2">
      <style:text-properties officeooo:paragraph-rsid="0031d3dd"/>
    </style:style>
    <style:style style:name="P170" style:family="paragraph" style:parent-style-name="Heading_20_2">
      <style:text-properties officeooo:paragraph-rsid="00903957"/>
    </style:style>
    <style:style style:name="P171" style:family="paragraph" style:parent-style-name="Heading_20_2">
      <style:text-properties officeooo:rsid="00e770c2" officeooo:paragraph-rsid="00903957"/>
    </style:style>
    <style:style style:name="P172" style:family="paragraph" style:parent-style-name="Heading_20_2">
      <style:text-properties officeooo:paragraph-rsid="007057ba"/>
    </style:style>
    <style:style style:name="P173" style:family="paragraph" style:parent-style-name="Heading_20_3">
      <style:text-properties fo:language="pl" fo:country="PL"/>
    </style:style>
    <style:style style:name="P174" style:family="paragraph" style:parent-style-name="Heading_20_3">
      <style:text-properties fo:language="pl" fo:country="PL" officeooo:paragraph-rsid="00436907"/>
    </style:style>
    <style:style style:name="P175" style:family="paragraph" style:parent-style-name="Heading_20_3">
      <style:text-properties fo:language="pl" fo:country="PL" officeooo:paragraph-rsid="006c783f"/>
    </style:style>
    <style:style style:name="P176" style:family="paragraph" style:parent-style-name="Heading_20_3">
      <style:text-properties fo:language="pl" fo:country="PL" officeooo:paragraph-rsid="007057ba"/>
    </style:style>
    <style:style style:name="P177" style:family="paragraph" style:parent-style-name="Heading_20_3">
      <style:text-properties fo:language="pl" fo:country="PL" officeooo:rsid="00685941" officeooo:paragraph-rsid="00bbbabe"/>
    </style:style>
    <style:style style:name="P178" style:family="paragraph" style:parent-style-name="Heading_20_3">
      <style:text-properties fo:language="pl" fo:country="PL" officeooo:rsid="00685941" officeooo:paragraph-rsid="00bc924f"/>
    </style:style>
    <style:style style:name="P179" style:family="paragraph" style:parent-style-name="Heading_20_3">
      <style:text-properties fo:language="pl" fo:country="PL" officeooo:rsid="00685941" officeooo:paragraph-rsid="00eaa6a8"/>
    </style:style>
    <style:style style:name="P180"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4439d6"/>
    </style:style>
    <style:style style:name="P181"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685941" officeooo:paragraph-rsid="006c783f" style:font-name-asian="Noto Sans CJK SC" style:font-size-asian="14.1000003814697pt" style:font-weight-asian="bold" style:font-name-complex="Lohit Devanagari" style:font-size-complex="14.1000003814697pt" style:font-weight-complex="bold"/>
    </style:style>
    <style:style style:name="P182"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685941" officeooo:paragraph-rsid="007057ba" style:font-name-asian="Noto Sans CJK SC" style:font-size-asian="14.1000003814697pt" style:font-weight-asian="bold" style:font-name-complex="Lohit Devanagari" style:font-size-complex="14.1000003814697pt" style:font-weight-complex="bold"/>
    </style:style>
    <style:style style:name="P183"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184"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7057ba" style:font-size-asian="14.1000003814697pt" style:font-weight-asian="bold" style:font-size-complex="14.1000003814697pt" style:font-weight-complex="bold"/>
    </style:style>
    <style:style style:name="P185" style:family="paragraph" style:parent-style-name="Heading_20_3">
      <style:text-properties officeooo:rsid="00685941" officeooo:paragraph-rsid="0097ae66"/>
    </style:style>
    <style:style style:name="P186" style:family="paragraph" style:parent-style-name="Heading_20_3">
      <style:text-properties officeooo:rsid="00685941" officeooo:paragraph-rsid="009c5dbb"/>
    </style:style>
    <style:style style:name="P187" style:family="paragraph" style:parent-style-name="Heading_20_3">
      <style:text-properties officeooo:paragraph-rsid="00eaa6a8"/>
    </style:style>
    <style:style style:name="P188" style:family="paragraph" style:parent-style-name="Contents_20_2">
      <style:paragraph-properties>
        <style:tab-stops>
          <style:tab-stop style:position="6.6929in" style:type="right" style:leader-style="dotted" style:leader-text="."/>
        </style:tab-stops>
      </style:paragraph-properties>
    </style:style>
    <style:style style:name="P189" style:family="paragraph" style:parent-style-name="Contents_20_1">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1087a1"/>
    </style:style>
    <style:style style:name="T2" style:family="text">
      <style:text-properties officeooo:rsid="0011e267"/>
    </style:style>
    <style:style style:name="T3" style:family="text">
      <style:text-properties fo:language="pl" fo:country="PL"/>
    </style:style>
    <style:style style:name="T4" style:family="text">
      <style:text-properties fo:language="pl" fo:country="PL" officeooo:rsid="000e763f"/>
    </style:style>
    <style:style style:name="T5" style:family="text">
      <style:text-properties fo:language="pl" fo:country="PL" officeooo:rsid="0011e267"/>
    </style:style>
    <style:style style:name="T6" style:family="text">
      <style:text-properties fo:language="pl" fo:country="PL" officeooo:rsid="00187b21"/>
    </style:style>
    <style:style style:name="T7" style:family="text">
      <style:text-properties fo:language="pl" fo:country="PL" officeooo:rsid="0031d3dd"/>
    </style:style>
    <style:style style:name="T8" style:family="text">
      <style:text-properties fo:language="pl" fo:country="PL" officeooo:rsid="002a0182"/>
    </style:style>
    <style:style style:name="T9" style:family="text">
      <style:text-properties fo:language="pl" fo:country="PL" officeooo:rsid="00391f6e"/>
    </style:style>
    <style:style style:name="T10" style:family="text">
      <style:text-properties fo:language="pl" fo:country="PL" officeooo:rsid="00485ca9"/>
    </style:style>
    <style:style style:name="T11" style:family="text">
      <style:text-properties fo:language="pl" fo:country="PL" officeooo:rsid="0052b0da"/>
    </style:style>
    <style:style style:name="T12" style:family="text">
      <style:text-properties fo:language="pl" fo:country="PL" officeooo:rsid="0052f2b7"/>
    </style:style>
    <style:style style:name="T13" style:family="text">
      <style:text-properties fo:language="pl" fo:country="PL" officeooo:rsid="005c00e3"/>
    </style:style>
    <style:style style:name="T14" style:family="text">
      <style:text-properties fo:language="pl" fo:country="PL" officeooo:rsid="00685941"/>
    </style:style>
    <style:style style:name="T15" style:family="text">
      <style:text-properties fo:language="pl" fo:country="PL" officeooo:rsid="006a256b"/>
    </style:style>
    <style:style style:name="T16" style:family="text">
      <style:text-properties fo:language="pl" fo:country="PL" officeooo:rsid="006c1f34"/>
    </style:style>
    <style:style style:name="T17" style:family="text">
      <style:text-properties fo:language="pl" fo:country="PL" fo:font-weight="bold" style:font-weight-asian="bold" style:font-weight-complex="bold"/>
    </style:style>
    <style:style style:name="T18" style:family="text">
      <style:text-properties fo:language="pl" fo:country="PL" fo:font-weight="bold" officeooo:rsid="0052b0da" style:font-weight-asian="bold" style:font-weight-complex="bold"/>
    </style:style>
    <style:style style:name="T19" style:family="text">
      <style:text-properties fo:language="pl" fo:country="PL" officeooo:rsid="006deffa"/>
    </style:style>
    <style:style style:name="T20" style:family="text">
      <style:text-properties fo:language="pl" fo:country="PL" officeooo:rsid="006e71b3"/>
    </style:style>
    <style:style style:name="T21" style:family="text">
      <style:text-properties fo:language="pl" fo:country="PL" officeooo:rsid="0078613f"/>
    </style:style>
    <style:style style:name="T22" style:family="text">
      <style:text-properties fo:language="pl" fo:country="PL" officeooo:rsid="0078909c"/>
    </style:style>
    <style:style style:name="T23" style:family="text">
      <style:text-properties fo:language="pl" fo:country="PL" officeooo:rsid="00274046"/>
    </style:style>
    <style:style style:name="T24" style:family="text">
      <style:text-properties fo:language="pl" fo:country="PL" officeooo:rsid="00852323"/>
    </style:style>
    <style:style style:name="T25" style:family="text">
      <style:text-properties fo:language="pl" fo:country="PL" officeooo:rsid="008a9baf"/>
    </style:style>
    <style:style style:name="T26" style:family="text">
      <style:text-properties fo:language="pl" fo:country="PL" officeooo:rsid="0088b30e"/>
    </style:style>
    <style:style style:name="T27" style:family="text">
      <style:text-properties fo:language="pl" fo:country="PL" officeooo:rsid="008b169f"/>
    </style:style>
    <style:style style:name="T28" style:family="text">
      <style:text-properties fo:language="pl" fo:country="PL" officeooo:rsid="0091bbe5"/>
    </style:style>
    <style:style style:name="T29" style:family="text">
      <style:text-properties fo:language="pl" fo:country="PL" officeooo:rsid="009c5dbb"/>
    </style:style>
    <style:style style:name="T30" style:family="text">
      <style:text-properties fo:language="pl" fo:country="PL" officeooo:rsid="009fe99c" style:font-name-asian="Noto Sans CJK SC" style:font-size-asian="12pt" style:font-weight-asian="normal" style:font-name-complex="Lohit Devanagari" style:font-size-complex="12pt" style:font-weight-complex="normal"/>
    </style:style>
    <style:style style:name="T31" style:family="text">
      <style:text-properties fo:language="pl" fo:country="PL" officeooo:rsid="00a14688" style:font-name-asian="Noto Sans CJK SC" style:font-size-asian="12pt" style:font-weight-asian="normal" style:font-name-complex="Lohit Devanagari" style:font-size-complex="12pt" style:font-weight-complex="normal"/>
    </style:style>
    <style:style style:name="T32" style:family="text">
      <style:text-properties fo:language="pl" fo:country="PL" officeooo:rsid="00c47d73"/>
    </style:style>
    <style:style style:name="T33" style:family="text">
      <style:text-properties fo:language="pl" fo:country="PL" officeooo:rsid="00d7d45a"/>
    </style:style>
    <style:style style:name="T34" style:family="text">
      <style:text-properties fo:language="pl" fo:country="PL" officeooo:rsid="00d8f0e1"/>
    </style:style>
    <style:style style:name="T35" style:family="text">
      <style:text-properties fo:language="pl" fo:country="PL" officeooo:rsid="00e4541f"/>
    </style:style>
    <style:style style:name="T36" style:family="text">
      <style:text-properties fo:language="pl" fo:country="PL" officeooo:rsid="00ef1670"/>
    </style:style>
    <style:style style:name="T37" style:family="text">
      <style:text-properties officeooo:rsid="00148bf3"/>
    </style:style>
    <style:style style:name="T38" style:family="text">
      <style:text-properties officeooo:rsid="00151e38"/>
    </style:style>
    <style:style style:name="T39" style:family="text">
      <style:text-properties officeooo:rsid="0015aa8e"/>
    </style:style>
    <style:style style:name="T40" style:family="text">
      <style:text-properties fo:font-variant="normal" fo:text-transform="none" fo:color="#000000" style:font-name="dejavu serif" fo:font-size="10.5pt" fo:letter-spacing="normal" fo:font-style="normal" fo:font-weight="normal"/>
    </style:style>
    <style:style style:name="T41" style:family="text">
      <style:text-properties fo:font-variant="normal" fo:text-transform="none" fo:color="#000000" style:font-name="dejavu serif" fo:font-size="10.5pt" fo:letter-spacing="normal" fo:font-style="normal" fo:font-weight="normal" officeooo:rsid="001c104e"/>
    </style:style>
    <style:style style:name="T42" style:family="text">
      <style:text-properties fo:font-variant="normal" fo:text-transform="none" fo:color="#000000" style:font-name="dejavu serif" fo:font-size="10.5pt" fo:letter-spacing="normal" fo:font-style="normal" fo:font-weight="normal" officeooo:rsid="004439d6"/>
    </style:style>
    <style:style style:name="T43" style:family="text">
      <style:text-properties fo:font-variant="normal" fo:text-transform="none" fo:color="#000000" style:font-name="dejavu serif" fo:font-size="10.5pt" fo:letter-spacing="normal" fo:font-style="normal" fo:font-weight="normal" officeooo:rsid="004439d6" fo:background-color="#fff200" loext:char-shading-value="0"/>
    </style:style>
    <style:style style:name="T44" style:family="text">
      <style:text-properties fo:font-variant="normal" fo:text-transform="none" fo:color="#000000" style:font-name="Liberation Serif" fo:font-size="12pt" fo:letter-spacing="normal" fo:font-style="normal" fo:font-weight="normal" officeooo:rsid="00333a47"/>
    </style:style>
    <style:style style:name="T45" style:family="text">
      <style:text-properties fo:font-variant="normal" fo:text-transform="none" fo:color="#000000" style:font-name="Liberation Serif" fo:font-size="12pt" fo:letter-spacing="normal" fo:font-style="normal" fo:font-weight="normal" officeooo:rsid="0031d3dd"/>
    </style:style>
    <style:style style:name="T46" style:family="text">
      <style:text-properties fo:font-variant="normal" fo:text-transform="none" fo:color="#000000" style:font-name="Liberation Serif" fo:font-size="12pt" fo:letter-spacing="normal" fo:font-style="normal" fo:font-weight="normal" officeooo:rsid="00187b21" style:font-size-asian="12pt" style:font-size-complex="12pt"/>
    </style:style>
    <style:style style:name="T47" style:family="text">
      <style:text-properties fo:font-variant="normal" fo:text-transform="none" fo:color="#000000" style:font-name="Liberation Serif" fo:font-size="12pt" fo:letter-spacing="normal" fo:font-style="normal" fo:font-weight="normal" officeooo:rsid="0023dc0f" style:font-size-asian="12pt" style:font-size-complex="12pt"/>
    </style:style>
    <style:style style:name="T48" style:family="text">
      <style:text-properties fo:font-variant="normal" fo:text-transform="none" fo:color="#000000" style:font-name="Liberation Serif" fo:font-size="12pt" fo:letter-spacing="normal" fo:font-style="normal" fo:font-weight="normal" officeooo:rsid="001c104e" style:font-size-asian="12pt" style:font-size-complex="12pt"/>
    </style:style>
    <style:style style:name="T49" style:family="text">
      <style:text-properties fo:font-variant="normal" fo:text-transform="none" fo:color="#000000" style:font-name="Liberation Serif" fo:font-size="12pt" fo:letter-spacing="normal" fo:language="pl" fo:country="PL" fo:font-style="normal" fo:font-weight="normal" officeooo:rsid="007057ba" style:font-name-asian="Noto Sans CJK SC" style:font-size-asian="10.5pt" style:font-weight-asian="normal" style:font-name-complex="Lohit Devanagari" style:font-size-complex="12pt" style:font-weight-complex="normal"/>
    </style:style>
    <style:style style:name="T50" style:family="text">
      <style:text-properties fo:font-variant="normal" fo:text-transform="none" fo:color="#000000" style:font-name="Liberation Serif" fo:font-size="12pt" fo:letter-spacing="normal" fo:language="pl" fo:country="PL" fo:font-style="normal" fo:font-weight="normal" officeooo:rsid="0070cb2b" style:font-name-asian="Noto Sans CJK SC" style:font-size-asian="10.5pt" style:font-weight-asian="normal" style:font-name-complex="Lohit Devanagari" style:font-size-complex="12pt" style:font-weight-complex="normal"/>
    </style:style>
    <style:style style:name="T51" style:family="text">
      <style:text-properties fo:font-variant="normal" fo:text-transform="none" fo:color="#000000" style:font-name="Liberation Serif" fo:font-size="12pt" fo:letter-spacing="normal" fo:language="pl" fo:country="PL" fo:font-style="normal" fo:font-weight="normal" officeooo:rsid="0070cb2b" style:font-name-asian="Noto Sans CJK SC" style:font-size-asian="12pt" style:font-weight-asian="normal" style:font-name-complex="Lohit Devanagari" style:font-size-complex="12pt" style:font-weight-complex="normal"/>
    </style:style>
    <style:style style:name="T52" style:family="text">
      <style:text-properties fo:font-variant="normal" fo:text-transform="none" fo:color="#000000" style:font-name="Liberation Serif" fo:font-size="12pt" fo:letter-spacing="normal" fo:language="pl" fo:country="PL" fo:font-style="normal" fo:font-weight="normal" officeooo:rsid="0012663a" style:font-size-asian="12pt" style:font-size-complex="12pt"/>
    </style:style>
    <style:style style:name="T53" style:family="text">
      <style:text-properties fo:font-variant="normal" fo:text-transform="none" fo:color="#000000" fo:letter-spacing="normal" fo:font-style="normal"/>
    </style:style>
    <style:style style:name="T54" style:family="text">
      <style:text-properties fo:font-variant="normal" fo:text-transform="none" fo:color="#000000" fo:letter-spacing="normal" fo:font-style="normal" officeooo:rsid="00336b8e"/>
    </style:style>
    <style:style style:name="T55" style:family="text">
      <style:text-properties fo:font-variant="normal" fo:text-transform="none" fo:color="#000000" fo:letter-spacing="normal" fo:font-style="normal" officeooo:rsid="003396ab"/>
    </style:style>
    <style:style style:name="T56" style:family="text">
      <style:text-properties fo:font-variant="normal" fo:text-transform="none" fo:color="#000000" fo:letter-spacing="normal" fo:font-style="normal" officeooo:rsid="00852323"/>
    </style:style>
    <style:style style:name="T57" style:family="text">
      <style:text-properties fo:font-variant="normal" fo:text-transform="none" fo:color="#000000" fo:letter-spacing="normal" fo:language="pl" fo:country="PL" fo:font-style="normal" fo:font-weight="normal" officeooo:rsid="0052b0da"/>
    </style:style>
    <style:style style:name="T58" style:family="text">
      <style:text-properties fo:font-variant="normal" fo:text-transform="none" fo:color="#000000" style:font-name="Liberation Sans" fo:font-size="14.1000003814697pt" fo:letter-spacing="normal" fo:font-style="normal" fo:font-weight="bold" style:font-name-asian="Noto Sans CJK SC" style:font-size-asian="14.1000003814697pt" style:font-weight-asian="bold" style:font-name-complex="Lohit Devanagari" style:font-size-complex="14.1000003814697pt" style:font-weight-complex="bold"/>
    </style:style>
    <style:style style:name="T59" style:family="text">
      <style:text-properties fo:font-variant="normal" fo:text-transform="none" fo:color="#000000" style:font-name="Liberation Sans" fo:font-size="14.1000003814697pt" fo:letter-spacing="normal" fo:font-style="normal" fo:font-weight="bold" officeooo:rsid="001c104e" style:font-name-asian="Noto Sans CJK SC" style:font-size-asian="14.1000003814697pt" style:font-weight-asian="bold" style:font-name-complex="Lohit Devanagari" style:font-size-complex="14.1000003814697pt" style:font-weight-complex="bold"/>
    </style:style>
    <style:style style:name="T60" style:family="text">
      <style:text-properties fo:font-variant="normal" fo:text-transform="none" fo:color="#000000" style:font-name="Liberation Sans" fo:font-size="14.1000003814697pt" fo:letter-spacing="norma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61" style:family="text">
      <style:text-properties fo:font-variant="normal" fo:text-transform="none" fo:color="#000000" style:font-name="Liberation Sans" fo:font-size="14.1000003814697pt" fo:letter-spacing="normal" fo:font-style="normal" fo:font-weight="bold" officeooo:rsid="007057ba" style:font-name-asian="Noto Sans CJK SC" style:font-size-asian="14.1000003814697pt" style:font-weight-asian="bold" style:font-name-complex="Lohit Devanagari" style:font-size-complex="14.1000003814697pt" style:font-weight-complex="bold"/>
    </style:style>
    <style:style style:name="T62" style:family="text">
      <style:text-properties fo:font-variant="normal" fo:text-transform="none" fo:color="#000000" style:font-name="Liberation Sans" fo:font-size="14.1000003814697pt" fo:letter-spacing="normal" fo:font-style="normal" fo:font-weight="bold" officeooo:rsid="00771efa" style:font-name-asian="Noto Sans CJK SC" style:font-size-asian="14.1000003814697pt" style:font-weight-asian="bold" style:font-name-complex="Lohit Devanagari" style:font-size-complex="14.1000003814697pt" style:font-weight-complex="bold"/>
    </style:style>
    <style:style style:name="T63" style:family="text">
      <style:text-properties fo:font-variant="normal" fo:text-transform="none" fo:color="#000000" style:font-name="Liberation Sans" fo:font-size="14.1000003814697pt" fo:letter-spacing="normal" fo:font-style="normal" fo:font-weight="bold" officeooo:rsid="0097ae66" style:font-name-asian="Noto Sans CJK SC" style:font-size-asian="14.1000003814697pt" style:font-weight-asian="bold" style:font-name-complex="Lohit Devanagari" style:font-size-complex="14.1000003814697pt" style:font-weight-complex="bold"/>
    </style:style>
    <style:style style:name="T64" style:family="text">
      <style:text-properties fo:font-variant="normal" fo:text-transform="none" fo:color="#000000"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65" style:family="text">
      <style:text-properties fo:font-variant="normal" fo:text-transform="none" fo:color="#000000" style:font-name="Liberation Sans" fo:font-size="14.1000003814697pt" fo:letter-spacing="normal" fo:font-style="normal" fo:font-weight="bold" officeooo:rsid="00bbbabe" style:font-name-asian="Noto Sans CJK SC" style:font-size-asian="14.1000003814697pt" style:font-weight-asian="bold" style:font-name-complex="Lohit Devanagari" style:font-size-complex="14.1000003814697pt" style:font-weight-complex="bold"/>
    </style:style>
    <style:style style:name="T66" style:family="text">
      <style:text-properties fo:font-variant="normal" fo:text-transform="none" fo:color="#000000" style:font-name="Liberation Sans" fo:font-size="14.1000003814697pt" fo:letter-spacing="normal" fo:font-style="normal" fo:font-weight="bold" officeooo:rsid="00bc924f" style:font-name-asian="Noto Sans CJK SC" style:font-size-asian="14.1000003814697pt" style:font-weight-asian="bold" style:font-name-complex="Lohit Devanagari" style:font-size-complex="14.1000003814697pt" style:font-weight-complex="bold"/>
    </style:style>
    <style:style style:name="T67" style:family="text">
      <style:text-properties fo:font-variant="normal" fo:text-transform="none" fo:color="#000000" style:font-name="Liberation Sans" fo:font-size="14.1000003814697pt" fo:letter-spacing="normal" fo:font-style="normal" fo:font-weight="bold" officeooo:rsid="00eaa6a8" style:font-name-asian="Noto Sans CJK SC" style:font-size-asian="14.1000003814697pt" style:font-weight-asian="bold" style:font-name-complex="Lohit Devanagari" style:font-size-complex="14.1000003814697pt" style:font-weight-complex="bold"/>
    </style:style>
    <style:style style:name="T68" style:family="text">
      <style:text-properties fo:font-variant="normal" fo:text-transform="none" fo:color="#000000" style:font-name="Liberation Sans" fo:font-size="14.1000003814697pt" fo:letter-spacing="normal" fo:font-style="normal" fo:font-weight="bold" officeooo:rsid="00685941" style:font-name-asian="Noto Sans CJK SC" style:font-size-asian="14.1000003814697pt" style:font-weight-asian="bold" style:font-name-complex="Lohit Devanagari" style:font-size-complex="14.1000003814697pt" style:font-weight-complex="bold"/>
    </style:style>
    <style:style style:name="T69" style:family="text">
      <style:text-properties fo:font-variant="normal" fo:text-transform="none" fo:color="#000000" style:font-name="Liberation Sans" fo:font-size="14.1000003814697pt" fo:letter-spacing="normal" fo:language="pl" fo:country="PL" fo:font-style="normal" fo:font-weight="bold" style:font-name-asian="Noto Sans CJK SC" style:font-size-asian="14.1000003814697pt" style:font-weight-asian="bold" style:font-name-complex="Lohit Devanagari" style:font-size-complex="14.1000003814697pt" style:font-weight-complex="bold"/>
    </style:style>
    <style:style style:name="T70" style:family="text">
      <style:text-properties fo:font-variant="normal" fo:text-transform="none" fo:color="#000000" style:font-name="Liberation Sans" fo:font-size="14.1000003814697pt" fo:letter-spacing="normal" fo:language="pl" fo:country="P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71" style:family="text">
      <style:text-properties fo:font-variant="normal" fo:text-transform="none" fo:color="#000000" style:font-name="Liberation Sans" fo:font-size="14.1000003814697pt" fo:letter-spacing="normal" fo:language="pl" fo:country="PL" fo:font-style="normal" fo:font-weight="bold" officeooo:rsid="0097ae66" style:font-name-asian="Noto Sans CJK SC" style:font-size-asian="14.1000003814697pt" style:font-weight-asian="bold" style:font-name-complex="Lohit Devanagari" style:font-size-complex="14.1000003814697pt" style:font-weight-complex="bold"/>
    </style:style>
    <style:style style:name="T72" style:family="text">
      <style:text-properties fo:font-variant="normal" fo:text-transform="none" fo:color="#000000" style:font-name="Liberation Sans" fo:font-size="14.1000003814697pt" fo:letter-spacing="normal" fo:language="pl" fo:country="P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73"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ize-complex="12pt" loext:padding="0in" loext:border="none"/>
    </style:style>
    <style:style style:name="T74"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tyle-asian="normal" style:font-size-complex="12pt" style:font-style-complex="normal" loext:padding="0in" loext:border="none"/>
    </style:style>
    <style:style style:name="T75"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0570" style:text-blinking="false" style:font-size-asian="12pt" style:font-style-asian="normal" style:font-size-complex="12pt" style:font-style-complex="normal" loext:padding="0in" loext:border="none"/>
    </style:style>
    <style:style style:name="T76"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64e3" style:text-blinking="false" style:font-size-asian="12pt" style:font-style-asian="normal" style:font-size-complex="12pt" style:font-style-complex="normal" loext:padding="0in" loext:border="none"/>
    </style:style>
    <style:style style:name="T77"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c4e53" style:text-blinking="false" style:font-size-asian="12pt" style:font-style-asian="normal" style:font-size-complex="12pt" style:font-style-complex="normal" loext:padding="0in" loext:border="none"/>
    </style:style>
    <style:style style:name="T78"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tyle-asian="normal" style:font-weight-asian="bold" style:font-size-complex="12pt" style:font-style-complex="normal" style:font-weight-complex="bold" loext:padding="0in" loext:border="none"/>
    </style:style>
    <style:style style:name="T79"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07fd0" style:text-blinking="false" style:font-size-asian="12pt" style:font-style-asian="normal" style:font-weight-asian="bold" style:font-size-complex="12pt" style:font-style-complex="normal" style:font-weight-complex="bold" loext:padding="0in" loext:border="none"/>
    </style:style>
    <style:style style:name="T80"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239ff" style:text-blinking="false" style:font-size-asian="12pt" style:font-style-asian="normal" style:font-weight-asian="bold" style:font-size-complex="12pt" style:font-style-complex="normal" style:font-weight-complex="bold" loext:padding="0in" loext:border="none"/>
    </style:style>
    <style:style style:name="T81"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3f699" style:text-blinking="false" style:font-size-asian="12pt" style:font-style-asian="normal" style:font-weight-asian="bold" style:font-size-complex="12pt" style:font-style-complex="normal" style:font-weight-complex="bold" loext:padding="0in" loext:border="none"/>
    </style:style>
    <style:style style:name="T82"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0d41c" style:text-blinking="false" style:font-size-asian="12pt" style:font-style-asian="normal" style:font-weight-asian="bold" style:font-size-complex="12pt" style:font-style-complex="normal" style:font-weight-complex="bold" loext:padding="0in" loext:border="none"/>
    </style:style>
    <style:style style:name="T83"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52b0da" style:text-blinking="false" style:font-size-asian="12pt" style:font-style-asian="normal" style:font-weight-asian="bold" style:font-size-complex="12pt" style:font-style-complex="normal" style:font-weight-complex="bold" loext:padding="0in" loext:border="none"/>
    </style:style>
    <style:style style:name="T84"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0d41c" style:text-blinking="false" style:font-size-asian="12pt" style:font-style-asian="normal" style:font-weight-asian="normal" style:font-size-complex="12pt" style:font-style-complex="normal" style:font-weight-complex="normal" loext:padding="0in" loext:border="none"/>
    </style:style>
    <style:style style:name="T85"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86"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527e1" style:text-blinking="false" style:font-size-asian="12pt" style:font-style-asian="normal" style:font-weight-asian="normal" style:font-size-complex="12pt" style:font-style-complex="normal" style:font-weight-complex="normal" loext:padding="0in" loext:border="none"/>
    </style:style>
    <style:style style:name="T87"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69300" style:text-blinking="false" style:font-size-asian="12pt" style:font-style-asian="normal" style:font-weight-asian="normal" style:font-size-complex="12pt" style:font-style-complex="normal" style:font-weight-complex="normal" loext:padding="0in" loext:border="none"/>
    </style:style>
    <style:style style:name="T88"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7cf50" style:text-blinking="false" style:font-size-asian="12pt" style:font-style-asian="normal" style:font-weight-asian="normal" style:font-size-complex="12pt" style:font-style-complex="normal" style:font-weight-complex="normal" loext:padding="0in" loext:border="none"/>
    </style:style>
    <style:style style:name="T89"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0570" style:text-blinking="false" style:font-size-asian="12pt" style:font-style-asian="normal" style:font-weight-asian="normal" style:font-size-complex="12pt" style:font-style-complex="normal" style:font-weight-complex="normal" loext:padding="0in" loext:border="none"/>
    </style:style>
    <style:style style:name="T90"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b3f699" style:text-blinking="false" style:font-size-asian="12pt" style:font-style-asian="normal" style:font-weight-asian="bold" style:font-size-complex="12pt" style:font-style-complex="normal" style:font-weight-complex="bold" loext:padding="0in" loext:border="none"/>
    </style:style>
    <style:style style:name="T91"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0d41c" style:text-blinking="false" style:font-size-asian="12pt" style:font-style-asian="normal" style:font-weight-asian="bold" style:font-size-complex="12pt" style:font-style-complex="normal" style:font-weight-complex="bold" loext:padding="0in" loext:border="none"/>
    </style:style>
    <style:style style:name="T92"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2b11d" style:text-blinking="false" style:font-size-asian="12pt" style:font-style-asian="normal" style:font-weight-asian="bold" style:font-size-complex="12pt" style:font-style-complex="normal" style:font-weight-complex="bold" loext:padding="0in" loext:border="none"/>
    </style:style>
    <style:style style:name="T93"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b239ff" style:text-blinking="false" style:font-size-asian="12pt" style:font-style-asian="normal" style:font-weight-asian="bold" style:font-size-complex="12pt" style:font-style-complex="normal" style:font-weight-complex="bold" loext:padding="0in" loext:border="none"/>
    </style:style>
    <style:style style:name="T94"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69300" style:text-blinking="false" style:font-size-asian="12pt" style:font-style-asian="normal" style:font-weight-asian="bold" style:font-size-complex="12pt" style:font-style-complex="normal" style:font-weight-complex="bold" loext:padding="0in" loext:border="none"/>
    </style:style>
    <style:style style:name="T95"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7cf50" style:text-blinking="false" style:font-size-asian="12pt" style:font-style-asian="normal" style:font-weight-asian="bold" style:font-size-complex="12pt" style:font-style-complex="normal" style:font-weight-complex="bold" loext:padding="0in" loext:border="none"/>
    </style:style>
    <style:style style:name="T96" style:family="text">
      <style:text-properties fo:font-variant="normal" fo:text-transform="none" fo:color="#000000" style:text-line-through-style="none" style:text-line-through-type="none" style:font-name="Liberation Serif" fo:font-size="12pt" fo:letter-spacing="normal" fo:language="pl" fo:country="PL" fo:font-style="italic" style:text-underline-style="none" fo:font-weight="normal" officeooo:rsid="0012663a" style:text-blinking="false" style:font-size-asian="12pt" style:font-style-asian="italic" style:font-size-complex="12pt" style:font-style-complex="italic" loext:padding="0in" loext:border="none"/>
    </style:style>
    <style:style style:name="T97" style:family="text">
      <style:text-properties fo:font-variant="normal" fo:text-transform="none" fo:color="#000000" style:text-line-through-style="none" style:text-line-through-type="none" style:font-name="Liberation Serif" fo:font-size="12pt" fo:letter-spacing="normal" fo:font-style="normal" style:text-underline-style="none" officeooo:rsid="0052b0da" style:text-blinking="false" style:font-size-asian="12pt" style:font-style-asian="normal" style:font-size-complex="12pt" style:font-style-complex="normal" loext:padding="0in" loext:border="none"/>
    </style:style>
    <style:style style:name="T98" style:family="text">
      <style:text-properties fo:font-variant="normal" fo:text-transform="none" fo:color="#333333" style:font-name="Ubuntu" fo:font-size="12pt" fo:letter-spacing="normal" fo:font-style="normal" fo:font-weight="bold"/>
    </style:style>
    <style:style style:name="T99" style:family="text">
      <style:text-properties fo:font-variant="normal" fo:text-transform="none" fo:color="#333333" style:font-name="Ubuntu" fo:font-size="12pt" fo:letter-spacing="normal" fo:font-style="normal" fo:font-weight="normal"/>
    </style:style>
    <style:style style:name="T100" style:family="text">
      <style:text-properties fo:font-variant="normal" fo:text-transform="none" fo:color="#333333" style:font-name="Ubuntu" fo:font-size="12pt" fo:letter-spacing="normal" fo:font-style="normal" fo:font-weight="normal" fo:background-color="#fff200" loext:char-shading-value="0"/>
    </style:style>
    <style:style style:name="T101" style:family="text">
      <style:text-properties fo:font-variant="normal" fo:text-transform="none" fo:color="#222222" style:font-name="Liberation Serif" fo:font-size="12pt" fo:letter-spacing="normal" fo:language="pl" fo:country="PL" fo:font-style="normal" fo:font-weight="bold" style:font-size-asian="12pt" style:font-size-complex="12pt"/>
    </style:style>
    <style:style style:name="T102" style:family="text">
      <style:text-properties fo:font-variant="normal" fo:text-transform="none" fo:color="#222222" style:font-name="Liberation Serif" fo:font-size="12pt" fo:letter-spacing="normal" fo:language="pl" fo:country="PL" fo:font-style="normal" fo:font-weight="bold" officeooo:rsid="0071b874" style:font-size-asian="12pt" style:font-weight-asian="bold" style:font-size-complex="12pt" style:font-weight-complex="bold"/>
    </style:style>
    <style:style style:name="T103" style:family="text">
      <style:text-properties fo:font-variant="normal" fo:text-transform="none" fo:color="#222222" style:font-name="Liberation Serif" fo:font-size="12pt" fo:letter-spacing="normal" fo:language="pl" fo:country="PL" fo:font-style="normal" fo:font-weight="bold" officeooo:rsid="00771efa" style:font-name-asian="Noto Sans CJK SC" style:font-size-asian="12pt" style:font-weight-asian="bold" style:font-name-complex="Lohit Devanagari" style:font-size-complex="12pt" style:font-weight-complex="bold"/>
    </style:style>
    <style:style style:name="T104" style:family="text">
      <style:text-properties fo:font-variant="normal" fo:text-transform="none" fo:color="#222222" style:font-name="Liberation Serif" fo:font-size="12pt" fo:letter-spacing="normal" fo:language="pl" fo:country="PL" fo:font-style="normal" fo:font-weight="bold" officeooo:rsid="009cbcd0" style:font-name-asian="Noto Sans CJK SC" style:font-size-asian="12pt" style:font-weight-asian="bold" style:font-name-complex="Lohit Devanagari" style:font-size-complex="12pt" style:font-weight-complex="bold"/>
    </style:style>
    <style:style style:name="T105" style:family="text">
      <style:text-properties fo:font-variant="normal" fo:text-transform="none" fo:color="#222222" style:font-name="Liberation Serif" fo:font-size="12pt" fo:letter-spacing="normal" fo:language="pl" fo:country="PL" fo:font-style="normal" fo:font-weight="normal" style:font-size-asian="12pt" style:font-size-complex="12pt"/>
    </style:style>
    <style:style style:name="T106" style:family="text">
      <style:text-properties fo:font-variant="normal" fo:text-transform="none" fo:color="#222222" style:font-name="Liberation Serif" fo:font-size="12pt" fo:letter-spacing="normal" fo:language="pl" fo:country="PL" fo:font-style="normal" fo:font-weight="normal" officeooo:rsid="0070cb2b" style:font-size-asian="12pt" style:font-size-complex="12pt"/>
    </style:style>
    <style:style style:name="T107" style:family="text">
      <style:text-properties fo:font-variant="normal" fo:text-transform="none" fo:color="#222222" style:font-name="Liberation Serif" fo:font-size="12pt" fo:letter-spacing="normal" fo:language="pl" fo:country="PL" fo:font-style="normal" fo:font-weight="normal" officeooo:rsid="0071b874" style:font-size-asian="12pt" style:font-size-complex="12pt"/>
    </style:style>
    <style:style style:name="T108" style:family="text">
      <style:text-properties fo:font-variant="normal" fo:text-transform="none" fo:color="#222222" style:font-name="Liberation Serif" fo:font-size="12pt" fo:letter-spacing="normal" fo:language="pl" fo:country="PL" fo:font-style="normal" fo:font-weight="normal" officeooo:rsid="0071b874" style:font-size-asian="12pt" style:font-weight-asian="normal" style:font-size-complex="12pt" style:font-weight-complex="normal"/>
    </style:style>
    <style:style style:name="T109" style:family="text">
      <style:text-properties fo:font-variant="normal" fo:text-transform="none" fo:color="#222222" style:font-name="Liberation Serif" fo:font-size="12pt" fo:letter-spacing="normal" fo:language="pl" fo:country="PL" fo:font-style="normal" fo:font-weight="normal" officeooo:rsid="00728cd0" style:font-size-asian="12pt" style:font-weight-asian="normal" style:font-size-complex="12pt" style:font-weight-complex="normal"/>
    </style:style>
    <style:style style:name="T110" style:family="text">
      <style:text-properties fo:font-variant="normal" fo:text-transform="none" fo:color="#222222" style:font-name="Liberation Serif" fo:font-size="12pt" fo:letter-spacing="normal" fo:language="pl" fo:country="PL" fo:font-style="normal" fo:font-weight="normal" style:font-name-asian="Noto Sans CJK SC" style:font-size-asian="12pt" style:font-weight-asian="normal" style:font-name-complex="Lohit Devanagari" style:font-size-complex="12pt" style:font-weight-complex="normal"/>
    </style:style>
    <style:style style:name="T111" style:family="text">
      <style:text-properties fo:font-variant="normal" fo:text-transform="none" fo:color="#222222" style:font-name="Liberation Serif" fo:font-size="12pt" fo:letter-spacing="normal" fo:language="pl" fo:country="PL" fo:font-style="normal" fo:font-weight="normal" officeooo:rsid="00771efa" style:font-name-asian="Noto Sans CJK SC" style:font-size-asian="12pt" style:font-weight-asian="normal" style:font-name-complex="Lohit Devanagari" style:font-size-complex="12pt" style:font-weight-complex="normal"/>
    </style:style>
    <style:style style:name="T112" style:family="text">
      <style:text-properties fo:font-variant="normal" fo:text-transform="none" fo:color="#222222" style:font-name="Liberation Serif" fo:font-size="12pt" fo:letter-spacing="normal" fo:language="pl" fo:country="PL" fo:font-style="normal" fo:font-weight="normal" officeooo:rsid="0071b874" style:font-name-asian="Noto Sans CJK SC" style:font-size-asian="12pt" style:font-weight-asian="normal" style:font-name-complex="Lohit Devanagari" style:font-size-complex="12pt" style:font-weight-complex="normal"/>
    </style:style>
    <style:style style:name="T113" style:family="text">
      <style:text-properties fo:font-variant="normal" fo:text-transform="none" fo:color="#222222" style:font-name="Liberation Serif" fo:font-size="12pt" fo:letter-spacing="normal" fo:language="pl" fo:country="PL" fo:font-style="normal" fo:font-weight="normal" officeooo:rsid="00a14688" style:font-name-asian="Noto Sans CJK SC" style:font-size-asian="12pt" style:font-weight-asian="normal" style:font-name-complex="Lohit Devanagari" style:font-size-complex="12pt" style:font-weight-complex="normal"/>
    </style:style>
    <style:style style:name="T114" style:family="text">
      <style:text-properties fo:font-variant="normal" fo:text-transform="none" fo:color="#222222" style:font-name="Liberation Serif" fo:font-size="12pt" fo:letter-spacing="normal" fo:language="pl" fo:country="PL" fo:font-style="normal" fo:font-weight="normal" officeooo:rsid="009cbcd0" style:font-name-asian="Noto Sans CJK SC" style:font-size-asian="12pt" style:font-weight-asian="normal" style:font-name-complex="Lohit Devanagari" style:font-size-complex="12pt" style:font-weight-complex="normal"/>
    </style:style>
    <style:style style:name="T115" style:family="text">
      <style:text-properties fo:font-variant="normal" fo:text-transform="none" fo:color="#222222" style:font-name="Liberation Serif" fo:font-size="12pt" fo:letter-spacing="normal" fo:language="pl" fo:country="PL" fo:font-style="normal" fo:font-weight="normal" officeooo:rsid="00a2538b" style:font-name-asian="Noto Sans CJK SC" style:font-size-asian="12pt" style:font-weight-asian="normal" style:font-name-complex="Lohit Devanagari" style:font-size-complex="12pt" style:font-weight-complex="normal"/>
    </style:style>
    <style:style style:name="T116" style:family="text">
      <style:text-properties fo:font-variant="normal" fo:text-transform="none" fo:color="#222222" style:font-name="Liberation Serif" fo:font-size="12pt" fo:letter-spacing="normal" fo:language="pl" fo:country="PL" fo:font-style="normal" fo:font-weight="normal" officeooo:rsid="00a46fb7" style:font-name-asian="Noto Sans CJK SC" style:font-size-asian="12pt" style:font-weight-asian="normal" style:font-name-complex="Lohit Devanagari" style:font-size-complex="12pt" style:font-weight-complex="normal"/>
    </style:style>
    <style:style style:name="T117" style:family="text">
      <style:text-properties fo:font-variant="normal" fo:text-transform="none" fo:color="#222222" style:font-name="Liberation Serif" fo:font-size="12pt" fo:letter-spacing="normal" fo:language="pl" fo:country="PL" fo:font-style="normal" fo:font-weight="normal" officeooo:rsid="00a61769" style:font-name-asian="Noto Sans CJK SC" style:font-size-asian="12pt" style:font-weight-asian="normal" style:font-name-complex="Lohit Devanagari" style:font-size-complex="12pt" style:font-weight-complex="normal"/>
    </style:style>
    <style:style style:name="T118" style:family="text">
      <style:text-properties fo:font-variant="normal" fo:text-transform="none" fo:color="#222222" style:font-name="Liberation Serif" fo:font-size="12pt" fo:letter-spacing="normal" fo:language="pl" fo:country="PL" fo:font-style="normal" fo:font-weight="normal" officeooo:rsid="00a6c6d1" style:font-name-asian="Noto Sans CJK SC" style:font-size-asian="12pt" style:font-weight-asian="normal" style:font-name-complex="Lohit Devanagari" style:font-size-complex="12pt" style:font-weight-complex="normal"/>
    </style:style>
    <style:style style:name="T119" style:family="text">
      <style:text-properties fo:font-variant="normal" fo:text-transform="none" fo:color="#222222" style:font-name="Liberation Serif" fo:font-size="12pt" fo:letter-spacing="normal" fo:language="pl" fo:country="PL" fo:font-style="normal" fo:font-weight="normal" officeooo:rsid="00a838ee" style:font-name-asian="Noto Sans CJK SC" style:font-size-asian="12pt" style:font-weight-asian="normal" style:font-name-complex="Lohit Devanagari" style:font-size-complex="12pt" style:font-weight-complex="normal"/>
    </style:style>
    <style:style style:name="T120" style:family="text">
      <style:text-properties fo:font-variant="normal" fo:text-transform="none" fo:color="#222222" style:font-name="Liberation Serif" fo:font-size="12pt" fo:letter-spacing="normal" fo:font-style="normal" fo:font-weight="bold" style:font-name-asian="Noto Sans CJK SC" style:font-size-asian="12pt" style:font-weight-asian="bold" style:font-name-complex="Lohit Devanagari" style:font-size-complex="12pt" style:font-weight-complex="bold"/>
    </style:style>
    <style:style style:name="T121" style:family="text">
      <style:text-properties fo:font-variant="normal" fo:text-transform="none" fo:color="#222222" style:font-name="Liberation Serif" fo:font-size="12pt" fo:letter-spacing="normal" fo:font-style="normal" fo:font-weight="bold" officeooo:rsid="00685941" style:font-name-asian="Noto Sans CJK SC" style:font-size-asian="12pt" style:font-weight-asian="bold" style:font-name-complex="Lohit Devanagari" style:font-size-complex="12pt" style:font-weight-complex="bold"/>
    </style:style>
    <style:style style:name="T122" style:family="text">
      <style:text-properties fo:font-variant="normal" fo:text-transform="none" fo:color="#222222" style:font-name="Liberation Serif" fo:font-size="12pt" fo:letter-spacing="normal" fo:font-style="normal" fo:font-weight="normal" style:font-name-asian="Noto Sans CJK SC" style:font-size-asian="12pt" style:font-weight-asian="normal" style:font-name-complex="Lohit Devanagari" style:font-size-complex="12pt" style:font-weight-complex="normal"/>
    </style:style>
    <style:style style:name="T123" style:family="text">
      <style:text-properties fo:font-variant="normal" fo:text-transform="none" fo:color="#3a3838" style:font-name="Proxima Nova Soft" fo:font-size="15pt" fo:letter-spacing="normal" fo:font-style="normal" fo:font-weight="normal" officeooo:rsid="008a9baf"/>
    </style:style>
    <style:style style:name="T124" style:family="text">
      <style:text-properties fo:font-variant="normal" fo:text-transform="none" fo:letter-spacing="normal" fo:font-style="normal" fo:font-weight="normal"/>
    </style:style>
    <style:style style:name="T125" style:family="text">
      <style:text-properties fo:font-variant="normal" fo:text-transform="none" fo:color="#606569" style:font-name="inherit" fo:font-size="10.5pt" fo:letter-spacing="normal" fo:font-style="normal" fo:font-weight="normal"/>
    </style:style>
    <style:style style:name="T126" style:family="text">
      <style:text-properties fo:font-variant="normal" fo:text-transform="none" fo:color="#e54e53" style:text-line-through-style="none" style:text-line-through-type="none" style:font-name="inherit" fo:font-size="10.5pt" fo:letter-spacing="normal" fo:font-style="normal" style:text-underline-style="none" fo:font-weight="normal" style:text-blinking="false" loext:padding="0in" loext:border="none"/>
    </style:style>
    <style:style style:name="T127" style:family="text">
      <style:text-properties officeooo:rsid="001f69bb"/>
    </style:style>
    <style:style style:name="T128" style:family="text">
      <style:text-properties officeooo:rsid="002071b5"/>
    </style:style>
    <style:style style:name="T129" style:family="text">
      <style:text-properties officeooo:rsid="0020e904"/>
    </style:style>
    <style:style style:name="T130" style:family="text">
      <style:text-properties officeooo:rsid="00269e9d"/>
    </style:style>
    <style:style style:name="T131" style:family="text">
      <style:text-properties officeooo:rsid="00274046"/>
    </style:style>
    <style:style style:name="T132" style:family="text">
      <style:text-properties officeooo:rsid="0027e239"/>
    </style:style>
    <style:style style:name="T133" style:family="text">
      <style:text-properties style:font-name="Liberation Serif" officeooo:rsid="0032db9a"/>
    </style:style>
    <style:style style:name="T134" style:family="text">
      <style:text-properties style:font-name="Liberation Serif" fo:font-size="12pt" officeooo:rsid="0052b0da" style:font-size-asian="12pt" style:font-size-complex="12pt"/>
    </style:style>
    <style:style style:name="T135" style:family="text">
      <style:text-properties officeooo:rsid="0034c4c0"/>
    </style:style>
    <style:style style:name="T136" style:family="text">
      <style:text-properties officeooo:rsid="00436907"/>
    </style:style>
    <style:style style:name="T137" style:family="text">
      <style:text-properties officeooo:rsid="004439d6"/>
    </style:style>
    <style:style style:name="T138" style:family="text">
      <style:text-properties officeooo:rsid="0032db9a"/>
    </style:style>
    <style:style style:name="T139" style:family="text">
      <style:text-properties officeooo:rsid="002cb75e"/>
    </style:style>
    <style:style style:name="T140" style:family="text">
      <style:text-properties fo:background-color="#fff200" loext:char-shading-value="0"/>
    </style:style>
    <style:style style:name="T141" style:family="text">
      <style:text-properties officeooo:rsid="00944b6e" fo:background-color="#fff200" loext:char-shading-value="0"/>
    </style:style>
    <style:style style:name="T142" style:family="text">
      <style:text-properties officeooo:rsid="0052242c"/>
    </style:style>
    <style:style style:name="T143" style:family="text">
      <style:text-properties style:font-name-asian="Noto Sans CJK SC" style:font-size-asian="14.1000003814697pt" style:font-weight-asian="bold" style:font-name-complex="Lohit Devanagari" style:font-size-complex="14.1000003814697pt" style:font-weight-complex="bold"/>
    </style:style>
    <style:style style:name="T144" style:family="text">
      <style:text-properties officeooo:rsid="004439d6" style:font-name-asian="Noto Sans CJK SC" style:font-size-asian="14.1000003814697pt" style:font-weight-asian="bold" style:font-name-complex="Lohit Devanagari" style:font-size-complex="14.1000003814697pt" style:font-weight-complex="bold"/>
    </style:style>
    <style:style style:name="T145" style:family="text">
      <style:text-properties officeooo:rsid="007057ba" style:font-name-asian="Noto Sans CJK SC" style:font-size-asian="14.1000003814697pt" style:font-weight-asian="bold" style:font-name-complex="Lohit Devanagari" style:font-size-complex="14.1000003814697pt" style:font-weight-complex="bold"/>
    </style:style>
    <style:style style:name="T146" style:family="text">
      <style:text-properties style:font-name-asian="Noto Sans CJK SC" style:font-name-complex="Lohit Devanagari"/>
    </style:style>
    <style:style style:name="T147" style:family="text">
      <style:text-properties officeooo:rsid="0052b0da" style:font-name-asian="Noto Sans CJK SC" style:font-name-complex="Lohit Devanagari"/>
    </style:style>
    <style:style style:name="T148" style:family="text">
      <style:text-properties officeooo:rsid="00771efa" style:font-name-asian="Noto Sans CJK SC" style:font-name-complex="Lohit Devanagari"/>
    </style:style>
    <style:style style:name="T149" style:family="text">
      <style:text-properties officeooo:rsid="007057ba" style:font-name-asian="Noto Sans CJK SC" style:font-name-complex="Lohit Devanagari"/>
    </style:style>
    <style:style style:name="T150" style:family="text">
      <style:text-properties officeooo:rsid="004439d6" style:font-name-asian="Noto Sans CJK SC" style:font-name-complex="Lohit Devanagari"/>
    </style:style>
    <style:style style:name="T151" style:family="text">
      <style:text-properties officeooo:rsid="006c1f34"/>
    </style:style>
    <style:style style:name="T152" style:family="text">
      <style:text-properties officeooo:rsid="006e71b3"/>
    </style:style>
    <style:style style:name="T153" style:family="text">
      <style:text-properties officeooo:rsid="007057ba"/>
    </style:style>
    <style:style style:name="T154" style:family="text">
      <style:text-properties fo:font-weight="normal" style:font-weight-asian="normal" style:font-weight-complex="normal"/>
    </style:style>
    <style:style style:name="T155" style:family="text">
      <style:text-properties fo:font-weight="normal" officeooo:rsid="00e1a1b7" style:font-weight-asian="normal" style:font-weight-complex="normal"/>
    </style:style>
    <style:style style:name="T156" style:family="text">
      <style:text-properties fo:font-weight="normal" officeooo:rsid="00f0a016" style:font-weight-asian="normal" style:font-weight-complex="normal"/>
    </style:style>
    <style:style style:name="T157" style:family="text">
      <style:text-properties officeooo:rsid="0075dd66"/>
    </style:style>
    <style:style style:name="T158" style:family="text">
      <style:text-properties officeooo:rsid="007ce75d"/>
    </style:style>
    <style:style style:name="T159" style:family="text">
      <style:text-properties officeooo:rsid="007d75de"/>
    </style:style>
    <style:style style:name="T160" style:family="text">
      <style:text-properties officeooo:rsid="007e2c93"/>
    </style:style>
    <style:style style:name="T161" style:family="text">
      <style:text-properties officeooo:rsid="007e78ef"/>
    </style:style>
    <style:style style:name="T162" style:family="text">
      <style:text-properties officeooo:rsid="007fa4dd"/>
    </style:style>
    <style:style style:name="T163" style:family="text">
      <style:text-properties officeooo:rsid="008157c1"/>
    </style:style>
    <style:style style:name="T164" style:family="text">
      <style:text-properties officeooo:rsid="0082690f"/>
    </style:style>
    <style:style style:name="T165" style:family="text">
      <style:text-properties officeooo:rsid="0083230a"/>
    </style:style>
    <style:style style:name="T166" style:family="text">
      <style:text-properties officeooo:rsid="00852323"/>
    </style:style>
    <style:style style:name="T167" style:family="text">
      <style:text-properties officeooo:rsid="00877f4a"/>
    </style:style>
    <style:style style:name="T168" style:family="text">
      <style:text-properties officeooo:rsid="0088b30e"/>
    </style:style>
    <style:style style:name="T169" style:family="text">
      <style:text-properties officeooo:rsid="008e1d1e"/>
    </style:style>
    <style:style style:name="T170" style:family="text">
      <style:text-properties officeooo:rsid="008fd29e"/>
    </style:style>
    <style:style style:name="T171" style:family="text">
      <style:text-properties officeooo:rsid="00903957"/>
    </style:style>
    <style:style style:name="T172" style:family="text">
      <style:text-properties officeooo:rsid="0091bbe5"/>
    </style:style>
    <style:style style:name="T173" style:family="text">
      <style:text-properties officeooo:rsid="0091c395"/>
    </style:style>
    <style:style style:name="T174" style:family="text">
      <style:text-properties officeooo:rsid="0092ed62"/>
    </style:style>
    <style:style style:name="T175" style:family="text">
      <style:text-properties officeooo:rsid="0097ae66"/>
    </style:style>
    <style:style style:name="T176" style:family="text">
      <style:text-properties officeooo:rsid="0098be0f"/>
    </style:style>
    <style:style style:name="T177" style:family="text">
      <style:text-properties officeooo:rsid="009a9a32"/>
    </style:style>
    <style:style style:name="T178" style:family="text">
      <style:text-properties fo:font-weight="bold" style:font-weight-asian="bold" style:font-weight-complex="bold"/>
    </style:style>
    <style:style style:name="T179" style:family="text">
      <style:text-properties fo:font-weight="bold" officeooo:rsid="00beda13" style:font-weight-asian="bold" style:font-weight-complex="bold"/>
    </style:style>
    <style:style style:name="T180" style:family="text">
      <style:text-properties fo:font-weight="bold" officeooo:rsid="0052b0da" style:font-weight-asian="bold" style:font-weight-complex="bold"/>
    </style:style>
    <style:style style:name="T181" style:family="text">
      <style:text-properties fo:font-weight="bold" officeooo:rsid="0071b874" style:font-weight-asian="bold" style:font-weight-complex="bold"/>
    </style:style>
    <style:style style:name="T182" style:family="text">
      <style:text-properties fo:font-weight="bold" officeooo:rsid="00a9e4c3" style:font-weight-asian="bold" style:font-weight-complex="bold"/>
    </style:style>
    <style:style style:name="T183" style:family="text">
      <style:text-properties fo:font-weight="bold" officeooo:rsid="00e1a1b7" style:font-weight-asian="bold" style:font-weight-complex="bold"/>
    </style:style>
    <style:style style:name="T184" style:family="text">
      <style:text-properties fo:font-weight="bold" style:font-name-asian="Noto Sans CJK SC" style:font-weight-asian="bold" style:font-name-complex="Lohit Devanagari" style:font-weight-complex="bold"/>
    </style:style>
    <style:style style:name="T185" style:family="text">
      <style:text-properties officeooo:rsid="009e7c1f"/>
    </style:style>
    <style:style style:name="T186" style:family="text">
      <style:text-properties officeooo:rsid="009f8ed3"/>
    </style:style>
    <style:style style:name="T187" style:family="text">
      <style:text-properties officeooo:rsid="00a9e4c3"/>
    </style:style>
    <style:style style:name="T188" style:family="text">
      <style:text-properties officeooo:rsid="00afa13d"/>
    </style:style>
    <style:style style:name="T189" style:family="text">
      <style:text-properties officeooo:rsid="00b7e9b2"/>
    </style:style>
    <style:style style:name="T190" style:family="text">
      <style:text-properties officeooo:rsid="00b942f7"/>
    </style:style>
    <style:style style:name="T191" style:family="text">
      <style:text-properties officeooo:rsid="00b9d9fc"/>
    </style:style>
    <style:style style:name="T192" style:family="text">
      <style:text-properties officeooo:rsid="00bbbabe"/>
    </style:style>
    <style:style style:name="T193" style:family="text">
      <style:text-properties officeooo:rsid="00bc924f"/>
    </style:style>
    <style:style style:name="T194" style:family="text">
      <style:text-properties officeooo:rsid="00beda13"/>
    </style:style>
    <style:style style:name="T195" style:family="text">
      <style:text-properties officeooo:rsid="00c079fd"/>
    </style:style>
    <style:style style:name="T196" style:family="text">
      <style:text-properties style:text-line-through-style="none" style:text-line-through-type="none" style:font-name="Liberation Serif" fo:font-size="12pt"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197" style:family="text">
      <style:text-properties style:text-line-through-style="none" style:text-line-through-type="none" style:font-name="Liberation Serif" fo:font-size="12pt" style:text-underline-style="none" fo:font-weight="normal" style:text-blinking="false" style:font-size-asian="12pt" style:font-style-asian="normal" style:font-weight-asian="normal" style:font-size-complex="12pt" style:font-style-complex="normal" style:font-weight-complex="normal" loext:padding="0in" loext:border="none"/>
    </style:style>
    <style:style style:name="T198" style:family="text">
      <style:text-properties style:text-line-through-style="none" style:text-line-through-type="none" style:font-name="Liberation Serif" fo:font-size="12pt" style:text-underline-style="none" fo:font-weight="normal" officeooo:rsid="00cccc1c" style:text-blinking="false" style:font-size-asian="12pt" style:font-style-asian="normal" style:font-weight-asian="normal" style:font-size-complex="12pt" style:font-style-complex="normal" style:font-weight-complex="normal" loext:padding="0in" loext:border="none"/>
    </style:style>
    <style:style style:name="T199" style:family="text">
      <style:text-properties style:text-line-through-style="none" style:text-line-through-type="none" style:font-name="Liberation Serif" fo:font-size="12pt" style:text-underline-style="none" fo:font-weight="normal" officeooo:rsid="0052b0da" style:text-blinking="false" style:font-size-asian="12pt" style:font-style-asian="normal" style:font-weight-asian="normal" style:font-size-complex="12pt" style:font-style-complex="normal" style:font-weight-complex="normal" loext:padding="0in" loext:border="none"/>
    </style:style>
    <style:style style:name="T200" style:family="text">
      <style:text-properties style:text-line-through-style="none" style:text-line-through-type="none" style:font-name="Liberation Serif" fo:font-size="12pt" style:text-underline-style="none" officeooo:rsid="00b239ff" style:text-blinking="false" style:font-size-asian="12pt" style:font-style-asian="normal" style:font-size-complex="12pt" style:font-style-complex="normal" loext:padding="0in" loext:border="none"/>
    </style:style>
    <style:style style:name="T201" style:family="text">
      <style:text-properties officeooo:rsid="00685941"/>
    </style:style>
    <style:style style:name="T202" style:family="text">
      <style:text-properties officeooo:rsid="0052b0da"/>
    </style:style>
    <style:style style:name="T203" style:family="text">
      <style:text-properties officeooo:rsid="00d27519"/>
    </style:style>
    <style:style style:name="T204" style:family="text">
      <style:text-properties officeooo:rsid="00d577f5"/>
    </style:style>
    <style:style style:name="T205" style:family="text">
      <style:text-properties officeooo:rsid="00d81178"/>
    </style:style>
    <style:style style:name="T206" style:family="text">
      <style:text-properties officeooo:rsid="00de1cc0"/>
    </style:style>
    <style:style style:name="T207" style:family="text">
      <style:text-properties officeooo:rsid="00df2bb5"/>
    </style:style>
    <style:style style:name="T208" style:family="text">
      <style:text-properties officeooo:rsid="00e1a1b7"/>
    </style:style>
    <style:style style:name="T209" style:family="text">
      <style:text-properties officeooo:rsid="00e4541f"/>
    </style:style>
    <style:style style:name="T210" style:family="text">
      <style:text-properties officeooo:rsid="00e770c2"/>
    </style:style>
    <style:style style:name="T211" style:family="text">
      <style:text-properties officeooo:rsid="00e95afa"/>
    </style:style>
    <style:style style:name="T212" style:family="text">
      <style:text-properties officeooo:rsid="00eaa6a8"/>
    </style:style>
    <style:style style:name="T213" style:family="text">
      <style:text-properties officeooo:rsid="00ef1670"/>
    </style:style>
    <style:style style:name="T214" style:family="text">
      <style:text-properties officeooo:rsid="00f00d40"/>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3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h text:style-name="P121" text:outline-level="1"><text:bookmark-start text:name="__RefHeading___Toc720_1849423115"/><text:bookmark-end text:name="__RefHeading___Toc720_1849423115"/></text:h>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89"><text:a xlink:type="simple" xlink:href="#__RefHeading___Toc722_1849423115" text:style-name="Index_20_Link" text:visited-style-name="Index_20_Link">Wstęp<text:tab/>2</text:a></text:p>
          <text:p text:style-name="P189"><text:a xlink:type="simple" xlink:href="#__RefHeading___Toc724_1849423115" text:style-name="Index_20_Link" text:visited-style-name="Index_20_Link">Rozdział 1<text:tab/>3</text:a></text:p>
          <text:p text:style-name="P188"><text:a xlink:type="simple" xlink:href="#__RefHeading___Toc726_1849423115" text:style-name="Index_20_Link" text:visited-style-name="Index_20_Link">1.1 Ogólny zarys frameworku spring<text:tab/>4</text:a></text:p>
          <text:p text:style-name="P188"><text:a xlink:type="simple" xlink:href="#__RefHeading___Toc728_1849423115" text:style-name="Index_20_Link" text:visited-style-name="Index_20_Link">1.2 Znaczenie słowa „Spring” według twórców<text:tab/>4</text:a></text:p>
          <text:p text:style-name="P188"><text:a xlink:type="simple" xlink:href="#__RefHeading___Toc730_1849423115" text:style-name="Index_20_Link" text:visited-style-name="Index_20_Link">1.</text:a><text:a xlink:type="simple" xlink:href="#__RefHeading___Toc730_1849423115" text:style-name="Index_20_Link" text:visited-style-name="Index_20_Link">3</text:a><text:a xlink:type="simple" xlink:href="#__RefHeading___Toc730_1849423115" text:style-name="Index_20_Link" text:visited-style-name="Index_20_Link"> </text:a><text:a xlink:type="simple" xlink:href="#__RefHeading___Toc730_1849423115" text:style-name="Index_20_Link" text:visited-style-name="Index_20_Link">Filozofia architektury</text:a><text:a xlink:type="simple" xlink:href="#__RefHeading___Toc730_1849423115" text:style-name="Index_20_Link" text:visited-style-name="Index_20_Link"> Springa [</text:a><text:a xlink:type="simple" xlink:href="#__RefHeading___Toc730_1849423115" text:style-name="Index_20_Link" text:visited-style-name="Index_20_Link">4</text:a><text:a xlink:type="simple" xlink:href="#__RefHeading___Toc730_1849423115" text:style-name="Index_20_Link" text:visited-style-name="Index_20_Link">]</text:a><text:a xlink:type="simple" xlink:href="#__RefHeading___Toc730_1849423115" text:style-name="Index_20_Link" text:visited-style-name="Index_20_Link"><text:tab/>5</text:a></text:p>
          <text:p text:style-name="P188"><text:a xlink:type="simple" xlink:href="#__RefHeading___Toc1290_3822358379" text:style-name="Index_20_Link" text:visited-style-name="Index_20_Link">1.4 Projekty Springa [13]<text:tab/>5</text:a></text:p>
          <text:p text:style-name="P188"><text:a xlink:type="simple" xlink:href="#__RefHeading___Toc732_1849423115" text:style-name="Index_20_Link" text:visited-style-name="Index_20_Link">1.5 Moduły Springa [5]<text:tab/>7</text:a></text:p>
          <text:p text:style-name="P188"><text:a xlink:type="simple" xlink:href="#__RefHeading___Toc734_1849423115" text:style-name="Index_20_Link" text:visited-style-name="Index_20_Link">1.6 Moduł Spring Web MVC<text:tab/>7</text:a></text:p>
          <text:p text:style-name="P188"><text:a xlink:type="simple" xlink:href="#__RefHeading___Toc1323_721911962" text:style-name="Index_20_Link" text:visited-style-name="Index_20_Link">1.6 Spring Security<text:tab/>8</text:a></text:p>
          <text:p text:style-name="P188"><text:a xlink:type="simple" xlink:href="#__RefHeading___Toc1916_417536786" text:style-name="Index_20_Link" text:visited-style-name="Index_20_Link">1.7 Spring Boot<text:tab/>9</text:a></text:p>
          <text:p text:style-name="P188"><text:a xlink:type="simple" xlink:href="#__RefHeading___Toc1516_366830727" text:style-name="Index_20_Link" text:visited-style-name="Index_20_Link">1.8 Technologie fontendowe<text:tab/>9</text:a></text:p>
          <text:p text:style-name="P190"><text:a xlink:type="simple" xlink:href="#__RefHeading___Toc1325_721911962" text:style-name="Index_20_Link" text:visited-style-name="Index_20_Link">1.8.1 Bootstrap<text:tab/>9</text:a></text:p>
          <text:p text:style-name="P188"><text:a xlink:type="simple" xlink:href="#__RefHeading___Toc2521_3287227940" text:style-name="Index_20_Link" text:visited-style-name="Index_20_Link">1.9 ORM w Springu<text:tab/>9</text:a></text:p>
          <text:p text:style-name="P188"><text:a xlink:type="simple" xlink:href="#__RefHeading___Toc2523_3287227940" text:style-name="Index_20_Link" text:visited-style-name="Index_20_Link">1.10 Testowanie aplikacji w Springu<text:tab/>10</text:a></text:p>
          <text:p text:style-name="P188"><text:a xlink:type="simple" xlink:href="#__RefHeading___Toc2525_3287227940" text:style-name="Index_20_Link" text:visited-style-name="Index_20_Link">1.11 Testowanie aplikacji w Springu<text:tab/>10</text:a></text:p>
          <text:p text:style-name="P189"><text:a xlink:type="simple" xlink:href="#__RefHeading___Toc736_1849423115" text:style-name="Index_20_Link" text:visited-style-name="Index_20_Link">Rozdział 2<text:tab/>10</text:a></text:p>
          <text:p text:style-name="P189"><text:a xlink:type="simple" xlink:href="#__RefHeading___Toc738_1849423115" text:style-name="Index_20_Link" text:visited-style-name="Index_20_Link">Rozdział 3<text:tab/>10</text:a></text:p>
          <text:p text:style-name="P188"><text:a xlink:type="simple" xlink:href="#__RefHeading___Toc740_1849423115" text:style-name="Index_20_Link" text:visited-style-name="Index_20_Link">3.1 Tworzenie podstawowej konfiguracji aplikacji webowej:<text:tab/>11</text:a></text:p>
          <text:p text:style-name="P190"><text:a xlink:type="simple" xlink:href="#__RefHeading___Toc742_1849423115" text:style-name="Index_20_Link" text:visited-style-name="Index_20_Link">3.1.1 Używając Springa:<text:tab/>11</text:a></text:p>
          <text:p text:style-name="P190"><text:a xlink:type="simple" xlink:href="#__RefHeading___Toc744_1849423115" text:style-name="Index_20_Link" text:visited-style-name="Index_20_Link">3.1.</text:a><text:a xlink:type="simple" xlink:href="#__RefHeading___Toc744_1849423115" text:style-name="Index_20_Link" text:visited-style-name="Index_20_Link">2</text:a><text:a xlink:type="simple" xlink:href="#__RefHeading___Toc744_1849423115" text:style-name="Index_20_Link" text:visited-style-name="Index_20_Link"> </text:a><text:a xlink:type="simple" xlink:href="#__RefHeading___Toc744_1849423115" text:style-name="Index_20_Link" text:visited-style-name="Index_20_Link">Używając Spring Boota</text:a><text:a xlink:type="simple" xlink:href="#__RefHeading___Toc744_1849423115" text:style-name="Index_20_Link" text:visited-style-name="Index_20_Link">:</text:a><text:a xlink:type="simple" xlink:href="#__RefHeading___Toc744_1849423115" text:style-name="Index_20_Link" text:visited-style-name="Index_20_Link"><text:tab/>13</text:a></text:p>
          <text:p text:style-name="P190"><text:a xlink:type="simple" xlink:href="#__RefHeading___Toc746_1849423115" text:style-name="Index_20_Link" text:visited-style-name="Index_20_Link">3.1.3 Porównanie:<text:tab/>14</text:a></text:p>
          <text:p text:style-name="P188"><text:a xlink:type="simple" xlink:href="#__RefHeading___Toc937_4276612188" text:style-name="Index_20_Link" text:visited-style-name="Index_20_Link">3.2 Konfigurowanie poszczególnych funkcjonalności aplikacji<text:tab/>14</text:a></text:p>
          <text:p text:style-name="P190"><text:a xlink:type="simple" xlink:href="#__RefHeading___Toc939_4276612188" text:style-name="Index_20_Link" text:visited-style-name="Index_20_Link">3.2.1 Używając Springa:<text:tab/>14</text:a></text:p>
          <text:p text:style-name="P190"><text:a xlink:type="simple" xlink:href="#__RefHeading___Toc941_4276612188" text:style-name="Index_20_Link" text:visited-style-name="Index_20_Link">3.</text:a><text:a xlink:type="simple" xlink:href="#__RefHeading___Toc941_4276612188" text:style-name="Index_20_Link" text:visited-style-name="Index_20_Link">2</text:a><text:a xlink:type="simple" xlink:href="#__RefHeading___Toc941_4276612188" text:style-name="Index_20_Link" text:visited-style-name="Index_20_Link">.</text:a><text:a xlink:type="simple" xlink:href="#__RefHeading___Toc941_4276612188" text:style-name="Index_20_Link" text:visited-style-name="Index_20_Link">2</text:a><text:a xlink:type="simple" xlink:href="#__RefHeading___Toc941_4276612188" text:style-name="Index_20_Link" text:visited-style-name="Index_20_Link"> </text:a><text:a xlink:type="simple" xlink:href="#__RefHeading___Toc941_4276612188" text:style-name="Index_20_Link" text:visited-style-name="Index_20_Link">Używając Spring Boota</text:a><text:a xlink:type="simple" xlink:href="#__RefHeading___Toc941_4276612188" text:style-name="Index_20_Link" text:visited-style-name="Index_20_Link">:</text:a><text:a xlink:type="simple" xlink:href="#__RefHeading___Toc941_4276612188" text:style-name="Index_20_Link" text:visited-style-name="Index_20_Link"><text:tab/>16</text:a></text:p>
          <text:p text:style-name="P190"><text:a xlink:type="simple" xlink:href="#__RefHeading___Toc746_18494231151" text:style-name="Index_20_Link" text:visited-style-name="Index_20_Link">3.2.3 Porównanie:<text:tab/>17</text:a></text:p>
          <text:p text:style-name="P188"><text:a xlink:type="simple" xlink:href="#__RefHeading___Toc1292_3822358379" text:style-name="Index_20_Link" text:visited-style-name="Index_20_Link">3.3 Budowanie, włączanie i debugowanie aplikacji<text:tab/>17</text:a></text:p>
          <text:p text:style-name="P190"><text:a xlink:type="simple" xlink:href="#__RefHeading___Toc939_42766121881" text:style-name="Index_20_Link" text:visited-style-name="Index_20_Link">3.2.1 Używając Springa:<text:tab/>17</text:a></text:p>
          <text:p text:style-name="P190"><text:a xlink:type="simple" xlink:href="#__RefHeading___Toc941_42766121881" text:style-name="Index_20_Link" text:visited-style-name="Index_20_Link">3.</text:a><text:a xlink:type="simple" xlink:href="#__RefHeading___Toc941_42766121881" text:style-name="Index_20_Link" text:visited-style-name="Index_20_Link">3</text:a><text:a xlink:type="simple" xlink:href="#__RefHeading___Toc941_42766121881" text:style-name="Index_20_Link" text:visited-style-name="Index_20_Link">.</text:a><text:a xlink:type="simple" xlink:href="#__RefHeading___Toc941_42766121881" text:style-name="Index_20_Link" text:visited-style-name="Index_20_Link">2</text:a><text:a xlink:type="simple" xlink:href="#__RefHeading___Toc941_42766121881" text:style-name="Index_20_Link" text:visited-style-name="Index_20_Link"> </text:a><text:a xlink:type="simple" xlink:href="#__RefHeading___Toc941_42766121881" text:style-name="Index_20_Link" text:visited-style-name="Index_20_Link">Używając Spring Boota</text:a><text:a xlink:type="simple" xlink:href="#__RefHeading___Toc941_42766121881" text:style-name="Index_20_Link" text:visited-style-name="Index_20_Link"><text:tab/>18</text:a></text:p>
          <text:p text:style-name="P190"><text:a xlink:type="simple" xlink:href="#__RefHeading___Toc746_184942311511" text:style-name="Index_20_Link" text:visited-style-name="Index_20_Link">3.3.3 Porównanie:<text:tab/>18</text:a></text:p>
          <text:p text:style-name="P188"><text:a xlink:type="simple" xlink:href="#__RefHeading___Toc1518_366830727" text:style-name="Index_20_Link" text:visited-style-name="Index_20_Link">3.4. Tworzenie logiki biznesowej<text:tab/>18</text:a></text:p>
          <text:p text:style-name="P188"><text:a xlink:type="simple" xlink:href="#__RefHeading___Toc1520_366830727" text:style-name="Index_20_Link" text:visited-style-name="Index_20_Link">3.5. Uwierzytelnienie i autoryzacja<text:tab/>19</text:a></text:p>
          <text:p text:style-name="P190"><text:a xlink:type="simple" xlink:href="#__RefHeading___Toc1522_366830727" text:style-name="Index_20_Link" text:visited-style-name="Index_20_Link">3.</text:a><text:a xlink:type="simple" xlink:href="#__RefHeading___Toc1522_366830727" text:style-name="Index_20_Link" text:visited-style-name="Index_20_Link">5</text:a><text:a xlink:type="simple" xlink:href="#__RefHeading___Toc1522_366830727" text:style-name="Index_20_Link" text:visited-style-name="Index_20_Link">.</text:a><text:a xlink:type="simple" xlink:href="#__RefHeading___Toc1522_366830727" text:style-name="Index_20_Link" text:visited-style-name="Index_20_Link">1</text:a><text:a xlink:type="simple" xlink:href="#__RefHeading___Toc1522_366830727" text:style-name="Index_20_Link" text:visited-style-name="Index_20_Link"> </text:a><text:a xlink:type="simple" xlink:href="#__RefHeading___Toc1522_366830727" text:style-name="Index_20_Link" text:visited-style-name="Index_20_Link">Używając Springa</text:a><text:a xlink:type="simple" xlink:href="#__RefHeading___Toc1522_366830727" text:style-name="Index_20_Link" text:visited-style-name="Index_20_Link"><text:tab/>19</text:a></text:p>
          <text:p text:style-name="P190"><text:a xlink:type="simple" xlink:href="#__RefHeading___Toc1524_366830727" text:style-name="Index_20_Link" text:visited-style-name="Index_20_Link">3.</text:a><text:a xlink:type="simple" xlink:href="#__RefHeading___Toc1524_366830727" text:style-name="Index_20_Link" text:visited-style-name="Index_20_Link">5</text:a><text:a xlink:type="simple" xlink:href="#__RefHeading___Toc1524_366830727" text:style-name="Index_20_Link" text:visited-style-name="Index_20_Link">.</text:a><text:a xlink:type="simple" xlink:href="#__RefHeading___Toc1524_366830727" text:style-name="Index_20_Link" text:visited-style-name="Index_20_Link">2</text:a><text:a xlink:type="simple" xlink:href="#__RefHeading___Toc1524_366830727" text:style-name="Index_20_Link" text:visited-style-name="Index_20_Link"> </text:a><text:a xlink:type="simple" xlink:href="#__RefHeading___Toc1524_366830727" text:style-name="Index_20_Link" text:visited-style-name="Index_20_Link">Używając Spring </text:a><text:a xlink:type="simple" xlink:href="#__RefHeading___Toc1524_366830727" text:style-name="Index_20_Link" text:visited-style-name="Index_20_Link">Boota</text:a><text:a xlink:type="simple" xlink:href="#__RefHeading___Toc1524_366830727" text:style-name="Index_20_Link" text:visited-style-name="Index_20_Link"><text:tab/>20</text:a></text:p>
          <text:p text:style-name="P190"><text:a xlink:type="simple" xlink:href="#__RefHeading___Toc1918_417536786" text:style-name="Index_20_Link" text:visited-style-name="Index_20_Link">3.</text:a><text:a xlink:type="simple" xlink:href="#__RefHeading___Toc1918_417536786" text:style-name="Index_20_Link" text:visited-style-name="Index_20_Link">5</text:a><text:a xlink:type="simple" xlink:href="#__RefHeading___Toc1918_417536786" text:style-name="Index_20_Link" text:visited-style-name="Index_20_Link">.</text:a><text:a xlink:type="simple" xlink:href="#__RefHeading___Toc1918_417536786" text:style-name="Index_20_Link" text:visited-style-name="Index_20_Link">3</text:a><text:a xlink:type="simple" xlink:href="#__RefHeading___Toc1918_417536786" text:style-name="Index_20_Link" text:visited-style-name="Index_20_Link"> </text:a><text:a xlink:type="simple" xlink:href="#__RefHeading___Toc1918_417536786" text:style-name="Index_20_Link" text:visited-style-name="Index_20_Link">Porównanie</text:a><text:a xlink:type="simple" xlink:href="#__RefHeading___Toc1918_417536786" text:style-name="Index_20_Link" text:visited-style-name="Index_20_Link"><text:tab/>20</text:a></text:p>
          <text:p text:style-name="P188"><text:a xlink:type="simple" xlink:href="#__RefHeading___Toc1920_417536786" text:style-name="Index_20_Link" text:visited-style-name="Index_20_Link">3.6. Testowanie aplikacji<text:tab/>21</text:a></text:p>
          <text:p text:style-name="P190"><text:a xlink:type="simple" xlink:href="#__RefHeading___Toc1922_417536786" text:style-name="Index_20_Link" text:visited-style-name="Index_20_Link">3.</text:a><text:a xlink:type="simple" xlink:href="#__RefHeading___Toc1922_417536786" text:style-name="Index_20_Link" text:visited-style-name="Index_20_Link">6</text:a><text:a xlink:type="simple" xlink:href="#__RefHeading___Toc1922_417536786" text:style-name="Index_20_Link" text:visited-style-name="Index_20_Link">.</text:a><text:a xlink:type="simple" xlink:href="#__RefHeading___Toc1922_417536786" text:style-name="Index_20_Link" text:visited-style-name="Index_20_Link">1</text:a><text:a xlink:type="simple" xlink:href="#__RefHeading___Toc1922_417536786" text:style-name="Index_20_Link" text:visited-style-name="Index_20_Link"> </text:a><text:a xlink:type="simple" xlink:href="#__RefHeading___Toc1922_417536786" text:style-name="Index_20_Link" text:visited-style-name="Index_20_Link">Używając Springa</text:a><text:a xlink:type="simple" xlink:href="#__RefHeading___Toc1922_417536786" text:style-name="Index_20_Link" text:visited-style-name="Index_20_Link"><text:tab/>21</text:a></text:p>
          <text:p text:style-name="P190"><text:a xlink:type="simple" xlink:href="#__RefHeading___Toc1924_417536786" text:style-name="Index_20_Link" text:visited-style-name="Index_20_Link">3.</text:a><text:a xlink:type="simple" xlink:href="#__RefHeading___Toc1924_417536786" text:style-name="Index_20_Link" text:visited-style-name="Index_20_Link">6</text:a><text:a xlink:type="simple" xlink:href="#__RefHeading___Toc1924_417536786" text:style-name="Index_20_Link" text:visited-style-name="Index_20_Link">.</text:a><text:a xlink:type="simple" xlink:href="#__RefHeading___Toc1924_417536786" text:style-name="Index_20_Link" text:visited-style-name="Index_20_Link">2</text:a><text:a xlink:type="simple" xlink:href="#__RefHeading___Toc1924_417536786" text:style-name="Index_20_Link" text:visited-style-name="Index_20_Link"> </text:a><text:a xlink:type="simple" xlink:href="#__RefHeading___Toc1924_417536786" text:style-name="Index_20_Link" text:visited-style-name="Index_20_Link">Używając Spring </text:a><text:a xlink:type="simple" xlink:href="#__RefHeading___Toc1924_417536786" text:style-name="Index_20_Link" text:visited-style-name="Index_20_Link">Boota</text:a><text:a xlink:type="simple" xlink:href="#__RefHeading___Toc1924_417536786" text:style-name="Index_20_Link" text:visited-style-name="Index_20_Link"><text:tab/>21</text:a></text:p>
          <text:p text:style-name="P190"><text:a xlink:type="simple" xlink:href="#__RefHeading___Toc1926_417536786" text:style-name="Index_20_Link" text:visited-style-name="Index_20_Link">3.</text:a><text:a xlink:type="simple" xlink:href="#__RefHeading___Toc1926_417536786" text:style-name="Index_20_Link" text:visited-style-name="Index_20_Link">6</text:a><text:a xlink:type="simple" xlink:href="#__RefHeading___Toc1926_417536786" text:style-name="Index_20_Link" text:visited-style-name="Index_20_Link">.</text:a><text:a xlink:type="simple" xlink:href="#__RefHeading___Toc1926_417536786" text:style-name="Index_20_Link" text:visited-style-name="Index_20_Link">3</text:a><text:a xlink:type="simple" xlink:href="#__RefHeading___Toc1926_417536786" text:style-name="Index_20_Link" text:visited-style-name="Index_20_Link"> </text:a><text:a xlink:type="simple" xlink:href="#__RefHeading___Toc1926_417536786" text:style-name="Index_20_Link" text:visited-style-name="Index_20_Link">Porównanie</text:a><text:a xlink:type="simple" xlink:href="#__RefHeading___Toc1926_417536786" text:style-name="Index_20_Link" text:visited-style-name="Index_20_Link"><text:tab/>21</text:a></text:p>
          <text:p text:style-name="P188"><text:a xlink:type="simple" xlink:href="#__RefHeading___Toc2527_3287227940" text:style-name="Index_20_Link" text:visited-style-name="Index_20_Link">3.7. Komunikacja z bazą danych<text:tab/>21</text:a></text:p>
          <text:p text:style-name="P190"><text:a xlink:type="simple" xlink:href="#__RefHeading___Toc1922_4175367861" text:style-name="Index_20_Link" text:visited-style-name="Index_20_Link">3.</text:a><text:a xlink:type="simple" xlink:href="#__RefHeading___Toc1922_4175367861" text:style-name="Index_20_Link" text:visited-style-name="Index_20_Link">7</text:a><text:a xlink:type="simple" xlink:href="#__RefHeading___Toc1922_4175367861" text:style-name="Index_20_Link" text:visited-style-name="Index_20_Link">.</text:a><text:a xlink:type="simple" xlink:href="#__RefHeading___Toc1922_4175367861" text:style-name="Index_20_Link" text:visited-style-name="Index_20_Link">1</text:a><text:a xlink:type="simple" xlink:href="#__RefHeading___Toc1922_4175367861" text:style-name="Index_20_Link" text:visited-style-name="Index_20_Link"> </text:a><text:a xlink:type="simple" xlink:href="#__RefHeading___Toc1922_4175367861" text:style-name="Index_20_Link" text:visited-style-name="Index_20_Link">Używając Springa</text:a><text:a xlink:type="simple" xlink:href="#__RefHeading___Toc1922_4175367861" text:style-name="Index_20_Link" text:visited-style-name="Index_20_Link"><text:tab/>21</text:a></text:p>
          <text:p text:style-name="P190"><text:a xlink:type="simple" xlink:href="#__RefHeading___Toc1924_4175367861" text:style-name="Index_20_Link" text:visited-style-name="Index_20_Link">3.</text:a><text:a xlink:type="simple" xlink:href="#__RefHeading___Toc1924_4175367861" text:style-name="Index_20_Link" text:visited-style-name="Index_20_Link">7</text:a><text:a xlink:type="simple" xlink:href="#__RefHeading___Toc1924_4175367861" text:style-name="Index_20_Link" text:visited-style-name="Index_20_Link">.</text:a><text:a xlink:type="simple" xlink:href="#__RefHeading___Toc1924_4175367861" text:style-name="Index_20_Link" text:visited-style-name="Index_20_Link">2</text:a><text:a xlink:type="simple" xlink:href="#__RefHeading___Toc1924_4175367861" text:style-name="Index_20_Link" text:visited-style-name="Index_20_Link"> </text:a><text:a xlink:type="simple" xlink:href="#__RefHeading___Toc1924_4175367861" text:style-name="Index_20_Link" text:visited-style-name="Index_20_Link">Używając Spring </text:a><text:a xlink:type="simple" xlink:href="#__RefHeading___Toc1924_4175367861" text:style-name="Index_20_Link" text:visited-style-name="Index_20_Link">Boota</text:a><text:a xlink:type="simple" xlink:href="#__RefHeading___Toc1924_4175367861" text:style-name="Index_20_Link" text:visited-style-name="Index_20_Link"><text:tab/>21</text:a></text:p>
          <text:p text:style-name="P190"><text:a xlink:type="simple" xlink:href="#__RefHeading___Toc1926_4175367861" text:style-name="Index_20_Link" text:visited-style-name="Index_20_Link">3.7.3 Porównanie</text:a><text:a xlink:type="simple" xlink:href="#__RefHeading___Toc1926_4175367861" text:style-name="Index_20_Link" text:visited-style-name="Index_20_Link"><text:tab/>21</text:a></text:p>
          <text:p text:style-name="P189"><text:a xlink:type="simple" xlink:href="#__RefHeading___Toc748_1849423115" text:style-name="Index_20_Link" text:visited-style-name="Index_20_Link">Zakończenie<text:tab/>21</text:a></text:p>
          <text:p text:style-name="P189"><text:soft-page-break/><text:a xlink:type="simple" xlink:href="#__RefHeading___Toc2529_3287227940" text:style-name="Index_20_Link" text:visited-style-name="Index_20_Link">Bibliografia<text:tab/>22</text:a></text:p>
        </text:index-body>
      </text:table-of-content>
      <text:p text:style-name="P10"/>
      <text:p text:style-name="P10"/>
      <text:p text:style-name="P10"/>
      <text:h text:style-name="P121" text:outline-level="1"><text:bookmark-start text:name="__RefHeading___Toc722_1849423115"/>Wstęp<text:bookmark-end text:name="__RefHeading___Toc722_1849423115"/></text:h>
      <text:p text:style-name="P21">informujący jak brzmi teza pracy, motywacja autora, sposób realizacji tematu i struktura pracy;</text:p>
      <text:p text:style-name="P14">Tezą tej pracy jest: </text:p>
      <text:p text:style-name="P35">“Proces tworzenia aplikacji webowej z użyciem projektu Spring Boot jest bardziej wydajny niż przy użyciu projektu Spring Framework”</text:p>
      <text:p text:style-name="P14">Motywacj<text:span text:style-name="T37">ą</text:span> autora jest sprawdzenie czy faktycznie użycie spirng boota jest zawsze lepszym i bardziej efektywnym rozwiązaniem. W dzisiejszych czasach firmy <text:span text:style-name="T128">podczas</text:span> tworzeni<text:span text:style-name="T128">a</text:span> nowych projektów <text:span text:style-name="T128">pisanych w języku java</text:span> wybierają to rozwiązanie. Aktualnie jest to de fakto standard. Autor jako programista pracujący od kilku lat w branży IT spotyka się z tym podejściem i chciałby zweryfikować jakie plusy dane rozwiązanie przynosi firm<text:span text:style-name="T37">om</text:span> i czy są takie sytuacje kiedy lepiej jest wybrać Spring Framework, a architekci nie <text:span text:style-name="T37">wybierają</text:span> tej opcji <text:span text:style-name="T37">wychodząc z założenia, że spring Boot zawsze jest lepszym rozwiązaniem. </text:span></text:p>
      <text:p text:style-name="P15">W tej pracy zamierzam stworzyć aplikację webową stosując obydwa podejścia do tworzenia oprogramowania. Cały proces wraz z wdrożeniem na server zostanie przeanalizowany pod kątem:</text:p>
      <text:p text:style-name="P15">- elastyczności: które rozwiązanie daje, więcej możliwości konfiguracji i użycia rożnych narzędzi i bibliotek</text:p>
      <text:p text:style-name="P16">- <text:span text:style-name="T38">szybkości tworzenia: ile kodu i plików konfiguracyjnych trzeba napisać i stworzyć, żeby powstały działające funkcjonalności; jak dużo pracy wymaga przygotowanie środowiska produkcyjnego, żeby można było wdrożyć tam aplikację</text:span></text:p>
      <text:p text:style-name="P16">- <text:span text:style-name="T38">łatwość wyszukiwania informacji i przykładów w dokumentacji</text:span></text:p>
      <text:p text:style-name="P17">Aplikacja, która będzie analizowana w tej pracy jest prostą aplikacja webową, <text:span text:style-name="T39">umożliwiająca konwersję danych zapisanych w formacie json. Jej głównym zadaniem będzie zmiana jsona z kluczami zapisanymi w notacji kropkowej w jsona zagnieżdżonego, tak jak poniżej:</text:span></text:p>
      <text:p text:style-name="P18">Format początkowy:</text:p>
      <text:p text:style-name="P120"><text:s text:c="4"/>{</text:p>
      <text:p text:style-name="P120"><text:s text:c="8"/>"pole1" : "value",</text:p>
      <text:p text:style-name="P120"><text:s text:c="8"/>"pole2.podPole1" : "value",</text:p>
      <text:p text:style-name="P120"><text:s text:c="8"/>"pole2.podPole2" : "value",</text:p>
      <text:p text:style-name="P120"><text:s text:c="8"/>"pole3.podPole1" : "value",</text:p>
      <text:p text:style-name="P120"><text:s text:c="8"/>"pole3.podPole2" : "value"</text:p>
      <text:p text:style-name="P120"><text:s text:c="4"/>}</text:p>
      <text:p text:style-name="P18">Format po konwersji:</text:p>
      <text:p text:style-name="P120"><text:s text:c="4"/>{</text:p>
      <text:p text:style-name="P120"><text:s text:c="8"/>"pole1" : "value",</text:p>
      <text:p text:style-name="P120"><text:soft-page-break/><text:s text:c="8"/>"pole2" : {</text:p>
      <text:p text:style-name="P120"><text:s text:c="12"/>"podPole1" : "value",</text:p>
      <text:p text:style-name="P120"><text:s text:c="12"/>"podPole2" : "value"</text:p>
      <text:p text:style-name="P120"><text:s text:c="8"/>},</text:p>
      <text:p text:style-name="P120"><text:s text:c="8"/>"pole3" : {</text:p>
      <text:p text:style-name="P120"><text:s text:c="12"/>"podPole1" : "value",</text:p>
      <text:p text:style-name="P120"><text:s text:c="12"/>"podPole2" : "value"</text:p>
      <text:p text:style-name="P120"><text:s text:c="8"/>}</text:p>
      <text:p text:style-name="P120"><text:s text:c="4"/>}</text:p>
      <text:p text:style-name="P19">Oraz na odwrót.</text:p>
      <text:p text:style-name="P27"><text:span text:style-name="T127">W tej pracy skupię się głównie na dwóch projektach: Spring Boot i Spring Framework zawierający w sobie projekt Spring MVC, ale będę również korzystał w małym stopniu z projektów Spring Data i Spring Security. Pisząc kod będę używał języka java w wersji 1.8, która w dalszym ciągu jest używana w większości istniejących projektach, co wynika z faktu, że późniejsze wersje nie wprowadziły tak diametralnych zmian w sposobie pisania kodu. Wersja ta była najnowszą wersją przez 3,5 roku, kolejne wersje zmieniały się co kilka miesięcy. Późniejsze wersje powodowały problemy z narzędziami służącymi do budowania projektów (głównie </text:span>Maven <text:span text:style-name="T129">i</text:span> Gradle<text:span text:style-name="T129">). Dodatkowo Oracle zmienił schemat licencji różnych wersji, co spowodowało spore zamieszanie i zniechęciło projektantów do przechodzenia na wyższe wersje z obawy przez koniecznością uwzględniania dodatkowego kosztu podczas tworzenia budżetu projektowego.[3] Do budowania projektu i zarządzania wersjami bibliotek będę używał narzędzia Apache Maven. Kontenerem servletów, w którym umieszczę swoją aplikację będzie Apache Tomcat. Aplikacja będzie wdrażana na server Amazona (usługa Amazon Elastic Compute Cloud). Dodatkowo wdrożenie planuję zrobić w dwóch wariantach: stworzenie obrazu dockerowego i wdrożenie go na server oraz stworzenie pliku war i umieszczenie go w kontenerze servletów na serwerze. </text:span></text:p>
      <text:p text:style-name="P18"/>
      <text:p text:style-name="P18">W pierwszym rozdziale opiszę platformę Spirng. Główne projekty i moduły. Krótko opisze inne narzędzia i programy potrzebne do zrealizowania danego projektu: IDE, konterner aplikacji Tomcat, docker i EC2.</text:p>
      <text:p text:style-name="P18"/>
      <text:p text:style-name="P11"/>
      <text:p text:style-name="P11"/>
      <text:h text:style-name="P121" text:outline-level="1"><text:bookmark-start text:name="__RefHeading___Toc724_1849423115"/>Rozdział <text:span text:style-name="T1">1</text:span><text:bookmark-end text:name="__RefHeading___Toc724_1849423115"/></text:h>
      <text:p text:style-name="P21">opisujący zagadnienia teoretyczne wiązane z realizowanym tematem;</text:p>
      <text:p text:style-name="P21"/>
      <text:p text:style-name="P37"><text:bookmark-start text:name="__RefHeading___Toc1288_3822358379"/>Aplikacja Webowa<text:bookmark-end text:name="__RefHeading___Toc1288_3822358379"/></text:p>
      <text:p text:style-name="P51">Aplikacja <text:span text:style-name="T209">webowa</text:span> to program, który działa na serwerze WWW, zwykle jest spakowany w pliku WAR i wdrożony w kontenerze serwera, takim jak Tomcat, JBOSS lub GlassFish. Jednak wbudowane serwery stanowią ciekawą alternatywę. Zamiast wdrażania aplikacji na serwerze, <text:soft-page-break/>serwer jest osadzony w aplikacji. W wyniku tego powstaje samodzielna aplikacja spakowana w pliku jar, którą można wykonać z wiersza poleceń.</text:p>
      <text:p text:style-name="P52"><text:span text:style-name="T127">Aplikacja webowa jest zwykle podzielona na dwie części: <text:s/>front-end i <text:s/>back-end. Back-end jest to część aplikacji działąjca po stronie serwera, określa sposób działania witryny i jest odpowiedzialny za: obliczenia, logikę biznesową, komunikację z bazą danych i wydajność. Front-end odnosi się do części aplikacji, która działa w przeglądarce. Zwykle obejmuje HTML, CSS i JavaScript, oraz różne frameworki i narzędzia ułątwiające pracę z tymi technologiami. [21]</text:span></text:p>
      <text:p text:style-name="P21"/>
      <text:p text:style-name="P12">Spring, Spring boot, <text:span text:style-name="T127">Java, </text:span>tomcat, <text:span text:style-name="T167">bootstrap, </text:span>docker (moze mysql)</text:p>
      <text:p text:style-name="P12"/>
      <text:h text:style-name="P160" text:outline-level="2"><text:bookmark-start text:name="__RefHeading___Toc726_1849423115"/><text:span text:style-name="T131">1.1 </text:span>Ogólny zarys frameworku spring<text:bookmark-end text:name="__RefHeading___Toc726_1849423115"/></text:h>
      <text:p text:style-name="P12">Spring to obecnie najbardziej popularna platforma Java na świecie, której używa zdecydowana większość firm tworzących oprogramowanie. Umożliwia budowanie aplikacji Java w oparciu o wbudowane mechanizmy, które wspierają programistę w kluczowych kwestiach, takich jak tworzenie obiektów, przechowywanie ich i udostępnianie we właściwym momencie. Ułatwia obsługę żądań HTTP, w tym pozwala na wykorzystanie potencjału koncepcji REST. Dostarcza mechanizmy do obsługi baz danych, które opierają się na wykorzystaniu dostawcy JPA - najczęściej Hibernate'a. <text:span text:style-name="T2">[1]</text:span></text:p>
      <text:p text:style-name="P22">Spring ułatwia tworzenie aplikacji dla przedsiębiorstw. Zapewnia wszystko co jest potrzebne do wykorzystania języka java w środowisku korporacyjnym wraz ze wsparciem dla języka Groovy oraz Kotlin jako alternatywne języki używające wirtualnej maszyny java. Spring <text:s/><text:span text:style-name="T132">posiada elastyczność do tworzenia wielu rodzajów architektur w zależności od wymagań aplikacji. Spring może być wykorzystany w wielu rodzajach aplikacji. W aplikacjach korporacyjnych gdzie aplikacja znajduje się na serwerze aplikacji, którego cykl aktualizacji znajduje się poza kontrolą developera. Innym rodzajem mogą być aplikacje zbudowane jako plik .jar zawierający osadzony server aplikacji, mogą one być osadzone w środowisku chmurowym i służyć jako pojedynczy mikro serwis. Innym rodzajem może być samodzielna aplikacja, działająca bez severa. <text:s/>Spring jest projektem open source. Ma dużą i aktywną społeczność, która zapewnia stały dopływ informacji zwrotnej na podstawie problemów napotkanych podczas używania tego frameworku podczas pracy. <text:s/>Co pomaga w ciągłym rozwoju i ulepszaniu tego narzędzia. [4]</text:span></text:p>
      <text:p text:style-name="P12"/>
      <text:h text:style-name="P161" text:outline-level="2"><text:bookmark-start text:name="__RefHeading___Toc728_1849423115"/>1.2 Znaczenie słowa „Spring” według twórców<text:bookmark-end text:name="__RefHeading___Toc728_1849423115"/></text:h>
      <text:p text:style-name="P28"><text:span text:style-name="T131">Słowo „Spring” ma rózne znaczenie w rożnych kontekstach. Może znaczyć projekt Spring Framework który zapoczątkował budowę platformy Spring. Później powstało wiele projektów springowych zbudowanych na bazie Spring Framework. Zazwyczaj kiedy używa się słowa „Spring” ma się na myśli całą rodzinę projektów springowych. W tym momencie skupimy się na na fundamencie czyli Spring Framework. Jest on podzielony na wiele modułów, których w tym momencie jest około dwudziestu. Główne moduły znajdują się w grupie modułów zwanej <text:s/>Core Container. Zawierające model konfuguracji oraz mechanizm wstrzykiwania zależności. Ponadto Spring Framework </text:span><text:span text:style-name="T133">zapewnia</text:span><text:span text:style-name="T138"> podstawowe wsparcie dla rożnych typów architektury aplikacji. </text:span><text:soft-page-break/><text:span text:style-name="T138">Zawiera m.in. wsparcie dla tranzakcyjności danych i persystencji, Java Message Service czy aplikacji webowych. Spring Framework zawiera także dwa projekty służące do tworzenia aplikacji webowych: </text:span><text:span text:style-name="T44">Spring MVC używający servletów i Spring WebFlux wykorzystujący programowanie reaktywne.</text:span><text:span text:style-name="T45">[4]</text:span></text:p>
      <text:h text:style-name="P168" text:outline-level="2"><text:bookmark-start text:name="__RefHeading___Toc730_1849423115"/><text:span text:style-name="T53">1.</text:span><text:span text:style-name="T56">3</text:span><text:span text:style-name="T53"> </text:span><text:span text:style-name="T55">Filozofia architektury</text:span><text:span text:style-name="T53"> Springa [</text:span><text:span text:style-name="T54">4</text:span><text:span text:style-name="T53">]</text:span><text:bookmark-end text:name="__RefHeading___Toc730_1849423115"/></text:h>
      <text:p text:style-name="P24"><text:span text:style-name="T158">Twórcy</text:span> frameworku Spring kierowania się poniższymi zasadami:</text:p>
      <text:p text:style-name="P24">Zapewnienie możliwości wyboru na każdym poziomie. Spring pozwala odłożyć decyzje projektowe na później. Na przykład możemy wybrać dostawcę persystencji poprzez <text:span text:style-name="T188">konfiguracje</text:span> aplikacji bez potrzeby zmiany kodu. </text:p>
      <text:p text:style-name="P24"><text:span text:style-name="T135">Uwzględnienie</text:span> <text:span text:style-name="T135">różnorodnych</text:span> perspektyw. Spring jest elastyczny i nie nakazuje jak rzeczy należy <text:span text:style-name="T135">robić. Obsługuje szeroki zakres potrzeb aplikacji z różnych perspektyw. Twórcy aplikacji mogą dowolnie używać funkcjonalności udostępnionych przez Springa wg aktualnych wymagań.</text:span></text:p>
      <text:p text:style-name="P26">Zachowanie silnej kompatybilność wstecznej. Rozwój platformy został starannie zaplanowany tak, aby zminimalizować przełomowe zmiany między wersjami. Spring obsługuje starannie wybraną gamę wersji JDK i bibliotek innych firm, aby ułatwić utrzymanie aplikacji i bibliotek zależnych od Springa.</text:p>
      <text:p text:style-name="P24">Db<text:span text:style-name="T135">ałość</text:span> o projekt API. Zespół Spring poświęca wiele czasu i uwagi, <text:span text:style-name="T135">żeby</text:span> tworz<text:span text:style-name="T135">yć</text:span> API, które są intuicyjne i <text:s/><text:span text:style-name="T135">zachowują swoją funkcjonalność w </text:span>wiel<text:span text:style-name="T135">u</text:span> wersj<text:span text:style-name="T135">ach na przestrzeni wielu lat</text:span>.</text:p>
      <text:p text:style-name="P40"><text:span text:style-name="T135">W</text:span>ysoki standard jakości kodu. Spring Framework kładzie duży nacisk na dokładny i przejrzysty opis metod i <text:span text:style-name="T158">klas.</text:span> To jeden z niewielu projektów, który może pochwalić się czystym kodem bez zbędnych zapętlonych zależności między pakietami. [4]</text:p>
      <text:p text:style-name="P40"/>
      <text:h text:style-name="P162" text:outline-level="2"><text:bookmark-start text:name="__RefHeading___Toc1290_3822358379"/>1.<text:span text:style-name="T166">4</text:span> <text:span text:style-name="T158">Projekty</text:span> Springa [<text:span text:style-name="T166">13</text:span>]<text:bookmark-end text:name="__RefHeading___Toc1290_3822358379"/></text:h>
      <text:p text:style-name="P44">SPRING BOOT<text:line-break/><text:span text:style-name="T159">Umożliwia szybkie I proste budowanie I uruchamianie aplikacji napisanych przy użyciu mechanizmów udostępnionych przez Springa.</text:span></text:p>
      <text:p text:style-name="P44">SPRING FRAMEWORK<text:line-break/>Zapewnia podstawową obsługę wstrzykiwania zależności, zarządzania transakcjami, aplikacji internetowych, dostępu do danych, przesyłania wiadomości i innych.</text:p>
      <text:p text:style-name="P44">SPRING CLOUD DATA FLOW<text:line-break/><text:span text:style-name="T160">Usługa orkiestracji dla mikroserwisów jako komponentów aplikacji działąjących na nowoczesnych środowiskach wykonawczych.</text:span></text:p>
      <text:p text:style-name="P44">SPRING CLOUD<text:line-break/>Zapewnia zestaw narzędzi do typowych wzorców w systemach rozproszonych. Przydatny do budowania i wdrażania mikrousług.</text:p>
      <text:p text:style-name="P44">SPRING DATA<text:line-break/>Zapewnia spójne podejście do dostępu do danych - relacyjne, nierelacyjne, <text:span text:style-name="T161">dostęp do plików typu map-reduce</text:span> i nie tylko.</text:p>
      <text:p text:style-name="P45"><text:soft-page-break/>SPRING INTEGRATION<text:line-break/>Obsługuje <text:span text:style-name="T162">dobrze </text:span>znane wzorce integracji korporacyjnej za pomocą lekkich adapterów komunikatów i adapterów <text:s/>deklaratywnych </text:p>
      <text:p text:style-name="P44">SPRING BATCH<text:line-break/>Upraszcza i optymalizuje pracę przetwarzania dużych operacji wsadowych.</text:p>
      <text:p text:style-name="P44">SPRING SECURITY<text:line-break/><text:span text:style-name="T164">Zapewnia ochronę</text:span> aplikacj<text:span text:style-name="T164">i</text:span> dzięki kompleksowej i rozszerzalnej obsłudze uwierzytelniania i autoryzacji.</text:p>
      <text:p text:style-name="P44">SPRING HATEOAS<text:line-break/>Upraszcza tworzenie reprezentacji REST zgodnych z zasadą HATEOAS.</text:p>
      <text:p text:style-name="P44">SPRING REST DOCS<text:line-break/><text:span text:style-name="T163">Pomoaga w dokuentowaniu</text:span> usług RESTful, łącząc ręcznie napisaną dokumentację z automatycznie wygenerowanymi fragmentami utworzonymi za pomocą Spring MVC Test lub REST Assured.</text:p>
      <text:p text:style-name="P44">SPRING AMQP<text:line-break/>Stosuje podstawowe koncepcje Spring do opracowywania rozwiązań komunikacyjnych opartych na AMQP.</text:p>
      <text:p text:style-name="P44">SPRING MOBILE<text:line-break/>Upraszcza tworzenie mobilnych aplikacji internetowych dzięki opcjom wykrywania urządzeń i progresywnemu renderowaniu.</text:p>
      <text:p text:style-name="P44">SPRING FOR ANDROID<text:line-break/>Zawiera kluczowe komponenty Spring <text:span text:style-name="T164">potrzebne </text:span>do <text:span text:style-name="T164">użycia</text:span> w programowaniu aplikacji na Androida.</text:p>
      <text:p text:style-name="P44">SPRING WEB FLOW<text:line-break/>Obsługuje tworzenie aplikacji internetowych z kontrolowaną nawigacją, takich jak odprawa na lot lub ubieganie się o pożyczkę.</text:p>
      <text:p text:style-name="P44">SPRING WEB SERVICES<text:line-break/>Ułatwia rozwój usług sieciowych SOAP.</text:p>
      <text:p text:style-name="P44">SPRING LDAP<text:line-break/>Upraszcza tworzenie aplikacji przy użyciu LDAP przy użyciu znanego podejścia Spring opartego na szablonach.</text:p>
      <text:p text:style-name="P44">SPRING SESSION<text:line-break/><text:span text:style-name="T165">Z</text:span>apewnia interfejs API i implementacje do zarządzania informacjami o sesji użytkownika.</text:p>
      <text:p text:style-name="P44">SPRING SHELL<text:line-break/>Zapewnia <text:span text:style-name="T165">solidne</text:span> podstawy do budowania aplikacji wiersza polecenia przy użyciu modelu programowania opartego na Spring.</text:p>
      <text:p text:style-name="P44">SPRING FLO<text:line-break/>Biblioteka JavaScript, która oferuje podstawowy wbudowany kreator wizualny HTML5 <text:span text:style-name="T165">pipelinów </text:span>i prostych wykresów.</text:p>
      <text:p text:style-name="P44"><text:soft-page-break/><text:s/>SPRING KAFKA<text:line-break/>Zapewnia znane <text:span text:style-name="T165">koncepcje typowe dla framoworku Spring </text:span>dla Apache Kafka.</text:p>
      <text:p text:style-name="P44">SPRING STATEMACHINE<text:line-break/><text:span text:style-name="T165">Framework</text:span> dla programistów aplikacji do korzystania z koncepcji automatów stanowych w aplikacjach Spring.</text:p>
      <text:p text:style-name="P44">SPRING IO PLATFORM<text:line-break/>Zapewnia spójną, wersjonowaną platformę do budowania nowoczesnych aplikacji. Jest to modułowa dystrybucja klasy korporacyjnej, która zapewnia wyselekcjonowany zestaw zależności.</text:p>
      <text:h text:style-name="P163" text:outline-level="2"/>
      <text:h text:style-name="P169" text:outline-level="2"><text:bookmark-start text:name="__RefHeading___Toc732_1849423115"/><text:span text:style-name="T23">1.</text:span><text:span text:style-name="T24">5</text:span><text:span text:style-name="T23"> Moduły Springa [5]</text:span><text:bookmark-end text:name="__RefHeading___Toc732_1849423115"/></text:h>
      <text:p text:style-name="P29"><text:span text:style-name="T139">Twórcy aplikacji mogą wybrać które moduły które będą potrzebne podczas budowania aplikacji. Moduły zgrupowane są ze względu na funkcjonalność w grupy. Bazą każdej aplikacji jest grupa modułów nazywająca się Core Container i zawierająca 4 moduły:<text:line-break/>- </text:span>Core<text:line-break/>- Beans<text:line-break/>- Context <text:line-break/>- Expression</text:p>
      <text:p text:style-name="P25"/>
      <text:h text:style-name="P164" text:outline-level="2"><text:bookmark-start text:name="__RefHeading___Toc734_1849423115"/>1.<text:span text:style-name="T166">6</text:span> Moduł Spring Web MVC <text:bookmark-end text:name="__RefHeading___Toc734_1849423115"/></text:h>
      <text:p text:style-name="P23">Jest to moduł zawarty w projekcie Spring Framework od samego początku. Jest on zbudowany na bazie Servlet API. <text:s/>Przy tworzeniu tego modułu został wykorzystany wzorzec Front Controller gdzie DispatcherServlet (klasa rozszerzająca abstrakcyjną klasę javax.servlet.http.HttpServlet) zapewnia wspólny algorytm dla przetwarzania <text:s/>żądań podczas gdy faktyczna praca wykonywana jest przez konfigurowalne komponenty do których dane zadania są oddelegowywane. <text:s/>DispatcherServlet musi <text:s/>być zadeklarowany i zmapowany zgodnie ze specyfikacją Servletu przy użyciu konfiguracji Java albo w pliku web.xml. W rezultacie używa on tej konfiguracji, żeby się dowiedzieć jakie komponenty są mu potrzebne do mapowania żądań, rozwiązywania widoków, obsługi wyjątków itp.[6]</text:p>
      <text:p text:style-name="P30"><text:span text:style-name="T140">Opisać dokładnie <text:s/></text:span><text:span text:style-name="T43">Dis</text:span><text:span text:style-name="T42">patcherServlet. </text:span><text:span text:style-name="T40">Jest on sercem aplikacji servletowych…</text:span></text:p>
      <text:p text:style-name="P30"><text:a xlink:type="simple" xlink:href="https://docs.spring.io/spring-framework/docs/current/javadoc-api/org/springframework/web/servlet/FrameworkServlet.html" text:style-name="Internet_20_link" text:visited-style-name="Visited_20_Internet_20_Link"><text:span text:style-name="T40">https://docs.spring.io/spring-framework/docs/current/javadoc-api/org/springframework/web/servlet/FrameworkServlet.html</text:span></text:a></text:p>
      <text:p text:style-name="P54"/>
      <text:p text:style-name="P54"/>
      <text:p text:style-name="P46">Spring MVC tak jak wszystkie frameworki typu MVC potrzebują mechanizmu do generowania widoków. Springu do tego celu używa resowerów widoków. Dzięki nim w widoku możemy zamieścić elementy modelu, na którym były wykonywane wcześniej operacje w kontrolerach. Resolwery mapują nazwę widoku na widok. W Springu do tego celu zostało stworzone 14 klas implementujących interfejs ViewResolver. Do bardziej popularnych zaliczyć można: <text:soft-page-break/>InternalResourceViewResolver, XmlViewResolver, ResourceBundleViewResolver. Ja w swoim projekcie użyłem implementacji AbstractCachingViewResolver którą rozszerza klasa ThymeleafViewResolver. [8][9]</text:p>
      <text:p text:style-name="P30"><text:span text:style-name="Strong_20_Emphasis"><text:span text:style-name="T98">Thymeleaf</text:span></text:span><text:span text:style-name="T99"> is a modern server-side Java template engine for both web and standalone environments.</text:span></text:p>
      <text:p text:style-name="P122"><text:span text:style-name="T100">Thymeleaf's main goal is to bring elegant </text:span><text:span text:style-name="Emphasis"><text:span text:style-name="T100">natural templates</text:span></text:span><text:span text:style-name="T100"> to your development workflow — HTML that can be correctly displayed in browsers and also work as static prototypes, allowing for stronger collaboration in development teams.</text:span></text:p>
      <text:p text:style-name="P123">With modules for Spring Framework, a host of integrations with your favourite tools, and the ability to plug in your own functionality, Thymeleaf is ideal for modern-day HTML5 JVM web development — although there is much more it can do.</text:p>
      <text:p text:style-name="P123"><text:a xlink:type="simple" xlink:href="https://www.thymeleaf.org/" text:style-name="Internet_20_link" text:visited-style-name="Visited_20_Internet_20_Link">https://www.thymeleaf.org/</text:a></text:p>
      <text:p text:style-name="P84">Simple and natural templating</text:p>
      <text:list xml:id="list181207858" text:style-name="L1">
        <text:list-item>
          <text:p text:style-name="P157">Optimized for web environment but can work standalone</text:p>
        </text:list-item>
        <text:list-item>
          <text:p text:style-name="P158"><text:span text:style-name="T125">Advanced evaluation language (</text:span><text:a xlink:type="simple" xlink:href="http://commons.apache.org/ognl/" text:style-name="Internet_20_link" text:visited-style-name="Visited_20_Internet_20_Link"><text:span text:style-name="T126">OGNL</text:span></text:a><text:span text:style-name="T125"> or </text:span><text:a xlink:type="simple" xlink:href="http://static.springsource.org/spring/docs/3.2.x/spring-framework-reference/html/expressions.html" text:style-name="Internet_20_link" text:visited-style-name="Visited_20_Internet_20_Link"><text:span text:style-name="T126">Spring Expression Language</text:span></text:a><text:span text:style-name="T125">)</text:span></text:p>
        </text:list-item>
        <text:list-item>
          <text:p text:style-name="P157">Support for template logic (condition, iteration)</text:p>
        </text:list-item>
        <text:list-item>
          <text:p text:style-name="P157">Full support for internationalization</text:p>
        </text:list-item>
        <text:list-item>
          <text:p text:style-name="P157">Spring MVC and Spring Web Flow integration</text:p>
        </text:list-item>
        <text:list-item>
          <text:p text:style-name="P158"><text:span text:style-name="T125">Support for the composite view pattern (native with fragments, </text:span><text:a xlink:type="simple" xlink:href="http://tiles.apache.org/" text:style-name="Internet_20_link" text:visited-style-name="Visited_20_Internet_20_Link"><text:span text:style-name="T126">Tiles</text:span></text:a><text:span text:style-name="T125"> integration, usable with Sitemesh)</text:span></text:p>
        </text:list-item>
        <text:list-item>
          <text:p text:style-name="P157">Sophisticated template caching support</text:p>
        </text:list-item>
        <text:list-item>
          <text:p text:style-name="P158"><text:span text:style-name="T125">Works with </text:span><text:a xlink:type="simple" xlink:href="http://dandelion.github.io/datatables/" text:style-name="Internet_20_link" text:visited-style-name="Visited_20_Internet_20_Link"><text:span text:style-name="T126">Dandelion-Datatables</text:span></text:a></text:p>
        </text:list-item>
      </text:list>
      <text:p text:style-name="P134"><text:a xlink:type="simple" xlink:href="https://blog.zenika.com/2013/01/18/introducing-the-thymeleaf-template-engine/" text:style-name="Internet_20_link" text:visited-style-name="Visited_20_Internet_20_Link"><text:span text:style-name="T126">https://blog.zenika.com/2013/01/18/introducing-the-thymeleaf-template-engine/</text:span></text:a></text:p>
      <text:p text:style-name="P55"/>
      <text:h text:style-name="Heading_20_2" text:outline-level="2"><text:bookmark-start text:name="__RefHeading___Toc1323_721911962"/>1.<text:span text:style-name="T171">6</text:span> <text:span text:style-name="T172">Spring Security</text:span><text:bookmark-end text:name="__RefHeading___Toc1323_721911962"/></text:h>
      <text:p text:style-name="P42">Jest to projekt stworzony jak sama nazwa wskazuje w celu zapewnienia bezpieczeństwa danych użytkowników aplikacji jak i samej aplikacji w sieci. <text:span text:style-name="T173">Jest to potężne i bardzo elastyczne jeśli chodzi o konfigurację narzędzie dające twórcą aplikacji kontrolę nad uwierzytelnianiem i kontrolą dostępu. Jest on standardem jeśli chodzi o zabezpieczanie aplikacji tworzonych przy użyciu Springa. Jednym z jego atutów tak jak innych projektów Springa jest to, że łatwo można go rozszerzać i modyfikować, tak żeby dostosować jego funkcjonalność <text:s/>do wymagań biznesowych. <text:s/><text:line-break/>Jego główne cechy:</text:span></text:p>
      <text:p text:style-name="P42">- Kompleksowa i rozszerzalna obsługa zarówno uwierzytelniania, jak i autoryzacji</text:p>
      <text:p text:style-name="P43">- Ochrona przed atakami, takimi jak <text:span text:style-name="T174">session fixation</text:span>, clickjacking, CSRF <text:span text:style-name="T176">(c</text:span>ross site request forgery<text:span text:style-name="T176">)</text:span> itp. <text:span text:style-name="T176">Ochrona przed session fixation jest domyślnie aktywna. Jedną z opcji do wyboru jest zmiana ID sesji kiedy użytkownik się loguje w aplikacji.</text:span> <text:span text:style-name="T141">(sprawdzić jak to jest w springu zaimplementowane)</text:span></text:p>
      <text:p text:style-name="P42">[15]</text:p>
      <text:p text:style-name="P10"/>
      <text:p text:style-name="Text_20_body"/>
      <text:h text:style-name="P170" text:outline-level="2"><text:bookmark-start text:name="__RefHeading___Toc1916_417536786"/><text:soft-page-break/>1.<text:span text:style-name="T192">7</text:span> <text:span text:style-name="T192">Spring Boot</text:span><text:bookmark-end text:name="__RefHeading___Toc1916_417536786"/></text:h>
      <text:p text:style-name="P118"/>
      <text:p text:style-name="P49">Spring Boot <text:span text:style-name="T206">daje nam możliwość szybkiego tworzenia</text:span> aplikacji. Patrzy na twoją ścieżkę klasy i na skonfigurowane <text:span text:style-name="T206">obiekty bean</text:span>, dokonuje założeń na temat tego, czego brakuje <text:span text:style-name="T206">w konfiguracji</text:span> i dodaje t<text:span text:style-name="T206">o co jest wymagane do działania aplikacji.</text:span> Dzięki Spring Boot możesz bardziej skupić się na funkcjach biznesowych, a mniej na infrastrukturze. <text:span text:style-name="T206">Na przykład kiedy</text:span> Spring MVC jest <text:span text:style-name="T206">w zależnościach.</text:span> Istnieje kilka konkretnych <text:span text:style-name="T206">obiektów</text:span>, których prawie zawsze <text:span text:style-name="T206">potrzeba do jego funkcjonowania -</text:span> Spring Boot dodaje je automatycznie. Aplikacja Spring MVC również potrzebuje kontenera serwletu, więc Spring Boot automatycznie konfiguruje osadzony Tomcat. <text:span text:style-name="T206">Jeśli w zależnościach zamiast Tomcata dodamy Jetty wtedy automatycznie zostanie skonfigurowany Jetty. To samo się dzieje kiedy w zależnościach umieścimy </text:span>Thymeleaf – <text:span text:style-name="T207">Spring Boot doda kilka obiektów niezbędnych do działania tej biblioteki. Oczywiście wszystkie te domyślne ustawienia możemy łatwo nadpisać. Ważne jest to, że od razu mamy w pełni działającą aplikację. I jeśli nie potrzebujemy zmieniać domyślnych ustawień możemy od raz skupić się na tworzeniu logiki biznesowej. [20]</text:span></text:p>
      <text:p text:style-name="P10"/>
      <text:h text:style-name="P170" text:outline-level="2"><text:bookmark-start text:name="__RefHeading___Toc1516_366830727"/>1.<text:span text:style-name="T192">8</text:span> <text:span text:style-name="T168">Technologie fontendowe</text:span><text:bookmark-end text:name="__RefHeading___Toc1516_366830727"/></text:h>
      <text:h text:style-name="Heading_20_3" text:outline-level="3"><text:bookmark-start text:name="__RefHeading___Toc1325_721911962"/>1.<text:span text:style-name="T192">8</text:span>.1 Bootstrap<text:bookmark-end text:name="__RefHeading___Toc1325_721911962"/></text:h>
      <text:p text:style-name="P41">Moja aplikacja jest aplikacją webową. Czyli do wyświetalnia zawartości aplikacji i komunikowania się z nią użytkownicy będą używać przeglądarki internetowej. Usdostępnia ona również RESTowe interfejsy do komunikowania się bezpośrednio bez potrzeby wyświetlania widoku w przeglądarce ale ten obszar opiszę w innej części tej pracy.</text:p>
      <text:p text:style-name="P107"><text:span text:style-name="T26">Do sprawnego i <text:s/>łatwiejszego tworzenia schludnego wyglądu strony użyłem Bootstrapa. </text:span><text:span text:style-name="T25">Bootrstrap jest fonont-endowym frameworkiem pomagającym w szybkim i łatwym budowaniu mobilnych, responsywnych stron internetowych. Na początku rozwijany był przez Tweetera. Jest bardzo wszechstronny i używa się go od pisania aplikacji internetowych po skórki WordPress. Ponadto jest on darmowy, uniwersalny i intuicyjny w użyciu. Przy jego użyciu można stworzyć ciekawe i skomplikowane strony internetowe bazując na zwykłym prostym HTML i przekształcając go zgodnie ze swoimi potrzebami. Posiada on mnóstwo dodatkowych wtyczek jQuery, które zapewniają dodatkową funkcjonaności takie jak karuzele, przyciski i wiele innych. Dodatkowo daje on </text:span><text:span text:style-name="T27">wiele skrótów dzięki, którym tworzenie strony staje się szybsze i mniej czaso- i pracochłonne. W mojej pracy chciałem skupić się głównie na warstwie backendowej dlatego właśnie <text:s/>zdecydowałem się na użycie tego narzędzia. </text:span><text:span text:style-name="T123">[14]</text:span></text:p>
      <text:p text:style-name="Text_20_body"/>
      <text:h text:style-name="P170" text:outline-level="2"><text:bookmark-start text:name="__RefHeading___Toc2521_3287227940"/>1.<text:span text:style-name="T210">9</text:span> <text:span text:style-name="T210">ORM w Springu</text:span><text:bookmark-end text:name="__RefHeading___Toc2521_3287227940"/></text:h>
      <text:p text:style-name="P118"><text:a xlink:type="simple" xlink:href="https://docs.spring.io/spring/docs/4.2.x/spring-framework-reference/html/orm.html" text:style-name="Internet_20_link" text:visited-style-name="Visited_20_Internet_20_Link">https://docs.spring.io/spring/docs/4.2.x/spring-framework-reference/html/orm.html</text:a></text:p>
      <text:p text:style-name="P118"/>
      <text:p text:style-name="P118"/>
      <text:h text:style-name="P171" text:outline-level="2"><text:bookmark-start text:name="__RefHeading___Toc2523_3287227940"/><text:soft-page-break/>1.10 Testowanie aplikacji w Springu<text:bookmark-end text:name="__RefHeading___Toc2523_3287227940"/></text:h>
      <text:p text:style-name="P118"/>
      <text:p text:style-name="P118"><text:a xlink:type="simple" xlink:href="https://docs.spring.io/spring/docs/current/spring-framework-reference/testing.html" text:style-name="Internet_20_link" text:visited-style-name="Visited_20_Internet_20_Link">https://docs.spring.io/spring/docs/current/spring-framework-reference/testing.html</text:a></text:p>
      <text:h text:style-name="P171" text:outline-level="2"><text:bookmark-start text:name="__RefHeading___Toc2525_3287227940"/>1.1<text:span text:style-name="T211">1</text:span> Testowanie aplikacji w Springu<text:bookmark-end text:name="__RefHeading___Toc2525_3287227940"/></text:h>
      <text:p text:style-name="P118"/>
      <text:p text:style-name="P118"><text:a xlink:type="simple" xlink:href="https://docs.spring.io/spring-data/jdbc/docs/2.0.0.M2/reference/html/#reference" text:style-name="Internet_20_link" text:visited-style-name="Visited_20_Internet_20_Link">https://docs.spring.io/spring-data/jdbc/docs/2.0.0.M2/reference/html/#reference</text:a></text:p>
      <text:p text:style-name="P118"/>
      <text:p text:style-name="P118"/>
      <text:p text:style-name="P118"><text:a xlink:type="simple" xlink:href="https://docs.spring.io/spring/docs/current/spring-framework-reference/testing.html" text:style-name="Internet_20_link" text:visited-style-name="Visited_20_Internet_20_Link"/></text:p>
      <text:p text:style-name="P118"/>
      <text:h text:style-name="P121" text:outline-level="1"><text:bookmark-start text:name="__RefHeading___Toc736_1849423115"/>Rozdział <text:span text:style-name="T1">2</text:span><text:bookmark-end text:name="__RefHeading___Toc736_1849423115"/></text:h>
      <text:p text:style-name="P21">opisujący układ badawczy, jego przygotowanie, uruchomienie;</text:p>
      <text:p text:style-name="P31">W rozdziale tym opiszę narzędzia, których będę używał podczas tworzenia projektu. Będą one wykorzystywane na każdym etapie realizacji tego przedsięwzięcia. </text:p>
      <text:p text:style-name="P33">IDE Idea</text:p>
      <text:p text:style-name="P33"/>
      <text:p text:style-name="P33">Apache Maven <text:span text:style-name="T157">wraz z pluginami</text:span></text:p>
      <text:p text:style-name="P33"><text:a xlink:type="simple" xlink:href="https://maven.apache.org/" text:style-name="Internet_20_link" text:visited-style-name="Visited_20_Internet_20_Link"><text:span text:style-name="T154">https://maven.apache.org/</text:span></text:a></text:p>
      <text:p text:style-name="P34"/>
      <text:p text:style-name="P34">Apache Tomcat</text:p>
      <text:p text:style-name="P38"/>
      <text:p text:style-name="P142">Jetty</text:p>
      <text:p text:style-name="P32"/>
      <text:h text:style-name="P121" text:outline-level="1"><text:bookmark-start text:name="__RefHeading___Toc738_1849423115"/>Rozdział <text:span text:style-name="T1">3</text:span><text:bookmark-end text:name="__RefHeading___Toc738_1849423115"/></text:h>
      <text:p text:style-name="P21">opisujący jakie badania zamierza autor wykonać, następnie wyniki tych badań oraz ich</text:p>
      <text:p text:style-name="P20">analiza prowadząca do udowodnienia/obalenia tezy;</text:p>
      <text:p text:style-name="P10"/>
      <text:p text:style-name="P13">Badanie będzie p<text:span text:style-name="T130">o</text:span>legało na porównaniu możliwości jakie daj<text:span text:style-name="T130">ą</text:span> nam <text:span text:style-name="T130">obydwa podejścia (Spirng Framework i Spring Boot)</text:span> na <text:span text:style-name="T130">każdym</text:span> etapie tworzenia i wdrażania aplikacji na server. Każdy etap <text:soft-page-break/>będzie podsumowany pod kątem elastyczności, ilości kodu i czasu potrzebnego do wykonania danego procesu.</text:p>
      <text:p text:style-name="P13"/>
      <text:h text:style-name="P160" text:outline-level="2"><text:bookmark-start text:name="__RefHeading___Toc740_1849423115"/>3.1 Tworz<text:span text:style-name="T130">e</text:span>nie <text:span text:style-name="T142">podstawowej</text:span> konfiguracji<text:span text:style-name="T142"> </text:span>aplikacji <text:span text:style-name="T142">webowej</text:span>:<text:bookmark-end text:name="__RefHeading___Toc740_1849423115"/></text:h>
      <text:p text:style-name="P10"/>
      <text:h text:style-name="P173" text:outline-level="3"><text:bookmark-start text:name="__RefHeading___Toc742_1849423115"/>3.1.<text:span text:style-name="T136">1</text:span> <text:span text:style-name="T136">Używając Springa</text:span>:<text:bookmark-end text:name="__RefHeading___Toc742_1849423115"/></text:h>
      <text:p text:style-name="P101"/>
      <text:p text:style-name="P101">W mojej aplikacji wykorzystam projekt Spring Web MVC, który udostępnia funkcjonalności potrzebne do stworzenia aplikacji webowej. </text:p>
      <text:p text:style-name="P101">Spring MVC umożliwia nam stworzenie konfiguracji kontenera na 3 sposoby[2]:</text:p>
      <text:p text:style-name="P101">1) Tradycyjny opraty na pliku <text:span text:style-name="T124">web.xml</text:span></text:p>
      <text:p text:style-name="P138">Z tym podejściem można się spotkać w starszych projektach. Do wersji Spring 3.1 <text:s text:c="2"/>był to jedyny sposobem na skonfigurowanie klasy DispatcherServlet. Wpliku web.xml definiowaliśmy nazwę servletu, nazwę klasy używanej do tworzenia obiektu typu servlet oraz ścieżkę do pliku zawierającego konfigurację kontekstu springa (kolejny plik w formacie xml) oraz liczbę definiującą w jakiej kolejności servlety mają zostać załadowane (w przypadku aplikacji z wieloma servletami). Kolejną rzeczą jest stworzenie mapowania wzoru adresu URL <text:s/>na odpowiedni servlet [7]</text:p>
      <text:p text:style-name="P101">2) Mieszany, używający pliku web.xml oraz adnotacji spingowych</text:p>
      <text:p text:style-name="P138">Wersja 3.0 API Servletu umożliwiła konfigurację klasy DispatcherServlet przy użyciu kodu javy dzięki czemu plik web.xml stał się opcjonalny. Powyższą konfigurację można wykonać w klasie implementującej interfejs WebApplicationInitializer. W ten sposób wykonujemy konfigurację servletu przy pomocy kodu javy ale sama konfigruacja kontekstu aplikacji cały czas pozostaje w pliku xml. [7]</text:p>
      <text:p text:style-name="P101">3) Oparty w 100% na kodzie i adnotacjach, bez użycia pliku web.xml</text:p>
      <text:p text:style-name="P139"><text:span text:style-name="T52">W tym wariancie nie potrzebujemy używać żadnych plików xml. Tutaj też jest kilka możliwości. Jedna polega na użyciu klasy </text:span><text:span text:style-name="Source_20_Text"><text:span text:style-name="T73">AnnotationConfigWebApplicationContext, do której w konstruktorze przekazujemy nazwę klasy w której umieszczamy konfigurację kontekstu Springa. Druga opcja – zalecana w dokumentacji projektu, to <text:s/>rozszerzenie klasy </text:span></text:span><text:span text:style-name="Source_20_Text"><text:span text:style-name="T96">AbstractAnnotationConfigDispatcherServletInitializer</text:span></text:span><text:span text:style-name="Source_20_Text"><text:span text:style-name="T73"> </text:span></text:span><text:span text:style-name="Source_20_Text"><text:span text:style-name="T74"><text:s/>i zaimplementowanie trzech klas. W implementacji tych klas należy podać te same informacje niezbędne do stworzenia servletu przez kontener servletów (np. Apache Tomcat lub Jetty) czyli nazwę klasy zawierającej konfigurację servletu oraz mapowanie ścieżki servletu. </text:span></text:span><text:span text:style-name="Source_20_Text"><text:span text:style-name="T73">Konfiguracja wykonana przy użyciu kodu ja jest spójniejsza i łatwiej odczytać jej kontekst bo zazwyczaj klasy konfiguracyjne znajdują się w tych samych pakietach, w których znajdują się klasy przez nie konfigurowane. [2]</text:span></text:span></text:p>
      <text:p text:style-name="P48"><text:soft-page-break/><text:span text:style-name="T46">W projekcie użyłem </text:span><text:span text:style-name="T47">trzeciego</text:span><text:span text:style-name="T46"> podejścia ponieważ </text:span><text:span text:style-name="T47">pozwala ono pozbyć się konieczności używania plików xml i ograniczyć się do samego kodu java. Jest to podejście rekomendowane przez twórców platformy Spring</text:span><text:span text:style-name="T46">. </text:span></text:p>
      <text:p text:style-name="P48"><text:span text:style-name="T48">Opisać wszystkie 3 podejścia: plusy i minusy</text:span><text:span text:style-name="T41"> </text:span><text:a xlink:type="simple" xlink:href="https://docs.spring.io/spring/docs/5.2.1.RELEASE/spring-framework-reference/core.html#beans-annotation-config" text:style-name="Internet_20_link" text:visited-style-name="Visited_20_Internet_20_Link">https://docs.spring.io/spring/docs/5.2.1.RELEASE/spring-framework-reference/core.html#beans-annotation-config</text:a></text:p>
      <text:p text:style-name="P36">plik <text:s/><text:span text:style-name="T134">pom.xml</text:span></text:p>
      <text:p text:style-name="P130">&lt;dependencyManagement&gt;</text:p>
      <text:p text:style-name="P130"><text:s text:c="8"/>&lt;dependencies&gt;</text:p>
      <text:p text:style-name="P130"><text:s text:c="12"/>&lt;dependency&gt;</text:p>
      <text:p text:style-name="P130"><text:s text:c="16"/>&lt;groupId&gt;org.springframework&lt;/groupId&gt;</text:p>
      <text:p text:style-name="P130"><text:s text:c="16"/>&lt;artifactId&gt;spring-framework-bom&lt;/artifactId&gt;</text:p>
      <text:p text:style-name="P130"><text:s text:c="16"/>&lt;version&gt;5.2.1.RELEASE&lt;/version&gt;</text:p>
      <text:p text:style-name="P130"><text:s text:c="16"/>&lt;type&gt;pom&lt;/type&gt;</text:p>
      <text:p text:style-name="P130"><text:s text:c="16"/>&lt;scope&gt;import&lt;/scope&gt;</text:p>
      <text:p text:style-name="P130"><text:s text:c="12"/>&lt;/dependency&gt; <text:s/></text:p>
      <text:p text:style-name="P130"><text:s text:c="8"/>&lt;/dependencies&gt;</text:p>
      <text:p text:style-name="P130"><text:s text:c="4"/>&lt;/dependencyManagement&gt;</text:p>
      <text:p text:style-name="P130"><text:tab/> <text:s/>&lt;dependency&gt;</text:p>
      <text:p text:style-name="P130"><text:s text:c="12"/>&lt;groupId&gt;javax.servlet&lt;/groupId&gt;</text:p>
      <text:p text:style-name="P130"><text:s text:c="12"/>&lt;artifactId&gt;javax.servlet-api&lt;/artifactId&gt;</text:p>
      <text:p text:style-name="P130"><text:s text:c="12"/>&lt;version&gt;4.0.1&lt;/version&gt;</text:p>
      <text:p text:style-name="P130"><text:s text:c="12"/>&lt;scope&gt;provided&lt;/scope&gt;</text:p>
      <text:p text:style-name="P130"><text:s text:c="8"/>&lt;/dependency&gt;</text:p>
      <text:p text:style-name="P130"/>
      <text:p text:style-name="P130"><text:s text:c="8"/>&lt;dependency&gt;</text:p>
      <text:p text:style-name="P130"><text:s text:c="12"/>&lt;groupId&gt;org.springframework&lt;/groupId&gt;</text:p>
      <text:p text:style-name="P130"><text:s text:c="12"/>&lt;artifactId&gt;spring-web&lt;/artifactId&gt;</text:p>
      <text:p text:style-name="P130"><text:s text:c="8"/>&lt;/dependency&gt;</text:p>
      <text:p text:style-name="P130"><text:s text:c="8"/>&lt;dependency&gt;</text:p>
      <text:p text:style-name="P130"><text:s text:c="12"/>&lt;groupId&gt;org.springframework&lt;/groupId&gt;</text:p>
      <text:p text:style-name="P130"><text:s text:c="12"/>&lt;artifactId&gt;spring-webmvc&lt;/artifactId&gt;</text:p>
      <text:p text:style-name="P130"><text:s text:c="8"/>&lt;/dependency&gt;</text:p>
      <text:p text:style-name="P130"><text:s text:c="8"/>&lt;dependency&gt;</text:p>
      <text:p text:style-name="P130"><text:s text:c="12"/>&lt;groupId&gt;ch.qos.logback&lt;/groupId&gt;</text:p>
      <text:p text:style-name="P130"><text:s text:c="12"/>&lt;artifactId&gt;logback-classic&lt;/artifactId&gt;</text:p>
      <text:p text:style-name="P130"><text:s text:c="12"/>&lt;version&gt;1.2.3&lt;/version&gt;</text:p>
      <text:p text:style-name="P130"><text:s text:c="8"/>&lt;/dependency&gt;</text:p>
      <text:p text:style-name="P130"><text:s text:c="8"/>&lt;dependency&gt;</text:p>
      <text:p text:style-name="P130"><text:s text:c="12"/>&lt;groupId&gt;org.thymeleaf&lt;/groupId&gt;</text:p>
      <text:p text:style-name="P130"><text:s text:c="12"/>&lt;artifactId&gt;thymeleaf&lt;/artifactId&gt;</text:p>
      <text:p text:style-name="P130"><text:s text:c="12"/>&lt;version&gt;3.0.11.RELEASE&lt;/version&gt;</text:p>
      <text:p text:style-name="P130"><text:s text:c="8"/>&lt;/dependency&gt;</text:p>
      <text:p text:style-name="P130"><text:s text:c="8"/>&lt;dependency&gt;</text:p>
      <text:p text:style-name="P130"><text:s text:c="12"/>&lt;groupId&gt;org.thymeleaf&lt;/groupId&gt;</text:p>
      <text:p text:style-name="P130"><text:s text:c="12"/>&lt;artifactId&gt;thymeleaf-spring5&lt;/artifactId&gt;</text:p>
      <text:p text:style-name="P130"><text:s text:c="12"/>&lt;version&gt;3.0.11.RELEASE&lt;/version&gt;</text:p>
      <text:p text:style-name="P130"><text:s text:c="8"/>&lt;/dependency&gt;</text:p>
      <text:p text:style-name="P130"/>
      <text:p text:style-name="P130"><text:s text:c="8"/>&lt;dependency&gt;</text:p>
      <text:p text:style-name="P130"><text:s text:c="12"/>&lt;groupId&gt;nz.net.ultraq.thymeleaf&lt;/groupId&gt;</text:p>
      <text:p text:style-name="P130"><text:s text:c="12"/>&lt;artifactId&gt;thymeleaf-layout-dialect&lt;/artifactId&gt;</text:p>
      <text:p text:style-name="P130"><text:s text:c="12"/>&lt;version&gt;2.3.0&lt;/version&gt;</text:p>
      <text:p text:style-name="P130"><text:s text:c="8"/>&lt;/dependency&gt;</text:p>
      <text:p text:style-name="P130"><text:s text:c="8"/>&lt;dependency&gt;</text:p>
      <text:p text:style-name="P130"><text:s text:c="12"/>&lt;groupId&gt;org.thymeleaf.extras&lt;/groupId&gt;</text:p>
      <text:p text:style-name="P130"><text:s text:c="12"/>&lt;artifactId&gt;thymeleaf-extras-java8time&lt;/artifactId&gt;</text:p>
      <text:p text:style-name="P130"><text:s text:c="12"/>&lt;version&gt;3.0.1.RELEASE&lt;/version&gt;</text:p>
      <text:p text:style-name="P130"><text:s text:c="8"/>&lt;/dependency&gt;</text:p>
      <text:p text:style-name="P130"><text:soft-page-break/><text:s text:c="8"/>&lt;dependency&gt;</text:p>
      <text:p text:style-name="P130"><text:s text:c="12"/>&lt;groupId&gt;com.github.wnameless.json&lt;/groupId&gt;</text:p>
      <text:p text:style-name="P130"><text:s text:c="12"/>&lt;artifactId&gt;json-flattener&lt;/artifactId&gt;</text:p>
      <text:p text:style-name="P130"><text:s text:c="12"/>&lt;version&gt;0.8.1&lt;/version&gt;</text:p>
      <text:p text:style-name="P130"><text:s text:c="8"/>&lt;/dependency&gt;</text:p>
      <text:p text:style-name="P130"/>
      <text:p text:style-name="P39">Jak widać, jest tego dosyć dużo. <text:s/><text:span text:style-name="T178">Spring-security-bom i <text:s/>org.springframework </text:span>są pomocne w zarządzaniu wersjami bibliotek. Definiujemy w nich jaka wersja Springa nas interesuje dla danego projektu i wszystkie moduły wchodzące w skład danego projektu mają ustawione poprawne wersje.</text:p>
      <text:h text:style-name="P174" text:outline-level="3"><text:bookmark-start text:name="__RefHeading___Toc744_1849423115"/><text:span text:style-name="T59">3.1.</text:span><text:span text:style-name="T60">2</text:span><text:span text:style-name="T59"> </text:span><text:span text:style-name="T60">Używając Spring Boota</text:span><text:span text:style-name="T59">:</text:span><text:bookmark-end text:name="__RefHeading___Toc744_1849423115"/></text:h>
      <text:p text:style-name="P127"><text:span text:style-name="Source_20_Text"><text:span text:style-name="T78">Pierwszą </text:span></text:span><text:span text:style-name="Source_20_Text"><text:span text:style-name="T79">dużą różnicą którą można zauważyć na tym pierwszym początkowym etapie tworzenia konfiguracji Spring Boota jest to, </text:span></text:span><text:span text:style-name="Source_20_Text"><text:span text:style-name="T80">że całą żmudną i nie dającą widocznych efektów pracę może za nas zrobić narzędzie, które nazywa się </text:span></text:span><text:span text:style-name="Source_20_Text"><text:span text:style-name="T93">Sprign Boot Initializr</text:span></text:span><text:span text:style-name="Source_20_Text"><text:span text:style-name="T80">. Jest ono dostępne w postaci strony internetowej gdzie wybieramy podstawowe parametry naszej aplikacji takie jak: narzędzie do budowania projektu (Maven czy Gradle), język (Java, Kotlin, Groovy), wersję Spring Boota, metadane projektu czyli nazwę, opis, nazwę pakietu, rodzaj pakowania aplikacji (jar, war), wersję javy oraz zależności, jakich będziemy potrzebować w projekcie. Po podaniu tych parametrów aplikacja generuje nam paczkę, którą możemy zaimportować do naszego IDE. To samo możemy zrobić używając wtyczki w naszym IDE. Ja użyłem drugiego sposobu dzięki czemu nie musiałem importować pliku do Idei. W ten sposób, </text:span></text:span><text:span text:style-name="Source_20_Text"><text:span text:style-name="T81">po włączeniu przycisku uruchamiającego aplikację (bądź wpisując komendę </text:span></text:span><text:span text:style-name="Source_20_Text"><text:span text:style-name="T90">mvn:spring-boot:run</text:span></text:span><text:span text:style-name="Source_20_Text"><text:span text:style-name="T80"> mamy </text:span></text:span><text:span text:style-name="Source_20_Text"><text:span text:style-name="T81">działająca</text:span></text:span><text:span text:style-name="Source_20_Text"><text:span text:style-name="T80"> aplikację (razem ze wszystkimi potrzebnymi bibliotekami, postawionym </text:span></text:span><text:span text:style-name="Source_20_Text"><text:span text:style-name="T81">osadzonym w aplikacji Tomcatem oraz całym kontekstem springa wraz z ze zbudowanymi obiektami bean.<text:line-break/></text:span></text:span><text:span text:style-name="Source_20_Text"><text:span text:style-name="T82">Można też daną konfigurację zorbić bez użycia </text:span></text:span><text:span text:style-name="Source_20_Text"><text:span text:style-name="T80">Sprign Boot Initializr. </text:span></text:span><text:span text:style-name="Source_20_Text"><text:span text:style-name="T82">Wystarczy wtedy stworzyć strukturę folderów, uzupełnić odpowiednio plik </text:span></text:span><text:span text:style-name="Source_20_Text"><text:span text:style-name="T83">pom.xml</text:span></text:span><text:span text:style-name="Source_20_Text"><text:span text:style-name="T82"> oraz stworzyć jedną klasę oznaczoną specjalną adnotacją </text:span></text:span><text:span text:style-name="Source_20_Text"><text:span text:style-name="T91">@SpringBootApplication</text:span></text:span><text:span text:style-name="Source_20_Text"><text:span text:style-name="T84">, </text:span></text:span><text:span text:style-name="Source_20_Text"><text:span text:style-name="T85">która pod spodem składa się tak naprawdę z 3 innych adnotaji:<text:line-break/>- </text:span></text:span><text:span text:style-name="Source_20_Text"><text:span text:style-name="T84"><text:s/></text:span></text:span><text:span text:style-name="Source_20_Text"><text:span text:style-name="T91">@EnableAutoConfiguration</text:span></text:span><text:span text:style-name="Source_20_Text"><text:span text:style-name="T84"> – </text:span></text:span><text:span text:style-name="Source_20_Text"><text:span text:style-name="T85">aktywująca automatyczną konfigurację modułów kiedy tylko Spring wykryje odpowiednie zależności znajdujące się w naszym projekcie. Jest to bardzo wygodna funkcja przyspieszająca wystartowanie aplikacji. Wszystkie ustawienia można oczywiście nadpisać <text:s/>i pozmieniać ale już na starcie mamy działającą aplikację nad którą możemy zacząć pracować.<text:line-break/>-</text:span></text:span><text:span text:style-name="Source_20_Text"><text:span text:style-name="T92"> @ComponentScan</text:span></text:span><text:span text:style-name="Source_20_Text"><text:span text:style-name="T85"> – </text:span></text:span><text:span text:style-name="Source_20_Text"><text:span text:style-name="T87">adnotacja, użyta również w wersji aplikacji opartej o Spring Framework, uruchamiająca mechanizm skanowania pakietów w celu odnalezienia klas oznaczonych adnotacją </text:span></text:span><text:span text:style-name="Source_20_Text"><text:span text:style-name="T94">@Component </text:span></text:span><text:span text:style-name="Source_20_Text"><text:span text:style-name="T87">bądź jej pochodnymi. Adntacja ta mówi Springowi, że należy stworzyć instancję tego obiektu podczas budowania konteneru aplikacji.<text:line-break/>- </text:span></text:span><text:span text:style-name="Source_20_Text"><text:span text:style-name="T94">@Configuration –</text:span></text:span><text:span text:style-name="Source_20_Text"><text:span text:style-name="T87"> </text:span></text:span><text:span text:style-name="Source_20_Text"><text:span text:style-name="T88">konfigracja, również używana w wersji projektu Spring Framework, mówiąca <text:s/>że klasa deklaruje jedną lub więcej metodę oznaczoną adnotacją </text:span></text:span><text:span text:style-name="Source_20_Text"><text:span text:style-name="T95">@Bean </text:span></text:span><text:span text:style-name="Source_20_Text"><text:span text:style-name="T88">i może być przetwarzana przez kontener Spring w celu wygenerowania definicji komponentów typu bean w czasie budowania aplikacji. </text:span></text:span><text:span text:style-name="Source_20_Text"><text:span text:style-name="T86">[17]</text:span></text:span></text:p>
      <text:p text:style-name="P125"><text:span text:style-name="Source_20_Text"><text:span text:style-name="T94"/></text:span></text:p>
      <text:p text:style-name="P124"><text:span text:style-name="Source_20_Text"><text:span text:style-name="T89">Jak widać z powyższego opisu konfiguracja w Spring Boocie odbywa się przy pomocy adnotacji. Jest możliwe skonfigurowanie komponentów bean w pliku xml i podczas budowania aplikacji, zaimportowania ich do kontekstu, ale jest to niekonwencjonalne rozwiązane.</text:span></text:span></text:p>
      <text:p text:style-name="P126"><text:span text:style-name="Source_20_Text"><text:span text:style-name="T94">plik <text:s/></text:span></text:span><text:span text:style-name="Source_20_Text"><text:span text:style-name="T97">pom.xml</text:span></text:span></text:p>
      <text:p text:style-name="P124"><text:soft-page-break/><text:span text:style-name="Source_20_Text"><text:span text:style-name="T75">W pliku konfiguracyjnym Mavena zamieszczamy mniej zależności, które pozwalają nam uzyskać ten sam efekt:</text:span></text:span></text:p>
      <text:p text:style-name="P130"><text:s text:c="8"/>&lt;dependency&gt;</text:p>
      <text:p text:style-name="P130"><text:s text:c="12"/>&lt;groupId&gt;org.springframework.boot&lt;/groupId&gt;</text:p>
      <text:p text:style-name="P130"><text:s text:c="12"/>&lt;artifactId&gt;spring-boot-starter-thymeleaf&lt;/artifactId&gt;</text:p>
      <text:p text:style-name="P130"><text:s text:c="8"/>&lt;/dependency&gt;</text:p>
      <text:p text:style-name="P130"><text:s text:c="8"/>&lt;dependency&gt;</text:p>
      <text:p text:style-name="P130"><text:s text:c="12"/>&lt;groupId&gt;org.springframework.boot&lt;/groupId&gt;</text:p>
      <text:p text:style-name="P130"><text:s text:c="12"/>&lt;artifactId&gt;spring-boot-starter-web&lt;/artifactId&gt;</text:p>
      <text:p text:style-name="P130"><text:s text:c="8"/>&lt;/dependency&gt;</text:p>
      <text:p text:style-name="P130"/>
      <text:p text:style-name="P128"><text:span text:style-name="Source_20_Text"><text:span text:style-name="T76">Pominąłem tutaj te zależności, które są takie same w obydwu projektach oraz te, które są dostępne tylko w projekcie Spring Boot. </text:span></text:span><text:span text:style-name="Source_20_Text"><text:span text:style-name="T77">Są to zależności, które pobierają odpowiednie biblioteki i nie musimy sami określać co dokładanie będzie nam potrzebne. Oczywiście jeśli chcemy użyć innych bibliotek możemy je dodatkowo zdefiniować, ale podstawowy zestaw zostanie pobrany do naszego projektu. </text:span></text:span></text:p>
      <text:p text:style-name="P139"><text:span text:style-name="Source_20_Text"><text:span text:style-name="T74"/></text:span></text:p>
      <text:h text:style-name="P180" text:outline-level="3"><text:bookmark-start text:name="__RefHeading___Toc746_1849423115"/><text:span text:style-name="T143">3.1.</text:span><text:span text:style-name="T145">3</text:span><text:span text:style-name="T143"> </text:span><text:span text:style-name="T144">Porównanie</text:span><text:span text:style-name="T143">:</text:span><text:bookmark-end text:name="__RefHeading___Toc746_1849423115"/></text:h>
      <text:p text:style-name="P62"><text:span text:style-name="Source_20_Text"><text:span text:style-name="T196">Twrórcy Springa nie </text:span></text:span><text:span text:style-name="Source_20_Text"><text:span text:style-name="T197">stworzyli</text:span></text:span><text:span text:style-name="Source_20_Text"><text:span text:style-name="T196"> narz</text:span></text:span><text:span text:style-name="Source_20_Text"><text:span text:style-name="T197">ęd</text:span></text:span><text:span text:style-name="Source_20_Text"><text:span text:style-name="T196">zia </text:span></text:span><text:span text:style-name="Source_20_Text"><text:span text:style-name="T200">Sprign Boot Initializr </text:span></text:span><text:span text:style-name="Source_20_Text"><text:span text:style-name="T197">dla Spring Framework, jest on tylko dostępny dla Spring Boot. Jest to duża przewaga dla Spring Boota ponieważ oszczędza to dużo czasu w początkowej fazie tworzenia aplikacji. Jeśli wybierzemy Spring Framework pracę tą będziemy musieli wykonać manualnie. </text:span></text:span><text:span text:style-name="Source_20_Text"><text:span text:style-name="T198">W pliku </text:span></text:span><text:span text:style-name="Source_20_Text"><text:span text:style-name="T199">pom.xml</text:span></text:span><text:span text:style-name="Source_20_Text"><text:span text:style-name="T198"> jest znacznie mniej zależności o których musimy pomyśleć. Generalnie stworzenie podstawowej konfiguracji w przypadku Spring Boota zajęło mi parę minut, a w przypadku Spring Framework znacznie dłużej. Wynikało to też m.in. z tego, że obecnie łatwiej jest znaleźć przykłady konfiguracji dla Spirng Boota. Kolejnym czynnikiem komplikującym ten proces w przypaku Spring Framework jest to, że konfiguracje można zrobić na wiele różnych sposobów. Nawet w oficjalnej dokumentacji Springa są podane dwa różne sposoby inicjalizowania aplikacji servletowej. </text:span></text:span></text:p>
      <text:p text:style-name="P61"><text:span text:style-name="Source_20_Text"><text:span text:style-name="T198"/></text:span></text:p>
      <text:h text:style-name="Heading_20_2" text:outline-level="2"><text:bookmark-start text:name="__RefHeading___Toc937_4276612188"/>3<text:span text:style-name="T3">.2 Konfigurowanie poszczególnych funkcjonalności aplikacji</text:span><text:bookmark-end text:name="__RefHeading___Toc937_4276612188"/></text:h>
      <text:h text:style-name="P181" text:outline-level="3"><text:bookmark-start text:name="__RefHeading___Toc939_4276612188"/>3.<text:span text:style-name="T153">2</text:span>.<text:span text:style-name="T136">1</text:span> <text:span text:style-name="T136">Używając Springa</text:span>:<text:bookmark-end text:name="__RefHeading___Toc939_4276612188"/></text:h>
      <text:p text:style-name="P58"/>
      <text:p text:style-name="P92"><text:span text:style-name="T16">Klasa zawierająca </text:span><text:span text:style-name="T3">konfigurację</text:span><text:span text:style-name="T14"> </text:span></text:p>
      <text:p text:style-name="P93"><text:span text:style-name="T16">Konfigurację</text:span><text:span text:style-name="T14"> aplikacji postanowiłem umieścić w klasie o nazwie WebConfig. W niej będę tworzyły </text:span><text:span text:style-name="T16">elementy</text:span><text:span text:style-name="T14"> bean oznaczone adnotacją @Bean oraz nadpisywał metody z dwóch interfejsów.</text:span></text:p>
      <text:list xml:id="list4294957615" text:style-name="L2">
        <text:list-item>
          <text:p text:style-name="P140"><text:span text:style-name="T14">W</text:span><text:span text:style-name="T11">ebMvcConfigurer: </text:span><text:span text:style-name="T14">Interfejs te</text:span><text:span text:style-name="T15">n</text:span><text:span text:style-name="T14"> posiadają metody zawierające konfigurację </text:span><text:span text:style-name="T15">funkcjonalności</text:span><text:span text:style-name="T14"> aplikacji związane </text:span><text:span text:style-name="T15">z projektem Spring MVC. Nadpisując te metody możemy modyfikować domyśle ustawien</text:span><text:span text:style-name="T16">i</text:span><text:span text:style-name="T15">a dla aplikacji. [10]</text:span></text:p>
        </text:list-item>
        <text:list-item>
          <text:p text:style-name="P141">ApplicationContextAware: dzięki temu interfejsowi, który wymusza na nas nadpisanie metody setApplicationContext <text:span text:style-name="T151">dającej nam dostęp do kontekstu aplikacji co jest potrzebne przy konfigurowaniu w dalszej części innych funkcjonalności. </text:span></text:p>
        </text:list-item>
      </text:list>
      <text:p text:style-name="P93"><text:soft-page-break/><text:span text:style-name="T18">K</text:span><text:span text:style-name="T17">onfigurowanie widoków</text:span></text:p>
      <text:p text:style-name="P94"><text:span text:style-name="T11">Kolejną rzeczą do skonfigurowania jest silnik szablonów generujący pliki html. </text:span><text:span text:style-name="T12">W projekcie do </text:span><text:span text:style-name="T11">tego celu użyłem Thymeleaf. W tym celu najpierw dodaję dwie zależności w pliku pom.xml:<text:line-break/>- thymeleaf<text:line-break/></text:span><text:span text:style-name="T57">- thymeleaf-spring4</text:span></text:p>
      <text:p text:style-name="P72">Następnie w klasie konfiguracyjnej tworzymy <text:span text:style-name="T203">2</text:span> beany <text:span text:style-name="T203">z konfiguracją</text:span>:</text:p>
      <text:p text:style-name="P132"><text:s/>@Bean</text:p>
      <text:p text:style-name="P132"><text:s text:c="4"/>public ViewResolver htmlViewResolver() {</text:p>
      <text:p text:style-name="P132"><text:s text:c="8"/>ThymeleafViewResolver resolver = new ThymeleafViewResolver();</text:p>
      <text:p text:style-name="P132"><text:s text:c="8"/>resolver.setTemplateEngine(templateEngine(htmlTemplateResolver()));</text:p>
      <text:p text:style-name="P132"><text:s text:c="8"/>resolver.setContentType("text/html");</text:p>
      <text:p text:style-name="P132"><text:s text:c="8"/>resolver.setCharacterEncoding("UTF-8");</text:p>
      <text:p text:style-name="P132"><text:s text:c="8"/>resolver.setViewNames(new String[] {"*.html"});</text:p>
      <text:p text:style-name="P132"><text:s text:c="8"/>return resolver;</text:p>
      <text:p text:style-name="P132"><text:s text:c="4"/>}</text:p>
      <text:p text:style-name="P132"/>
      <text:p text:style-name="P132"><text:s text:c="4"/>@Bean</text:p>
      <text:p text:style-name="P132"><text:s text:c="4"/>@Description("Spring Message Resolver")</text:p>
      <text:p text:style-name="P132"><text:s text:c="4"/>public ResourceBundleMessageSource messageSource() {</text:p>
      <text:p text:style-name="P132"><text:s text:c="8"/>ResourceBundleMessageSource messageSource = new ResourceBundleMessageSource();</text:p>
      <text:p text:style-name="P132"><text:s text:c="8"/>messageSource.setBasename("messages");</text:p>
      <text:p text:style-name="P132"><text:s text:c="8"/>return messageSource;</text:p>
      <text:p text:style-name="P132"><text:s text:c="4"/>}</text:p>
      <text:p text:style-name="P100"><text:tab/></text:p>
      <text:p text:style-name="P95">Ikona favicon</text:p>
      <text:p text:style-name="P100">Każda aplikacja/strona internetowa powinna posiadać ikonkę favicon. Jest to ikonka wyświetlana w zakładce przeglądarki gdzie jest wyświetlana w postaci miniaturowej ikonki. W Spring MVC nie ma przygotowanego mechanizmu do obsługi żądań wysyłanych automatycznie przez przeglądarki po tą ikonkę. Można poradzić sobie z tym brakiem tworząc nową metodę oznaczoną adnotacją @Controller wychwytującą żądania ze ścieżką „favicon.ico” i przekierować to żądnie na ścieżkę pod którą zamieściliśmy daną ikonę.</text:p>
      <text:p text:style-name="P132">@GetMapping("favicon.ico")</text:p>
      <text:p text:style-name="P132">String favicon() {</text:p>
      <text:p text:style-name="P132"><text:s text:c="4"/>return "forward:/resources/images/favicon.ico";</text:p>
      <text:p text:style-name="P132">}</text:p>
      <text:p text:style-name="P130"/>
      <text:p text:style-name="P97">Serwowanie statycznego kontentu</text:p>
      <text:p text:style-name="P99">W aplikacji należy zdefiniować lokalizację statycznych plików czyli arkuszy stylów css, plików zawierających kod javaScript oraz inne pliki takie jak tekst czy obrazki. W tym celu należy nadpisać metodę <text:span text:style-name="T178">addResourceHandlers</text:span> w której definiujemy pod jaką ścieżką mają być dostępne poszczególne pliki. </text:p>
      <text:p text:style-name="P132"><text:s text:c="3"/>public void addResourceHandlers(ResourceHandlerRegistry registry) {</text:p>
      <text:p text:style-name="P132"><text:s text:c="8"/>registry</text:p>
      <text:p text:style-name="P132"><text:s text:c="16"/>.addResourceHandler("/**")</text:p>
      <text:p text:style-name="P132"><text:s text:c="16"/>.addResourceLocations("/resources/")</text:p>
      <text:p text:style-name="P132"><text:s text:c="16"/>.setCachePeriod(3600)</text:p>
      <text:p text:style-name="P132"><text:s text:c="16"/>.resourceChain(true)</text:p>
      <text:p text:style-name="P132"><text:s text:c="16"/>.addResolver(new PathResourceResolver());;</text:p>
      <text:p text:style-name="P132"><text:s text:c="4"/>}</text:p>
      <text:p text:style-name="P132"/>
      <text:p text:style-name="P99"><text:soft-page-break/>Tego rodzaju pliki powinny znajdować się pod ścieżką webapp/resources. <text:span text:style-name="T152">Dodatkowo mamy możliwość</text:span> <text:span text:style-name="T152">ustawienia czasu jak długo dany plik przeglądarka powinna trzymać u siebie w pamięci podręcznej. </text:span>[11] <text:span text:style-name="T152">[12]</text:span></text:p>
      <text:p text:style-name="P64"/>
      <text:h text:style-name="P175" text:outline-level="3"><text:bookmark-start text:name="__RefHeading___Toc941_4276612188"/><text:span text:style-name="T59">3.</text:span><text:span text:style-name="T61">2</text:span><text:span text:style-name="T59">.</text:span><text:span text:style-name="T60">2</text:span><text:span text:style-name="T59"> </text:span><text:span text:style-name="T60">Używając Spring Boota</text:span><text:span text:style-name="T59">:</text:span><text:bookmark-end text:name="__RefHeading___Toc941_4276612188"/></text:h>
      <text:p text:style-name="P57"/>
      <text:p text:style-name="P65"><text:span text:style-name="T151">Klasa zawierająca </text:span>konfigurację<text:span text:style-name="T201"> </text:span></text:p>
      <text:p text:style-name="P69">W tym przypadku wystarczy, że nadpiszemy jedną metodę: <text:span text:style-name="T178">addViewControllers</text:span> tak jak poprzednio. Nie musimy się przejmować konfiguracją szablonów widoków.</text:p>
      <text:p text:style-name="P65"/>
      <text:p text:style-name="P96">Ikona favicon</text:p>
      <text:p text:style-name="P68">w tym przypadku <text:span text:style-name="T194">wystarczy umieścić plik </text:span><text:span text:style-name="T179">favicon.ico</text:span><text:span text:style-name="T194"> w folderze static/resources. Jest to domyśla lokalizacja gdzie aplikacja szuka tej ikonki kiedy przyjdzie do niej żądanie HTTP po ten zasób.</text:span></text:p>
      <text:p text:style-name="P68"/>
      <text:p text:style-name="P70"><text:span text:style-name="T180">K</text:span><text:span text:style-name="T178">onfigurowanie widoków</text:span></text:p>
      <text:p text:style-name="P69">Tutaj również możemy być wdzięczni twórcom projektu Spring Boot ponieważ oszczędzili nam dużo konfiguracji. W zasadzie samo zaimportowanie zależności do pliku pom.xml rozwiązało nam problem konfiguracji szablonów widoków. Podstawową domyśla konfiguracja była dla mnie wystarczająca, żeby móc cieszyć się w pełni funkcjonalnością Thymeleafa. <text:s/></text:p>
      <text:p text:style-name="P68"/>
      <text:p text:style-name="P66">Serwowanie statycznego kontentu</text:p>
      <text:p text:style-name="P71">W Spring Boocie możemy się cieszyć z automatycznej konfiguracji i nie musimy definiować, gdzie statycznych plików będzie szukała aplikacja podczas serwowania stron internetowych. Kiedy zajrzymy w ustawienia Spring Boota to zobaczymy, że statyczne pliku są wyszukiwane w podanych lokalizacjach:</text:p>
      <text:p text:style-name="P133">private static final String[] CLASSPATH_RESOURCE_LOCATIONS = {</text:p>
      <text:p text:style-name="P133"><text:tab/><text:tab/>"classpath:/META-INF/resources/", "classpath:/resources/",</text:p>
      <text:p text:style-name="P133"><text:tab/><text:tab/>"classpath:/static/", "classpath:/public/" };</text:p>
      <text:p text:style-name="P133">a metoda, którą wcześnie musieliśmy sami nadpisywac jest zdefinowana w ten sposób:</text:p>
      <text:p text:style-name="P133">public void addResourceHandlers(ResourceHandlerRegistry registry) {</text:p>
      <text:p text:style-name="P133"><text:tab/>if (!registry.hasMappingForPattern("/webjars/**")) {</text:p>
      <text:p text:style-name="P133"><text:tab/><text:tab/>registry.addResourceHandler("/webjars/**").addResourceLocations(</text:p>
      <text:p text:style-name="P133"><text:tab/><text:tab/><text:tab/><text:tab/>"classpath:/META-INF/resources/webjars/");</text:p>
      <text:p text:style-name="P133"><text:tab/>}</text:p>
      <text:p text:style-name="P133"><text:tab/>if (!registry.hasMappingForPattern("/**")) {</text:p>
      <text:p text:style-name="P133"><text:tab/><text:tab/>registry.addResourceHandler("/**").addResourceLocations(</text:p>
      <text:p text:style-name="P133"><text:tab/><text:tab/><text:tab/><text:tab/>RESOURCE_LOCATIONS);</text:p>
      <text:p text:style-name="P133"><text:tab/>}</text:p>
      <text:p text:style-name="P133">} <text:span text:style-name="T205">[18]</text:span></text:p>
      <text:p text:style-name="P133"/>
      <text:p text:style-name="P71"><text:soft-page-break/>Jednak nie daje nam to tego samego efektu co konfiguracja w Spring Framework. Jeśli chcemy <text:span text:style-name="T204">zdefiniować</text:span> czas <text:span text:style-name="T204">przez jaki statyczne pliki mają być trzymane w pamięci podręcznej przeglądarki musimy nadpisać ta metodę. </text:span></text:p>
      <text:p text:style-name="P66"/>
      <text:h text:style-name="P183" text:outline-level="3"><text:bookmark-start text:name="__RefHeading___Toc746_18494231151"/>3.<text:span text:style-name="T153">2</text:span>.<text:span text:style-name="T153">3</text:span> <text:span text:style-name="T137">Porównanie</text:span>:<text:bookmark-end text:name="__RefHeading___Toc746_18494231151"/></text:h>
      <text:p text:style-name="P67">Spring Boot pod tym względem jest lepszy. <text:span text:style-name="T195">Nie trzeba nic konfigurować ani dodawać mapowania żądań. Wystarczy umieścić plik w odpowiednim katalogu i ikona favicon jest aktywna. Jeśli jednak chcemy zmienić domyślne zachowanie aplikacji to i tak będziemy musieli nadpisać metody konfigurujące. Ale ogólnie lepiej jest użyć Spring Boota, bo zmieniamy tylko to co nam się nie podoba i nie musimy wszystkiego od zera definować.</text:span></text:p>
      <text:p text:style-name="P56"/>
      <text:p text:style-name="P56"/>
      <text:h text:style-name="P172" text:outline-level="2"><text:bookmark-start text:name="__RefHeading___Toc1292_3822358379"/>3.<text:span text:style-name="T153">3</text:span> <text:span text:style-name="T153">Budowanie, włączanie i <text:s/>debugowanie aplikacji </text:span><text:bookmark-end text:name="__RefHeading___Toc1292_3822358379"/></text:h>
      <text:h text:style-name="P182" text:outline-level="3"><text:bookmark-start text:name="__RefHeading___Toc939_42766121881"/>3.<text:span text:style-name="T153">2</text:span>.<text:span text:style-name="T136">1</text:span> <text:span text:style-name="T136">Używając Springa</text:span>:<text:bookmark-end text:name="__RefHeading___Toc939_42766121881"/></text:h>
      <text:p text:style-name="P103"><text:span text:style-name="T49">Do budowania aplikacji użyjemy Maven’a. Tworzę aplikację webową, która do działania </text:span><text:span text:style-name="T50">potrzebuje kontenera sevletów. Aplikacja musi zostać najpierw zbudowana. Proces ten obejmuje kompilacje </text:span><text:span text:style-name="T51">plików tekstowych z rozszerzeniem .java do plików binarnych z rozszerzeniem .class, spakowanie ich wraz z pozostałymi plikami wykorzystywanymi w naszej aplikacji (pliki z właściwościami, konfiguracyjne logowania, z kodem javaScript, z HTMLem, obrazy itp.) <text:s/>do formatu WAR (</text:span><text:span text:style-name="T101">W</text:span><text:span text:style-name="T105">eb application </text:span><text:span text:style-name="T101">Ar</text:span><text:span text:style-name="T105">chive</text:span><text:span text:style-name="T106">). Następnie plik ten należy umieścić w kontenerze aplikacji. Ja wybrałem najpopularniejszy na rynku Apache Tomcat. W momencie umieszczenia aplikacji w kontenerze – aplikacja jest </text:span><text:span text:style-name="T107">stratowana</text:span><text:span text:style-name="T106"> automatycznie przez kontener. </text:span><text:span text:style-name="T107">Jak widać z powyższego opisu wystartowanie <text:s/>aplikacji wymaga sporo działań i nie jest takie proste. Dlatego nie robi się tego ręcznie tylko wykorzystuje narzędzia automatyzujące pracę. Jednym z takich narzędzi jest Maven. Posiada on pluginy umożliwiające wystartowanie aplikacji wewnątrz IDE odpalając odpowiednią komendę. W starszych projektach używających Tomcata w wersji 7 i niższej czyli tych tworzonych do 2014r. Można było z powodzeniem używać bardzo wygodnego pluginu </text:span><text:span text:style-name="T102">tomcat7-maven-plugin</text:span><text:span text:style-name="T108"> niestety nie wspiera on nowszych wersji Tomcata, więc nie mogłem go użyć w moim projekcie. Poświęciłem jednak mnóstwo czasu na skonfigurowanie tego pluginu, żeby można było zastosować nowsze wersje Tomcata. Nie dało się jednak ominąć niektóry barier i jedne do czego doszedłem to wdrożenie aplikacji na lokalnie postawiony serwer Tomcata. Nie było to jednak zbyt </text:span><text:span text:style-name="T109">efektywne rozwiązanie bo wymagało ode mnie wcześniejszego włączenia serwera. Następnie musiał bym po wdrożeniu łączyć się do niego konfigurując dodatkowe budowanie aplikacji w IDE. <text:s/></text:span></text:p>
      <text:p text:style-name="P98"/>
      <text:p text:style-name="P63"/>
      <text:h text:style-name="P176" text:outline-level="3"><text:bookmark-start text:name="__RefHeading___Toc941_42766121881"/><text:soft-page-break/><text:span text:style-name="T59">3.</text:span><text:span text:style-name="T62">3</text:span><text:span text:style-name="T59">.</text:span><text:span text:style-name="T60">2</text:span><text:span text:style-name="T59"> </text:span><text:span text:style-name="T60">Używając Spring Boota</text:span><text:bookmark-end text:name="__RefHeading___Toc941_42766121881"/></text:h>
      <text:p text:style-name="P83"><text:span text:style-name="T146">Spring boot jest domyślnie wyposażony w bardzo przydatne narzędzia, których deweloperzy mogą używać podczas tworzenia aplikacji. </text:span><text:span text:style-name="T184">Spring Boot Devtools</text:span><text:span text:style-name="T146">, bo o nich mowa, możemy w łatwy sposób zaimportować do projektu dodając zależność do pliku </text:span><text:span text:style-name="T147">pom.xml</text:span><text:span text:style-name="T146">:</text:span></text:p>
      <text:p text:style-name="P133"><text:s text:c="4"/>&lt;dependency&gt;</text:p>
      <text:p text:style-name="P133"><text:s text:c="8"/>&lt;groupId&gt;org.springframework.boot&lt;/groupId&gt;</text:p>
      <text:p text:style-name="P133"><text:s text:c="8"/>&lt;artifactId&gt;spring-boot-devtools&lt;/artifactId&gt;</text:p>
      <text:p text:style-name="P133"><text:s text:c="8"/>&lt;optional&gt;true&lt;/optional&gt;</text:p>
      <text:p text:style-name="P133"><text:s text:c="4"/>&lt;/dependency&gt;</text:p>
      <text:p text:style-name="P133"/>
      <text:p text:style-name="P79">Dostarczają one takich funkcjonalności jak:</text:p>
      <text:p text:style-name="P82">- <text:span text:style-name="T189">wyłącza cacheowanie danych w przeglądarce poprzez usunięcie z żądań nagłówków określających jak dane mają być długo zachowane w pamięci podręcznej (chodzi tutaj o serwowanie statycznych zasobów). <text:s/>Również w silnikach szablonów HTML zostaje wyłączona funkcja cache.</text:span></text:p>
      <text:p text:style-name="P82">- <text:span text:style-name="T190">włącza dokładniejsze logowanie (poziom DEBUG) dla logów z grupy web logging co daje programiście więcej potrzebnych informacji podczas debugowania aplikacji</text:span></text:p>
      <text:p text:style-name="P82">- <text:span text:style-name="T190">automatyczne restartowanie aplikacji po zmianie kodu</text:span></text:p>
      <text:p text:style-name="P82">- <text:span text:style-name="T191">liveReload czyli przeładowanie strony przeglądarki, które następuje automatycznie po zmianie zawartości <text:s/>plików ze statycznym kontentem (HTML, CSS, JS) [19]</text:span></text:p>
      <text:h text:style-name="P184" text:outline-level="3"><text:bookmark-start text:name="__RefHeading___Toc746_184942311511"/><text:span text:style-name="T146">3.</text:span><text:span text:style-name="T148">3</text:span><text:span text:style-name="T146">.</text:span><text:span text:style-name="T149">3</text:span><text:span text:style-name="T146"> </text:span><text:span text:style-name="T150">Porównanie</text:span><text:span text:style-name="T146">:</text:span><text:bookmark-end text:name="__RefHeading___Toc746_184942311511"/></text:h>
      <text:p text:style-name="P81">Dzięki użyciu narzędzi ze <text:span text:style-name="T181">Spring Boot Devtools</text:span> praca nad rozwojem aplikacji jest znacznie płynniejsza i wymaga od nas mniej akcji. Nie musimy przeładowywać przeglądarki i restartować aplikacji. Jeśli robimy to ręcznie to oprócz tego, że zabiera nam czas to prowadzi nieraz do dziwnych błędów, albo marnujemy czas zastanawiając się czemu coś nie działa a powinno. I okazuje się, że coś nie zostało przeładowane i patrzymy na stary widok. Wykonywanie takich prostych czynności czasem jest również frustrujące, a to nie sprzyja efektywnej pracy. <text:line-break/>Kolejnym dużym usprawnieniem jest wbudowany kontener servletu. Domyślnie jest to Tomcat, ale bardzo łatwo można przestawić go na Jetty. W przypadku Spring Framework trzeba było używać dodatkowych wtyczek. Tutaj mamy od razu kontener aplikacji w standardzie i nie musimy nic więcej dodawać, żeby móc uruchomić aplikację. Jak widać wybór Spring Boota daje nam w tym obszarze dużo usprawnień i pomaga nam w prostych ale nieuniknionych czynnościach co pozwala skupić się na tworzeniu logiki biznesowej.</text:p>
      <text:h text:style-name="Heading_20_2" text:outline-level="2"><text:bookmark-start text:name="__RefHeading___Toc1518_366830727"/>3.4. Tworzenie logiki biznesowej<text:bookmark-end text:name="__RefHeading___Toc1518_366830727"/></text:h>
      <text:p text:style-name="P104"><text:span text:style-name="T112">Samo stworzenie </text:span><text:span text:style-name="T111">logiki biznesowej nie różni się praktycznie <text:s/>niczym w obydwu przypadkach. Mechanizm konwersji <text:s/>formatów jsona przekazywanego z forntendu na ten oczekiwany przez użytkownika będzie obsługiwany przez serwis czyli klasę javy oznaczoną adnotacją @Service. Klasa </text:span><text:span text:style-name="T103">JsonFlattener </text:span><text:span text:style-name="T111">wygląda dokładnie tak samo w obydwu aplikacjach. Do obsługi konwersji używałem klasy z publicznego repozytorium: </text:span><text:a xlink:type="simple" xlink:href="https://github.com/wnameless/json-flattener" text:style-name="Internet_20_link" text:visited-style-name="Visited_20_Internet_20_Link">https://github.com/wnameless/json-flattener</text:a><text:span text:style-name="T3">. </text:span><text:span text:style-name="T21">Na stronie autora można znaleźć opis możliwości danej </text:span><text:span text:style-name="T22">biblioteki</text:span><text:span text:style-name="T21"> wraz z przykładami użycia. </text:span></text:p>
      <text:p text:style-name="P56"/>
      <text:h text:style-name="P165" text:outline-level="2"><text:bookmark-start text:name="__RefHeading___Toc1520_366830727"/><text:soft-page-break/>3.<text:span text:style-name="T169">5</text:span>. <text:span text:style-name="T169">Uwierzytelnienie i autoryzacja</text:span><text:bookmark-end text:name="__RefHeading___Toc1520_366830727"/></text:h>
      <text:p text:style-name="P73">W celu <text:span text:style-name="T170">zapewnienia</text:span> <text:span text:style-name="T175">dostępu do swoich danych użytkownicy aplikacji będą mogli stworzyć konto i zalogować się. Na swoim koncie będą mogli przeglądać pliki JSON które wcześniej zostały przez nich przekonwertowane i <text:s/>zapisane. Do tego celu posłużymy się możliwościami jakie danej nam projekt Spring Security. Spring Security integruje się z kontenerem serwletu za pomocą standardowego Filtra serwletu. Oznacza to, że działa z każdą aplikacją działającą w kontenerze serwletów.</text:span></text:p>
      <text:p text:style-name="P73"/>
      <text:h text:style-name="P185" text:outline-level="3"><text:bookmark-start text:name="__RefHeading___Toc1522_366830727"/><text:span text:style-name="T69">3.</text:span><text:span text:style-name="T71">5</text:span><text:span text:style-name="T69">.</text:span><text:span text:style-name="T70">1</text:span><text:span text:style-name="T69"> </text:span><text:span text:style-name="T70">Używając Springa</text:span><text:bookmark-end text:name="__RefHeading___Toc1522_366830727"/></text:h>
      <text:p text:style-name="P75">Najpierw musimy <text:span text:style-name="T177">zdefiniować</text:span> w pliku <text:span text:style-name="T202">pom.xml</text:span> jakich zależności będziemy potrzebować. <text:span text:style-name="T177">W naszym przypadku wystarczą nam dwa artefakty:</text:span></text:p>
      <text:p text:style-name="P129"><text:s text:c="7"/>&lt;dependency&gt;</text:p>
      <text:p text:style-name="P129"><text:s text:c="12"/>&lt;groupId&gt;org.springframework.security&lt;/groupId&gt;</text:p>
      <text:p text:style-name="P129"><text:s text:c="12"/>&lt;artifactId&gt;spring-security-web&lt;/artifactId&gt;</text:p>
      <text:p text:style-name="P129"><text:s text:c="8"/>&lt;/dependency&gt;</text:p>
      <text:p text:style-name="P129"><text:s text:c="8"/>&lt;dependency&gt;</text:p>
      <text:p text:style-name="P129"><text:s text:c="12"/>&lt;groupId&gt;org.springframework.security&lt;/groupId&gt;</text:p>
      <text:p text:style-name="P129"><text:s text:c="12"/>&lt;artifactId&gt;spring-security-config&lt;/artifactId&gt;</text:p>
      <text:p text:style-name="P129"><text:s text:c="8"/>&lt;/dependency&gt;</text:p>
      <text:p text:style-name="P74"><text:s text:c="8"/></text:p>
      <text:p text:style-name="P80">W celu ujednolicenia zależności poszczególnych modułów możemy umieścić w pliku <text:span text:style-name="T202">pom.xml</text:span> w sekcji <text:span text:style-name="T178">dependencyManagement </text:span>zaleźność do całej grupy modułów zwi<text:span text:style-name="T185">ązanych ze Sprng Security:</text:span></text:p>
      <text:p text:style-name="P130">&lt;dependency&gt;</text:p>
      <text:p text:style-name="P130"><text:s text:c="4"/>&lt;groupId&gt;org.springframework.security&lt;/groupId&gt;</text:p>
      <text:p text:style-name="P130"><text:s text:c="4"/>&lt;artifactId&gt;spring-security-bom&lt;/artifactId&gt;</text:p>
      <text:p text:style-name="P130"><text:s text:c="4"/>&lt;version&gt;5.2.1.RELEASE&lt;/version&gt;</text:p>
      <text:p text:style-name="P130"><text:s text:c="4"/>&lt;type&gt;pom&lt;/type&gt;</text:p>
      <text:p text:style-name="P130"><text:s text:c="4"/>&lt;scope&gt;import&lt;/scope&gt;</text:p>
      <text:p text:style-name="P130">&lt;/dependency&gt;<text:line-break/></text:p>
      <text:p text:style-name="P77">Następnie należy stworzyć klasę, która zainicjuje działanie Spring Security w aplikacji:</text:p>
      <text:p text:style-name="P130">public class InitSecurity extends AbstractSecurityWebApplicationInitializer {</text:p>
      <text:p text:style-name="P130"><text:s text:c="4"/>public InitSecurity() {</text:p>
      <text:p text:style-name="P130"><text:s text:c="8"/>super(WebSecurityConfig.class);</text:p>
      <text:p text:style-name="P130"><text:s text:c="4"/>}</text:p>
      <text:p text:style-name="P130">}</text:p>
      <text:p text:style-name="P131"/>
      <text:p text:style-name="P110"><text:span text:style-name="T30">W ten sposób </text:span><text:span text:style-name="T31">dodaliśmy </text:span><text:span text:style-name="T104">ContextLoaderListener</text:span><text:span text:style-name="T114"> kt</text:span><text:span text:style-name="T111">óry ładuje konfigurację </text:span><text:span text:style-name="T113">zdefiniowaną</text:span><text:span text:style-name="T111"> w klasie <text:s/>WebSecurityConfig. Klasa <text:s/></text:span><text:span text:style-name="T103">WebSecurityConfig</text:span><text:span text:style-name="T111"> tworzy tylko jeden obiekt bean, który uruchamia w naszej aplikacji wiele </text:span><text:span text:style-name="T113">funkcjonalności</text:span><text:span text:style-name="T111"> związanych z bezpieczeństwem.</text:span></text:p>
      <text:p text:style-name="P130">@EnableWebSecurity</text:p>
      <text:p text:style-name="P130">public class WebSecurityConfig {</text:p>
      <text:p text:style-name="P130"/>
      <text:p text:style-name="P130"><text:s text:c="4"/>@Bean</text:p>
      <text:p text:style-name="P130"><text:s text:c="4"/>public UserDetailsService userDetailsService() {</text:p>
      <text:p text:style-name="P130"><text:s text:c="8"/>UserDetails user = User.withDefaultPasswordEncoder()</text:p>
      <text:p text:style-name="P130"><text:s text:c="12"/>.username("user")</text:p>
      <text:p text:style-name="P130"><text:s text:c="12"/>.password("password")</text:p>
      <text:p text:style-name="P130"><text:s text:c="12"/>.roles("USER")</text:p>
      <text:p text:style-name="P130"><text:s text:c="12"/>.build();</text:p>
      <text:p text:style-name="P130"><text:soft-page-break/><text:s text:c="8"/>return <text:s/>new InMemoryUserDetailsManager(user);</text:p>
      <text:p text:style-name="P130"><text:s text:c="4"/>}</text:p>
      <text:p text:style-name="P130">}</text:p>
      <text:p text:style-name="P78"/>
      <text:p text:style-name="P111"><text:span text:style-name="T115">D</text:span><text:span text:style-name="T110">o tych funkcjonalności możemy zaliczyć:</text:span></text:p>
      <text:p text:style-name="P111"><text:span text:style-name="T110">- </text:span><text:span text:style-name="T116">wymaganie uwierzytelnienia od każdego użytkownika aplikacji</text:span></text:p>
      <text:p text:style-name="P111"><text:span text:style-name="T110">- </text:span><text:span text:style-name="T116">wygenerowanie domyślnego formularza do logowania</text:span></text:p>
      <text:p text:style-name="P111"><text:span text:style-name="T110">- </text:span><text:span text:style-name="T116">pozwala użytkownikowi o loginie i haśle określonym w metodach użytych do </text:span><text:span text:style-name="T119">konfiguracji</text:span><text:span text:style-name="T116"> logować się do aplikacji</text:span></text:p>
      <text:p text:style-name="P111"><text:span text:style-name="T110">- </text:span><text:span text:style-name="T116">zabezpieczenie przechowywanego hasła przy pomocy Bcrypt (implementacja metody haszowania hasła)</text:span></text:p>
      <text:p text:style-name="P111"><text:span text:style-name="T110">- </text:span><text:span text:style-name="T116">umożliwienie użytkownikowi wylogowanie się z aplikacji</text:span></text:p>
      <text:p text:style-name="P111"><text:span text:style-name="T116">- zabezpieczenie przed atakiem </text:span><text:span text:style-name="T110">CSRF</text:span></text:p>
      <text:p text:style-name="P112"><text:span text:style-name="T116">- zabezpieczenie przed </text:span><text:span text:style-name="T110">Session Fixation</text:span></text:p>
      <text:p text:style-name="P111"><text:span text:style-name="T110">- </text:span><text:span text:style-name="T117">aktywuje integrację z nagłówkami żądań: <text:line-break/></text:span><text:span text:style-name="T110">HTTP Strict Transport Security, X-Content-Type-Options, Cache Control, X-XSS-Protection, X-Frame-Options</text:span></text:p>
      <text:p text:style-name="P111"><text:span text:style-name="T110">- </text:span><text:span text:style-name="T118">udostępnia kilka metod zdefinowanych w specyfikacji API Servletu</text:span></text:p>
      <text:p text:style-name="P152">Długość sesji</text:p>
      <text:p text:style-name="P151">Ustalenie długości sesji z poziomu aplikacji jest możliwa tylko przy użyciu pliku <text:span text:style-name="T178">web.xml</text:span> nie jest to możliwe kiedy konfiguruje się aplikację, bez użycia plików xml tak jak to ma miejsce w przypadku mojej aplikacji. <text:span text:style-name="T214">Można również ustawić długość sesji modyfikując plik web.xml Tomcata ale wtedy zmiana ta dotknie wszystkch aplikacji znajdujących się na tym serwerze. Jest natomiast możliwe ustawienie sesji dla poszczególnych żądań:</text:span></text:p>
      <text:p text:style-name="P153">HttpSession session = request.getSession();<text:line-break/>session.setMaxInactiveInterval(1<text:span text:style-name="T214">5</text:span>*60); <text:span text:style-name="T214">[22]</text:span></text:p>
      <text:p text:style-name="P152"/>
      <text:h text:style-name="P186" text:outline-level="3"><text:bookmark-start text:name="__RefHeading___Toc1524_366830727"/><text:span text:style-name="T69">3.</text:span><text:span text:style-name="T71">5</text:span><text:span text:style-name="T69">.</text:span><text:span text:style-name="T72">2</text:span><text:span text:style-name="T69"> </text:span><text:span text:style-name="T70">Używając Spring </text:span><text:span text:style-name="T72">Boota</text:span><text:bookmark-end text:name="__RefHeading___Toc1524_366830727"/></text:h>
      <text:p text:style-name="P76">W przypadku Spring Boota wystraczy nam jedna zależność która <text:span text:style-name="T186">zawiera</text:span> wszystko co będzie nam potrzebne do użycia <text:span text:style-name="T186">bibliotek</text:span> z projektu Spring Security</text:p>
      <text:p text:style-name="P135"><text:s text:c="4"/>&lt;dependency&gt;</text:p>
      <text:p text:style-name="P135"><text:s text:c="8"/>&lt;groupId&gt;org.springframework.boot&lt;/groupId&gt;</text:p>
      <text:p text:style-name="P135"><text:s text:c="8"/>&lt;artifactId&gt;spring-boot-starter-security&lt;/artifactId&gt;</text:p>
      <text:p text:style-name="P136"><text:s text:c="4"/>&lt;/dependency&gt;</text:p>
      <text:p text:style-name="P137">[16] </text:p>
      <text:p text:style-name="P135"/>
      <text:p text:style-name="P149">To wszystko co potrzebujemy, żeby <text:span text:style-name="T187">osiągnąć ten sam efekt co w poprzednim podpunkcie. Jedyną różnicą jest to, że hasło zostało wygenerowane i wypisane w konsoli podczas uruchamiania aplikacji. Jeśli chcemy je nadpisać to robimy to samo co w przypadku Spring Farmework. Czyli tworzymy klasę <text:s/></text:span><text:span text:style-name="T182">WebSecurityConfig </text:span><text:span text:style-name="T187"><text:s/>i tworzymy w niej klasę zwracającą </text:span><text:span text:style-name="T182">UserDetailsService.</text:span></text:p>
      <text:p text:style-name="P149"><text:soft-page-break/><text:span text:style-name="T182"/></text:p>
      <text:p text:style-name="P152"><text:span text:style-name="T187">Długość sesji</text:span></text:p>
      <text:p text:style-name="P145"><text:span text:style-name="T122">Żeby ustawić długość sesji wystarczy dodać jedną linię w pliku </text:span><text:span text:style-name="T120">application.properties</text:span><text:span text:style-name="T122">:</text:span></text:p>
      <text:p text:style-name="P156">server.servlet.session.timeout=15m</text:p>
      <text:p text:style-name="P150">Dzięki czemu długość sesji będzie wynosiła 15 minut. <text:span text:style-name="T213">[22]</text:span></text:p>
      <text:p text:style-name="P145"><text:span text:style-name="T121"/></text:p>
      <text:p text:style-name="P145"><text:span text:style-name="T68">3.</text:span><text:span text:style-name="T63">5</text:span><text:span text:style-name="T68">.</text:span><text:span text:style-name="T66">3</text:span><text:span text:style-name="T68"> </text:span><text:span text:style-name="T65">Porównanie</text:span></text:p>
      <text:p text:style-name="P47">W tym przypadku nie doświadczymy dużej różnicy. Trochę mniej zależności w pliku pom.xml oraz <text:span text:style-name="T208">dodanie adnotacji </text:span><text:span text:style-name="T183">@EnableWebSecurity</text:span><text:span text:style-name="T155"> to jest jedyne dodatkowe działanie, które jest od nas wymagane jeśli zdecydujemy się na tworzenie aplikacji przy użyciu Spring Framework. </text:span><text:span text:style-name="T156">Plusem natomiast jest możliwość łatwego ustawienia długości sesji dla zalogowanych użytkowników.</text:span></text:p>
      <text:h text:style-name="P166" text:outline-level="2"><text:bookmark-start text:name="__RefHeading___Toc1920_417536786"/>3.<text:span text:style-name="T192">6</text:span>. <text:span text:style-name="T192">Testowanie aplikacji</text:span><text:bookmark-end text:name="__RefHeading___Toc1920_417536786"/></text:h>
      <text:p text:style-name="P47">Testowanie funkcjonalności aplikacji jest nierozłącznym elementem procesu tworzenia oprogramowania. Dlatego <text:span text:style-name="T193">usprawnienia w tym zakresie również będą w znacznym stopniu poprawiały efektywność wytwarzania aplikacji.</text:span></text:p>
      <text:h text:style-name="P177" text:outline-level="3"><text:bookmark-start text:name="__RefHeading___Toc1922_417536786"/><text:span text:style-name="T58">3.</text:span><text:span text:style-name="T65">6</text:span><text:span text:style-name="T58">.</text:span><text:span text:style-name="T60">1</text:span><text:span text:style-name="T58"> </text:span><text:span text:style-name="T60">Używając Springa</text:span><text:bookmark-end text:name="__RefHeading___Toc1922_417536786"/></text:h>
      <text:p text:style-name="P59"/>
      <text:p text:style-name="P59"/>
      <text:h text:style-name="P178" text:outline-level="3"><text:bookmark-start text:name="__RefHeading___Toc1924_417536786"/><text:span text:style-name="T58">3.</text:span><text:span text:style-name="T66">6</text:span><text:span text:style-name="T58">.</text:span><text:span text:style-name="T64">2</text:span><text:span text:style-name="T58"> </text:span><text:span text:style-name="T60">Używając Spring </text:span><text:span text:style-name="T64">Boota</text:span><text:bookmark-end text:name="__RefHeading___Toc1924_417536786"/></text:h>
      <text:p text:style-name="P60"/>
      <text:p text:style-name="P113"><text:a xlink:type="simple" xlink:href="https://spring.io/guides/gs/spring-boot/" text:style-name="Internet_20_link" text:visited-style-name="Visited_20_Internet_20_Link"><text:span text:style-name="T72">https://spring.io/guides/gs/spring-boot/</text:span></text:a></text:p>
      <text:h text:style-name="P178" text:outline-level="3"><text:bookmark-start text:name="__RefHeading___Toc1926_417536786"/><text:span text:style-name="T64">3.</text:span><text:span text:style-name="T66">6</text:span><text:span text:style-name="T64">.</text:span><text:span text:style-name="T66">3</text:span><text:span text:style-name="T64"> </text:span><text:span text:style-name="T65">Porównanie</text:span><text:bookmark-end text:name="__RefHeading___Toc1926_417536786"/></text:h>
      <text:p text:style-name="P60"/>
      <text:p text:style-name="P60"/>
      <text:h text:style-name="P167" text:outline-level="2"><text:bookmark-start text:name="__RefHeading___Toc2527_3287227940"/>3.<text:span text:style-name="T212">7</text:span>. <text:span text:style-name="T212">Komunikacja z bazą danych</text:span><text:bookmark-end text:name="__RefHeading___Toc2527_3287227940"/></text:h>
      <text:p text:style-name="P144"/>
      <text:p text:style-name="P143">Spirng Data JDBC</text:p>
      <text:p text:style-name="P143">Spring Data JPA</text:p>
      <text:p text:style-name="P144"/>
      <text:h text:style-name="P179" text:outline-level="3"><text:bookmark-start text:name="__RefHeading___Toc1922_4175367861"/><text:soft-page-break/><text:span text:style-name="T58">3.</text:span><text:span text:style-name="T67">7</text:span><text:span text:style-name="T58">.</text:span><text:span text:style-name="T60">1</text:span><text:span text:style-name="T58"> </text:span><text:span text:style-name="T60">Używając Springa</text:span><text:bookmark-end text:name="__RefHeading___Toc1922_4175367861"/></text:h>
      <text:p text:style-name="P148"/>
      <text:p text:style-name="P148"/>
      <text:h text:style-name="P179" text:outline-level="3"><text:bookmark-start text:name="__RefHeading___Toc1924_4175367861"/><text:span text:style-name="T58">3.</text:span><text:span text:style-name="T67">7</text:span><text:span text:style-name="T58">.</text:span><text:span text:style-name="T64">2</text:span><text:span text:style-name="T58"> </text:span><text:span text:style-name="T60">Używając Spring </text:span><text:span text:style-name="T64">Boota</text:span><text:bookmark-end text:name="__RefHeading___Toc1924_4175367861"/></text:h>
      <text:p text:style-name="P147"/>
      <text:h text:style-name="P187" text:outline-level="3"><text:bookmark-start text:name="__RefHeading___Toc1926_4175367861"/><text:span text:style-name="T72">3.7.3 Porównanie</text:span><text:bookmark-end text:name="__RefHeading___Toc1926_4175367861"/></text:h>
      <text:p text:style-name="P60"/>
      <text:h text:style-name="P159" text:outline-level="1"><text:bookmark-start text:name="__RefHeading___Toc748_1849423115"/>Zakończenie <text:bookmark-end text:name="__RefHeading___Toc748_1849423115"/></text:h>
      <text:p text:style-name="P50">Jak zakładali twórcy projektu Spring Boot tworzenie i uruchamianie aplikacji jest szybsze, wygodniejsze i bardziej efektywne kiedy wybierzemy ich projekt zamiast projektu Spring Framework. </text:p>
      <text:p text:style-name="P50"/>
      <text:p text:style-name="P50"/>
      <text:p text:style-name="P10">skomentowanie trudności w realizacji tematu, plany rozwoju, itp.</text:p>
      <text:p text:style-name="P10"/>
      <text:p text:style-name="P3"/>
      <text:p text:style-name="P4"/>
      <text:p text:style-name="P4"/>
      <text:p text:style-name="P4">* [Building a RESTful Web Service](https://spring.io/guides/gs/rest-service/)</text:p>
      <text:p text:style-name="P4">* [Serving Web Content with Spring MVC](https://spring.io/guides/gs/serving-web-content/)</text:p>
      <text:p text:style-name="P1"><text:span text:style-name="T3">* [Building REST services with Spring](</text:span><text:a xlink:type="simple" xlink:href="https://spring.io/guides/tutorials/bookmarks/" text:style-name="Internet_20_link" text:visited-style-name="Visited_20_Internet_20_Link">https://spring.io/guides/tutorials/bookmarks/</text:a><text:span text:style-name="T3">)</text:span></text:p>
      <text:p text:style-name="P8"/>
      <text:h text:style-name="Heading_20_1" text:outline-level="1"><text:bookmark-start text:name="__RefHeading___Toc2529_3287227940"/>Bibliografia<text:bookmark-end text:name="__RefHeading___Toc2529_3287227940"/></text:h>
      <text:p text:style-name="P8"/>
      <text:p text:style-name="P1"><text:a xlink:type="simple" xlink:href="https://docs.spring.io/spring/docs/current/spring-framework-reference/web.html" text:style-name="Internet_20_link" text:visited-style-name="Visited_20_Internet_20_Link"><text:span text:style-name="T3">https://docs.spring.io/spring/docs/current/spring-framework-reference/web.html</text:span></text:a></text:p>
      <text:p text:style-name="P4"/>
      <text:p text:style-name="P1"><text:a xlink:type="simple" xlink:href="https://www.baeldung.com/spring-vs-spring-boot" text:style-name="Internet_20_link" text:visited-style-name="Visited_20_Internet_20_Link"><text:span text:style-name="T3">https://www.baeldung.com/spring-vs-spring-boot</text:span></text:a></text:p>
      <text:p text:style-name="P4"/>
      <text:p text:style-name="P2"><text:span text:style-name="T4">budowanie kontenera contextu I kontenera springa: </text:span><text:a xlink:type="simple" xlink:href="https://docs.spring.io/spring/docs/current/javadoc-api/org/springframework/context/annotation/Configuration.html" text:style-name="Internet_20_link" text:visited-style-name="Visited_20_Internet_20_Link"><text:span text:style-name="T3">https://docs.spring.io/spring/docs/current/javadoc-api/org/springframework/context/annotation/Configuration.html</text:span></text:a></text:p>
      <text:p text:style-name="P5"/>
      <text:p text:style-name="P7">generowanie kluczy żeby umożliwić tls w aplikacji:</text:p>
      <text:p text:style-name="P7"><text:a xlink:type="simple" xlink:href="https://community.pivotal.io/s/article/Generating-a-self-signed-SSL-certificate-using-the-Java-keytool-command" text:style-name="Internet_20_link" text:visited-style-name="Visited_20_Internet_20_Link">https://community.pivotal.io/s/article/Generating-a-self-signed-SSL-certificate-using-the-Java-keytool-command</text:a></text:p>
      <text:p text:style-name="P5"/>
      <text:p text:style-name="P6">Bibliografia:</text:p>
      <text:p text:style-name="P9"><text:span text:style-name="T5">[1] </text:span><text:a xlink:type="simple" xlink:href="https://www.javappa.com/kurs-spring" text:style-name="Internet_20_link" text:visited-style-name="Visited_20_Internet_20_Link"><text:span text:style-name="T3">https://www.javappa.com/kurs-spring</text:span></text:a></text:p>
      <text:p text:style-name="P53"><text:soft-page-break/><text:span text:style-name="T6">[2] </text:span><text:a xlink:type="simple" xlink:href="https://docs.spring.io/spring/docs/current/javadoc-api/org/springframework/web/WebApplicationInitializer.html" text:style-name="Internet_20_link" text:visited-style-name="Visited_20_Internet_20_Link"><text:span text:style-name="T3">https://docs.spring.io/spring/docs/current/javadoc-api/org/springframework/web/WebApplicationInitializer.html</text:span></text:a></text:p>
      <text:p text:style-name="P85"><text:span text:style-name="T3">[3] </text:span><text:a xlink:type="simple" xlink:href="https://www.oracle.com/technetwork/java/javase/overview/oracle-jdk-faqs.html" text:style-name="Internet_20_link" text:visited-style-name="Visited_20_Internet_20_Link">https://www.oracle.com/technetwork/java/javase/overview/oracle-jdk-faqs.html</text:a></text:p>
      <text:p text:style-name="P86"><text:span text:style-name="T8">[4] </text:span><text:a xlink:type="simple" xlink:href="https://docs.spring.io/spring/docs/5.2.1.RELEASE/spring-framework-reference/overview.html#overview" text:style-name="Internet_20_link" text:visited-style-name="Visited_20_Internet_20_Link"><text:span text:style-name="T3">https://docs.spring.io/spring/docs/5.2.1.RELEASE/spring-framework-reference/overview.html#overview</text:span></text:a></text:p>
      <text:p text:style-name="P87"><text:span text:style-name="T7">[5] </text:span><text:a xlink:type="simple" xlink:href="https://docs.spring.io/spring/docs/3.0.0.M4/reference/html/ch01s02.html" text:style-name="Internet_20_link" text:visited-style-name="Visited_20_Internet_20_Link"><text:span text:style-name="T3">https://docs.spring.io/spring/docs/3.0.0.M4/reference/html/ch01s02.html</text:span></text:a></text:p>
      <text:p text:style-name="P88"><text:span text:style-name="T9">[6] </text:span><text:a xlink:type="simple" xlink:href="https://docs.spring.io/spring/docs/current/spring-framework-reference/web.html#mvc" text:style-name="Internet_20_link" text:visited-style-name="Visited_20_Internet_20_Link"><text:span text:style-name="T3">https://docs.spring.io/spring/docs/current/spring-framework-reference/web.html#mvc</text:span></text:a></text:p>
      <text:p text:style-name="P89"><text:span text:style-name="T10">[7] </text:span><text:a xlink:type="simple" xlink:href="https://www.baeldung.com/spring-xml-vs-java-config" text:style-name="Internet_20_link" text:visited-style-name="Visited_20_Internet_20_Link"><text:span text:style-name="T3">https://www.baeldung.com/spring-xml-vs-java-config</text:span></text:a></text:p>
      <text:p text:style-name="P90"><text:span text:style-name="T13">[8] </text:span><text:a xlink:type="simple" xlink:href="https://docs.spring.io/spring/docs/current/javadoc-api/org/springframework/web/servlet/ViewResolver.html" text:style-name="Internet_20_link" text:visited-style-name="Visited_20_Internet_20_Link"><text:span text:style-name="T3">https://docs.spring.io/spring/docs/current/javadoc-api/org/springframework/web/servlet/ViewResolver.html</text:span></text:a></text:p>
      <text:p text:style-name="P90"><text:span text:style-name="T13">[9] </text:span><text:a xlink:type="simple" xlink:href="https://www.baeldung.com/spring-mvc-view-resolver-tutorial" text:style-name="Internet_20_link" text:visited-style-name="Visited_20_Internet_20_Link"><text:span text:style-name="T3">https://www.baeldung.com/spring-mvc-view-resolver-tutorial</text:span></text:a></text:p>
      <text:p text:style-name="P91"><text:span text:style-name="T15">[10] </text:span><text:a xlink:type="simple" xlink:href="https://docs.spring.io/spring-framework/docs/current/javadoc-api/org/springframework/web/servlet/config/annotation/WebMvcConfigurer.html" text:style-name="Internet_20_link" text:visited-style-name="Visited_20_Internet_20_Link"><text:span text:style-name="T3">https://docs.spring.io/spring-framework/docs/current/javadoc-api/org/springframework/web/servlet/config/annotation/WebMvcConfigurer.html</text:span></text:a></text:p>
      <text:p text:style-name="P102"><text:span text:style-name="T15">[</text:span><text:span text:style-name="T19">11] </text:span><text:a xlink:type="simple" xlink:href="https://www.baeldung.com/spring-mvc-static-resources" text:style-name="Internet_20_link" text:visited-style-name="Visited_20_Internet_20_Link"><text:span text:style-name="T3">https://www.baeldung.com/spring-mvc-static-resources</text:span></text:a></text:p>
      <text:p text:style-name="P105"><text:span text:style-name="T19">[</text:span><text:span text:style-name="T20">12] </text:span><text:a xlink:type="simple" xlink:href="https://docs.spring.io/spring/docs/current/javadoc-api/org/springframework/web/servlet/config/annotation/ResourceHandlerRegistration.html#setCachePeriod-java.lang.Integer-" text:style-name="Internet_20_link" text:visited-style-name="Visited_20_Internet_20_Link"><text:span text:style-name="T3">https://docs.spring.io/spring/docs/current/javadoc-api/org/springframework/web/servlet/config/annotation/ResourceHandlerRegistration.html#setCachePeriod-java.lang.Integer-</text:span></text:a></text:p>
      <text:p text:style-name="P106"><text:span text:style-name="T24">[13] </text:span><text:a xlink:type="simple" xlink:href="https://spring.io/projects" text:style-name="Internet_20_link" text:visited-style-name="Visited_20_Internet_20_Link"><text:span text:style-name="T3">https://spring.io/projects</text:span></text:a></text:p>
      <text:p text:style-name="P108"><text:span text:style-name="T25">[14] </text:span><text:a xlink:type="simple" xlink:href="https://websitesetup.org/bootstrap-tutorial-for-beginners/" text:style-name="Internet_20_link" text:visited-style-name="Visited_20_Internet_20_Link"><text:span text:style-name="T3">https://websitesetup.org/bootstrap-tutorial-for-beginners/</text:span></text:a></text:p>
      <text:p text:style-name="P109"><text:span text:style-name="T28">[15] </text:span><text:a xlink:type="simple" xlink:href="https://spring.io/projects/spring-security#overview" text:style-name="Internet_20_link" text:visited-style-name="Visited_20_Internet_20_Link"><text:span text:style-name="T3">https://spring.io/projects/spring-security#overview</text:span></text:a></text:p>
      <text:p text:style-name="P114"><text:span text:style-name="T28">[</text:span><text:span text:style-name="T29">16] </text:span><text:a xlink:type="simple" xlink:href="https://docs.spring.io/spring-security/site/docs/current/reference/htmlsingle/" text:style-name="Internet_20_link" text:visited-style-name="Visited_20_Internet_20_Link"><text:span text:style-name="T3">https://docs.spring.io/spring-security/site/docs/current/reference/htmlsingle/</text:span></text:a></text:p>
      <text:p text:style-name="P115"><text:span text:style-name="T32">[17] </text:span><text:a xlink:type="simple" xlink:href="https://docs.spring.io/spring-boot/docs/2.1.6.RELEASE/reference/html/using-boot-using-springbootapplication-annotation.html" text:style-name="Internet_20_link" text:visited-style-name="Visited_20_Internet_20_Link"><text:span text:style-name="T3">https://docs.spring.io/spring-boot/docs/2.1.6.RELEASE/reference/html/using-boot-using-springbootapplication-annotation.html</text:span></text:a></text:p>
      <text:p text:style-name="P116"><text:span text:style-name="T33">[18] </text:span><text:a xlink:type="simple" xlink:href="https://spring.io/blog/2013/12/19/serving-static-web-content-with-spring-boot" text:style-name="Internet_20_link" text:visited-style-name="Visited_20_Internet_20_Link"><text:span text:style-name="T3">https://spring.io/blog/2013/12/19/serving-static-web-content-with-spring-boot</text:span></text:a></text:p>
      <text:p text:style-name="P117"><text:span text:style-name="T33">[</text:span><text:span text:style-name="T34">19] </text:span><text:a xlink:type="simple" xlink:href="https://docs.spring.io/spring-boot/docs/current/reference/html/using-spring-boot.html#using-boot-devtools" text:style-name="Internet_20_link" text:visited-style-name="Visited_20_Internet_20_Link"><text:span text:style-name="T3">https://docs.spring.io/spring-boot/docs/current/reference/html/using-spring-boot.html#using-boot-devtools</text:span></text:a></text:p>
      <text:p text:style-name="P119"><text:span text:style-name="T34">[</text:span><text:span text:style-name="T3">20] </text:span><text:a xlink:type="simple" xlink:href="https://spring.io/guides/gs/spring-boot/" text:style-name="Internet_20_link" text:visited-style-name="Visited_20_Internet_20_Link">https://spring.io/guides/gs/spring-boot/</text:a></text:p>
      <text:p text:style-name="P154"><text:span text:style-name="T35">[21] </text:span><text:a xlink:type="simple" xlink:href="https://www.oracle.com/webfolder/technetwork/tutorials/obe/java/basic_app_embedded_tomcat/basic_app-tomcat-embedded.html#section4" text:style-name="Internet_20_link" text:visited-style-name="Visited_20_Internet_20_Link"><text:span text:style-name="T3">https://www.oracle.com/webfolder/technetwork/tutorials/obe/java/basic_app_embedded_tomcat/basic_app-tomcat-embedded.html#section4</text:span></text:a></text:p>
      <text:p text:style-name="P155"><text:span text:style-name="T36">[22] </text:span><text:a xlink:type="simple" xlink:href="https://www.baeldung.com/servlet-session-timeout" text:style-name="Internet_20_link" text:visited-style-name="Visited_20_Internet_20_Link"><text:span text:style-name="T3">https://www.baeldung.com/servlet-session-timeou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Proxima Nova Soft" svg:font-family="'Proxima Nova Soft', 'Helvetica Neue', sans-serif"/>
    <style:font-face style:name="Ubuntu" svg:font-family="Ubuntu, sans-serif"/>
    <style:font-face style:name="dejavu serif" svg:font-family="'dejavu serif', Georgia, 'times new roman', Times, serif"/>
    <style:font-face style:name="inherit" svg:font-family="inherit"/>
    <style:font-face style:name="source code pro" svg:font-family="'source code pro', consolas, 'bitstream vera sans mono', 'courier new', Courier, monospace"/>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20:22:48.708251280</meta:creation-date>
    <dc:date>2020-02-03T03:09:01.564317548</dc:date>
    <meta:editing-duration>P1DT5H57M32S</meta:editing-duration>
    <meta:editing-cycles>88</meta:editing-cycles>
    <meta:generator>LibreOffice/6.0.7.3$Linux_X86_64 LibreOffice_project/00m0$Build-3</meta:generator>
    <meta:document-statistic meta:table-count="0" meta:image-count="0" meta:object-count="0" meta:page-count="23" meta:paragraph-count="456" meta:word-count="5580" meta:character-count="47653" meta:non-whitespace-character-count="41183"/>
  </office:meta>
</office:document-meta>
</file>